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dineKirnberg-Script" svg:font-family="AdineKirnberg-Script"/>
    <style:font-face style:name="Heiti TC Light" svg:font-family="Heiti TC Light"/>
    <style:font-face style:name="LiHei Pro" svg:font-family="LiHei Pro"/>
    <style:font-face style:name="LiSong Pro Light" svg:font-family="LiSong Pro Light"/>
    <style:font-face style:name="Lucida Grande" svg:font-family="Lucida Grande"/>
    <style:font-face style:name="PingFang TC" svg:font-family="PingFang TC"/>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paragraph-properties style:line-height-at-least="0.2361in"/>
      <style:text-properties style:font-name="PingFang TC" fo:font-size="12.0pt" fo:color="#000000" fo:background-color="#868686"/>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P4" style:family="paragraph" style:parent-style-name="Standard">
      <style:paragraph-properties fo:margin-bottom="0.1667in" style:line-height-at-least="0.2361in"/>
      <style:text-properties style:font-name="PingFang TC" fo:font-size="12.0pt" fo:color="#000000" fo:background-color="#e0e0e0"/>
    </style:style>
    <style:style style:name="P5" style:family="paragraph" style:parent-style-name="Standard">
      <style:text-properties style:font-name="Heiti TC Light" fo:font-size="12.0pt" fo:background-color="#868686"/>
    </style:style>
    <style:style style:name="P6" style:family="paragraph" style:parent-style-name="Standard">
      <style:paragraph-properties fo:margin-bottom="0.1667in"/>
      <style:text-properties style:font-name="Heiti TC Light" fo:font-size="12.0pt" fo:background-color="#ececec"/>
    </style:style>
    <style:style style:name="P7" style:family="paragraph" style:parent-style-name="Standard">
      <style:paragraph-properties fo:margin-bottom="0.1667in"/>
      <style:text-properties style:font-name="Heiti TC Light" fo:font-size="12.0pt" fo:background-color="#e0e0e0"/>
    </style:style>
    <style:style style:name="P8" style:family="paragraph" style:parent-style-name="Standard">
      <style:paragraph-properties style:line-height-at-least="0.2361in"/>
      <style:text-properties style:font-name="Times" fo:font-size="12.0pt" fo:color="#000000" fo:background-color="#868686"/>
    </style:style>
    <style:style style:name="P9" style:family="paragraph" style:parent-style-name="Standard">
      <style:paragraph-properties fo:margin-bottom="0.1667in" style:line-height-at-least="0.2361in"/>
      <style:text-properties style:font-name="LiSong Pro Light" fo:font-size="12.0pt" fo:color="#000000" fo:background-color="#ececec"/>
    </style:style>
    <style:style style:name="P10" style:family="paragraph" style:parent-style-name="Standard">
      <style:paragraph-properties fo:margin-bottom="0.1667in" style:line-height-at-least="0.2361in"/>
      <style:text-properties style:font-name="LiSong Pro Light" fo:font-size="12.0pt" fo:color="#000000" fo:background-color="#e0e0e0"/>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4" style:family="text">
      <style:text-properties style:font-name="Times" fo:font-style="italic" fo:font-style-asian="italic" fo:font-style-complex="italic" fo:letter-spacing="0.0000in"/>
    </style:style>
    <style:style style:name="T5" style:family="text">
      <style:text-properties fo:color="#052726"/>
    </style:style>
    <style:style style:name="T6" style:family="text">
      <style:text-properties style:font-name="Lucida Grande"/>
    </style:style>
    <style:style style:name="T7" style:family="text">
      <style:text-properties style:font-name="AdineKirnberg-Script"/>
    </style:style>
    <style:style style:name="T8" style:family="text">
      <style:text-properties style:font-name="LiSong Pro Light" fo:letter-spacing="0.0000in"/>
    </style:style>
    <style:style style:name="T9" style:family="text">
      <style:text-properties style:font-name="Times" fo:letter-spacing="0.0000in"/>
    </style:style>
    <style:style style:name="TableColumn1" style:family="table-column">
      <style:table-column-properties style:column-width="3.4625in" style:rel-column-width="32767*"/>
    </style:style>
  </office:automatic-styles>
  <office:body>
    <office:text>
      <text:p text:style-name="P1"/>
      <text:p text:style-name="P2"><text:span text:style-name="T1">陳真   |  2020.01.08 19:45   |   </text:span><text:a xlink:type="simple" xlink:href="http://palinfo.habago.org/Entry?Command=Information_PrintForum&amp;iPage=1#FORUM38380"><text:span text:style-name="T2">#</text:span></text:a></text:p>
      <text:p text:style-name="P3"><text:span text:style-name="T1">卡韓政變 (228)：投給自己</text:span><text:span text:style-name="T3"><text:line-break/><text:line-break/></text:span><text:span text:style-name="T1">陳真 2020. 01. 08. </text:span><text:span text:style-name="T3"><text:line-break/><text:line-break/><text:line-break/></text:span><text:span text:style-name="T1">剪貼我自己的幾篇舊文節錄，還有一篇是今天的聯合報社論，裏頭有句話這麼說：「對照廿年前後的朝野變化：民進黨如今因集大權於一身，所以能一次動用一、二千台遊覽車運送群眾前往造勢會場；反觀黨產被凍結的國民黨，無力雇遊覽車動員，韓國瑜卻能喚起動輒數十萬人主動集結，宛如早年黨外時代的群眾盛況。藍綠的變身景象，耐人尋味。」</text:span><text:span text:style-name="T3"><text:line-break/><text:line-break/></text:span><text:span text:style-name="T1">我們應當明白：投票從來都不是投給誰，而是投給自己，投給生活，投給一種希望，投給一種關乎善惡美醜的好惡與判斷；讓政治變成我們的生活，我們的前途依靠，而不是他們的權位掠奪與金錢遊戲。</text:span><text:span text:style-name="T3"><text:line-break/><text:line-break/></text:span><text:span text:style-name="T1">在我自己的評價裏，"黨外" 已經消失整整30年，打從1990年開始，政治就開始遭到卑鄙的利用與剽竊，成為政客及其走狗文人的斂財奪權工具；直到30年後的今天，"黨外" 似乎才又捲土重來。</text:span><text:span text:style-name="T3"><text:line-break/><text:line-break/></text:span><text:span text:style-name="T1">====================</text:span><text:span text:style-name="T3"><text:line-break/><text:line-break/></text:span><text:span text:style-name="T1">卡韓政變 (79)： 二次黨外</text:span><text:span text:style-name="T3"><text:line-break/><text:line-break/></text:span><text:span text:style-name="T1">陳真 2019. 06. 11.</text:span><text:span text:style-name="T3"><text:line-break/><text:line-break/></text:span><text:span text:style-name="T1">一個人的語言、神情、氣質與態度，不是穿在身上的衣服，而是一種皮膚、血肉，一種屬於某個生命的氣味。因此，一個人如何，他的言語必如何，就算你硬要模彷硬要裝，也模彷不來。虎有虎的味道，狗有狗的氣息，語言不同，生活不同，品味不同，食物不同，因此無須模彷，因為畫虎根本不會成，只會反類犬。</text:span><text:span text:style-name="T3"><text:line-break/><text:line-break/></text:span><text:span text:style-name="T1">狼披上一張羊皮，並不會因此就變成一頭羊；牠的語言、品味及一切種種，都會毫無保留地透露牠的真實生命。因此，我們最好就乖乖做自己，是什麼物種，就做那物種的事，不要模彷，不要假裝，因為你不可能撐得起一種跟你不同的 "語言" 與氣質。</text:span><text:span text:style-name="T3"><text:line-break/><text:line-break/></text:span><text:span text:style-name="T1">很多政客，一如郭台銘及柯文哲，不管怎麼模彷或裝蒜，假憨厚，假親民，假樸素，假單純，假裝有理想，假裝關心弱勢，假裝關心這個關心那個，全屬詐欺，只會讓人感到更加噁心與厭惡。因為他們明明就根本不是那樣的人，越裝只會讓人越反感。</text:span><text:span text:style-name="T3"><text:line-break/><text:line-break/></text:span><text:span text:style-name="T1">韓國瑜之所以能打動人心，就是因為他不造作、不假裝，他講他心裏的話，自然就能動人。即便他成為過街老鼠，我還是一樣仰慕這樣一個人，因為我清楚知道他言語由衷，充滿情感厚度與思想深度；而且，他是懂我的。"我" 是誰呢？我就是一般人，普通人，日夜操勞，生活艱辛。而那樣一種理解上的深度與情感厚度，也許就來自於他本質上也就是那樣一個人。</text:span><text:span text:style-name="T3"><text:line-break/><text:line-break/></text:span><text:span text:style-name="T1">不管順逆，人不會變，但好人總會在順逆之中學會推己及人，形成理解之心與思想深度。如果韓國瑜是草包，那麼，草包肯定就是一種讚詞。沈從文總說自己是鄉下人。鄉下人是什麼？就是菁英們口中的土包子。沈從文說，"都會男女總是長得一個樣，鄉下人卻各有樣貌"。土包子缺乏修飾，但他的生命經驗並不輕薄。</text:span><text:span text:style-name="T3"><text:line-break/><text:line-break/></text:span><text:span text:style-name="T1">我看過高山，飄過大海，越過坎坷山谷，走過千萬里路，讀過萬卷書，曾經三餐不繼，曾經一擲千金，到頭來我發現，自己身上鄉下人的氣質始終揮之不去。一個人之所以會喜歡另一個人，總是有著某種說不上來的原因。</text:span><text:span text:style-name="T3"><text:line-break/><text:line-break/></text:span><text:span text:style-name="T1">杜斯妥也夫斯基自己也是土包子，因此從小對土包子、對苦人特別懷有感情。在 "Winter Notes on Summer Impressions" 中他曾感嘆，那些 "歐化" 的俄國菁英們和土包子之間卻有著一種 "斷裂"；這道裂痕如此之深， "菁英對於普通人及其生存法則，充滿前所未見的極度傲慢與蔑視"，以致於種種理想到頭來只是一場空。</text:span><text:span text:style-name="T3"><text:line-break/><text:line-break/></text:span><text:span text:style-name="T1">韓流，無疑就是土包子的集結歸隊，如此熟悉，宛如昨日。某個意義上來說，它其實就是二次黨外。第一次失敗了，被一群擅於表演的綠色生物割了舌頭，剽竊了話語，造就一群貪得無饜的豺狼虎豹。第二次會不會成功我不知道，但我相信它不會消失。沒有人能消滅土包子，因為土包子才是一切社會、每一塊土地的主人。有一天，我們會奪回自己的話語，掌握做為主人應有的權柄。</text:span><text:span text:style-name="T3"><text:line-break/><text:line-break/></text:span><text:span text:style-name="T1">==================</text:span><text:span text:style-name="T3"><text:line-break/><text:line-break/></text:span><text:span text:style-name="T1">卡韓政變 (92)：歷史竟如此相似 (節錄)</text:span><text:span text:style-name="T3"><text:line-break/><text:line-break/></text:span><text:span text:style-name="T1">陳真 2019. 06. 23.</text:span><text:span text:style-name="T3"><text:line-break/><text:line-break/><text:line-break/></text:span><text:span text:style-name="T1">國民黨也有好人，例如胡志強。他說，"韓國瑜的造勢活動，都是民眾自動自發，來自民間的力量，不是靠人為操作發動，這是台灣政治上從來沒有的現象。"</text:span><text:span text:style-name="T3"><text:line-break/><text:line-break/></text:span><text:span text:style-name="T1">這話其實只講對前半段。韓流來自民間，不是政治動員，但它並非空前，並非政治上前所未見。事實上，黨外時期的群眾集會就是這樣，動輒人山人海，根本不須動員。</text:span><text:span text:style-name="T3"><text:line-break/><text:line-break/></text:span><text:span text:style-name="T1">比方說大約 1988 年左右，我只是一個大學生，曾在高雄勞工公園，一毛錢也沒花，就只是借來麥克風和擴音器，舉辦了一場要求國會全面改選的群眾聚會 (那應該是台灣的大學生在在解嚴前後所舉辦的唯二兩場群眾運動，另一場也是我辦的，關於兒童福利遊行)，事前短短兩天的公告，現場竟然來了三千多人。記得隔天報上標題寫著 "三千群眾，如癡如醉"。</text:span><text:span text:style-name="T3"><text:line-break/><text:line-break/></text:span><text:span text:style-name="T1">(順便插播一下：我還記得那一天，台北來了十幾名嘴裏叼著洋煙、講話流裏流氣、裝模作樣、滿口理想與理論的學生，自稱是 "搞學運的"，說特別南下前來高雄觀摩，想與我私下一談。活動結束後，我就請他們到附近一家賣木瓜牛奶的商店聚會。我遞給他們一張白紙，請他們一一留下姓名和連絡方法。都已經超過三十年了，這名單我還留著，名單上的每個人幾乎都當了很大很大的官，其中叼著洋煙、帶頭的那一位，屬人渣等級，卻始終以所謂理想主義知識份子的形象出現，現在就正在人渣黨的檯面上呼風喚雨。)</text:span><text:span text:style-name="T3"><text:line-break/><text:line-break/></text:span><text:span text:style-name="T1">其實我根本不會演講，講話乏味呆板，連抑揚頓挫也沒有。但我記得，在幾次黨外群眾集會上，我赫然看見演講台下許多群眾因為我的演講而痛哭流涕，並不是因為我很會講話，而是因為我說中人們心裏的痛苦與希望。有時路過或受邀至群眾集會場合，光是要走到講台前就要走很久，因為一堆人會圍著你，想要跟你說話、握手。但我知道，人們支持的並不是某個人，而是那個人所訴說的一種希望。</text:span><text:span text:style-name="T3"><text:line-break/><text:line-break/></text:span><text:span text:style-name="T1">後來，這種自發性的民間力量慢慢冷卻了，消失了，也就是說 "黨外" 不見了，為什麼呢？因為人們一切努力與犧牲的成果，全部被極少數人所收割與轉化，轉換成一種個人資源，藉以謀取權位，吃香喝辣，光環加身，前途輝煌，財源滾滾；透過媒體操弄，把一堆貪婪之徒與投機份子，刻意塑造成什麼明星或領袖；人們的滿懷希望逐一落空，成為一場騙局與笑話。</text:span><text:span text:style-name="T3"><text:line-break/><text:line-break/></text:span><text:span text:style-name="T1">於是，從大約九零年代初期開始，你就慢慢再也聽不到黨外之聲、看不到黨外群眾了。當然，選舉時依然人聲鼎沸，群眾聚集，但是那個都是透過政黨與媒體強力動員而來，毫無自發性可言。韓流卻完全不同，它居然是由群眾自發自動想要推出一位屬於 "自己" 的候選人，想把政治變成 "我也理當有一份" 的眾人志業，而不再只是權貴菁英們的個人閉門遊戲。(餘略)</text:span><text:span text:style-name="T3"><text:line-break/><text:line-break/></text:span><text:span text:style-name="T1">=================</text:span><text:span text:style-name="T3"><text:line-break/><text:line-break/></text:span><text:span text:style-name="T1">卡韓政變 (194)：衝組不死，庶民長存 (節錄)</text:span><text:span text:style-name="T3"><text:line-break/><text:line-break/></text:span><text:span text:style-name="T1">陳真 2019.11.13.</text:span><text:span text:style-name="T3"><text:line-break/><text:line-break/><text:line-break/></text:span><text:span text:style-name="T1">「衝組」就是類似現在的韓粉，韓家軍，差別只是在於過去的衝組通常就是街頭上被打被抓、但平常在媒體上同樣是不斷被抹黑被羞辱被嘲弄與醜化的對象，但他們依舊奮不顧身，故謂之「衝組」。</text:span><text:span text:style-name="T3"><text:line-break/><text:line-break/></text:span><text:span text:style-name="T1">我的黨外夥伴們幾乎都是衝組，愛恨分明，充滿熱情，但也因此很容易被政客所操弄及利用。我們負責衝撞，負責受傷，負責前途不保，負責家破人亡，而人渣政客們則是負責收割，負責撈錢，負責吃香喝辣，負責環肥燕瘦夜夜笙歌，負責爭權位搶資源。(中略)</text:span><text:span text:style-name="T3"><text:line-break/><text:line-break/></text:span><text:span text:style-name="T1">這樣一種草根力量，依我看，恐怕才是影響島內政治走向的一個主要力量 (外部力量當然還是美國說了算)，畢竟引領政治的，不會是政治權位本身，而是它背後的力量與堅持、價值與思維。</text:span><text:span text:style-name="T3"><text:line-break/><text:line-break/></text:span><text:span text:style-name="T1">它的頭一次集結就是所謂「黨外」，反貪腐，反酬庸，反分贓，反東廠，反軍購，反權貴，反剝削，要求社會安全與福利，要求重視弱勢群體，重視人民的實質生活、尊嚴與自由。也正因為如此，衝組的主體當然就是農漁工，因為他們往往是不良政治的第一線犧牲者。</text:span><text:span text:style-name="T3"><text:line-break/><text:line-break/></text:span><text:span text:style-name="T1">這回是第二次集結，我稱它是二次黨外是有點道理的，只是說來話長。</text:span><text:span text:style-name="T3"><text:line-break/><text:line-break/></text:span><text:span text:style-name="T1">我不認為它會消失，即便韓國瑜落選，它也不會消失。為什麼呢？因為人永遠都不可能放棄那最基本的希望。個人有可能絕望，但群體不會，因為人們所要求的，並不是什麼高遠抽象的特殊理念或理想，而僅僅只是要求政治之所以值得存在的基本功能。一旦這些基本要求遭到背叛，人民就會再度集結；其中較為熱情投入者，就是過去所謂的衝組。</text:span><text:span text:style-name="T3"><text:line-break/><text:line-break/></text:span><text:span text:style-name="T1">正面 (positive) 陳述不好說清楚一個東西的意義，但是負面陳述卻很容易反駁。簡單說我想說的：</text:span><text:span text:style-name="T3"><text:line-break/><text:line-break/></text:span><text:span text:style-name="T1">矮化、醜化或鄙視、敵視這股力量是很荒唐、扭曲且外行的。菁英們往往很喜歡用所謂「魯蛇」(類似草包) 去理解與評價這樣一些人事物，彷彿他們是一種需要「憐憫與關注」的什麼「失敗者」，彷彿大家投入政治就得撈上一點功名權位才具有政治意義、才算是個「成功者」似的。這樣一種理解方式真是非常詭異、扭曲、病態且低俗，那就好像說甘地及其不合作運動是魯蛇一樣荒唐。</text:span><text:span text:style-name="T3"><text:line-break/><text:line-break/></text:span><text:span text:style-name="T1">我的意思是說：它所成就的不是一些個人職位，而是整個政治的走向、內涵與堅持。往後不管怎麼改朝換代，不管兩岸分合，它都不會消失。一時的壓抑與操弄有可能，但它始終長存。我很不想用所謂「民意」這類充滿特定政治意涵的空洞辭彙，也許你可以說它是一種民心，而「衝組」或當今所謂「庶民」，就是這股力量的主體。</text:span><text:span text:style-name="T3"><text:line-break/><text:line-break/></text:span><text:span text:style-name="T1">對岸共產黨之所以深得民心，恰恰就是因為他履行了政治之所以值得存在的基本承諾。</text:span><text:span text:style-name="T3"><text:line-break/><text:line-break/></text:span><text:span text:style-name="T1">==================</text:span><text:span text:style-name="T3"><text:line-break/><text:line-break/></text:span><text:span text:style-name="T1">運將講評：廿年前國民黨，今日民進黨</text:span><text:span text:style-name="T3"><text:line-break/><text:line-break/><text:line-break/></text:span><text:span text:style-name="T1">聯合報 社論</text:span><text:span text:style-name="T3"><text:line-break/><text:line-break/></text:span><text:span text:style-name="T1">2020年1月8日 </text:span><text:span text:style-name="T3"><text:line-break/><text:line-break/></text:span><text:span text:style-name="T1">蔡英文到台南造勢，有民眾開直播，在現場訪問載著動員民眾而來的遊覽車司機。一名司機開罵，蔡英文「假會」搞一例一休，讓他負債至今還不完。另一名運將則稱，馬政府時代一塊遊覽車車牌值五十萬到八十萬元之間，現在一塊車牌只剩五萬元。後者作出一個頗經典的總結說：今天的民進黨，就像廿年前的國民黨。</text:span><text:span text:style-name="T3"><text:line-break/><text:line-break/></text:span><text:span text:style-name="T1">如果要聽庶民的聲音，這幾個運將的說法應很能反映基層的心聲。他們身在綠營造勢的場合，也正因為蔡英文來才有如此大規模的動員，他們才有這趟生意可做，但他們毫不掩飾地說出自己的不滿。他們也知道自己正面對網路直播，甚至有人從旁半打趣地提醒這些發言可能引起「特偵組來抓」，他們仍侃侃評論。</text:span><text:span text:style-name="T3"><text:line-break/><text:line-break/></text:span><text:span text:style-name="T1">所謂「廿年前國民黨，今日民進黨」，表面的意思是說：廿年前的選舉，國民黨才需要用遊覽車動員群眾，用歌舞表演來吸引民眾，但許多人領完便當就離開，不顧台上造勢活動未了。而今，需要用遊覽車載運民眾到場的造勢活動，卻變成了民進黨，因為已無法吸引支持者主動現身；反而是韓國瑜的造勢場子，群眾的表現更為熱情。</text:span><text:span text:style-name="T3"><text:line-break/><text:line-break/></text:span><text:span text:style-name="T1">身為遊覽車司機，這幾位運將敏銳察覺到政治氣候的翻轉，卅年河東，卅年河西，現在輪到民進黨要靠遊覽車動員並發放便當，才叫得動人參加。</text:span><text:span text:style-name="T3"><text:line-break/><text:line-break/></text:span><text:span text:style-name="T1">事實上，所謂「廿年前國民黨，今日民進黨」還有更深一層的意義：當年的國民黨顢頇、頑固且威權，對於民間疾苦和社會意向缺乏感受，一意孤行；最後，終因疏遠民心而失去政權。而今天的民進黨，就如廿年前的國民黨一樣，正在向後倒退，卻毫無自覺。這幾個運將原本是民進黨的支持者，但過了三年苦日子後，這回有人改變心意，決定「不要被騙兩次」。</text:span><text:span text:style-name="T3"><text:line-break/><text:line-break/></text:span><text:span text:style-name="T1">遊覽車司機對蔡政府的不滿，除了《勞基法》一例一休的規定，當然還包括兩岸關係的惡化，導致陸客銳減，影響他們的生計。這樣的感受，恐怕也普遍存在於觀光民宿產業，乃至傳統製造業、中小企業及攤商。蔡政府這次選戰打出的是「護主權」的招牌，雖然吸引了不少年輕族群的支持；但對一般要負擔家計的升斗小民而言，這卻讓他們陷入無法「顧腹肚」的困境。這個問題，從前年九合一選舉之後，仍然未受到蔡政府正視。</text:span><text:span text:style-name="T3"><text:line-break/><text:line-break/></text:span><text:span text:style-name="T1">蔡政府利用香港反送中運動，打出「今日香港，明日台灣」的口號，其實是比喻不倫。有趣的是，這名運將說出「廿年前國民黨，今日民進黨」的名言，有意無意地模仿了這個句法，卻一針見血地戳破了民進黨「攏在騙」的事實。</text:span><text:span text:style-name="T3"><text:line-break/><text:line-break/></text:span><text:span text:style-name="T1">對照廿年前後的朝野變化：民進黨如今因集大權於一身，所以能一次動用一、二千台遊覽車運送群眾前往造勢會場；反觀黨產被凍結的國民黨，無力雇遊覽車動員，但韓國瑜卻能喚起動輒數十萬人主動集結，宛如早年「黨外」時代的群眾盛況。藍綠的「變身」景象，耐人尋味。</text:span><text:span text:style-name="T3"><text:line-break/><text:line-break/></text:span><text:span text:style-name="T1">不僅如此，近幾年民進黨的墮落及倒退，還包括了不少其他面向。例如：當年主張「黨政分離」，要求官員保持「中立」；如今卻到處安插派系肥貓，把國家當成政黨來用。當年反對專政威權，如今總統卻四處插手下令，無視五權分立。</text:span><text:span text:style-name="T3"><text:line-break/><text:line-break/></text:span><text:span text:style-name="T1">當年聲嘶力竭主張「黨政軍退出媒體」、「黨政軍退出校園」，現在卻把手伸進媒體和校園，甚至把學生會當成綠營側翼打手。當年追求「言論自由」，指責《違警罰法》是惡法；如今卻任意告發人民的網路轉貼，不能容忍人們評論政策，動輒以《社會秩序維護法》伺候。</text:span><text:span text:style-name="T3"><text:line-break/><text:line-break/></text:span><text:span text:style-name="T1">遊覽車司機隨口一句「廿年前國民黨，今日民進黨」，不僅道出基層的民怨，道出藍綠錯位的迷幻，更道出台灣政治經濟向後倒退的事實。自我感覺良好的民進黨，看看運將怎麼品評你們吧！</text:span></text:p>
      <text:p text:style-name="P2"><text:span text:style-name="T1">陳真   |  2020.01.08 17:21   |   </text:span><text:a xlink:type="simple" xlink:href="http://palinfo.habago.org/Entry?Command=Information_PrintForum&amp;iPage=1#FORUM38379"><text:span text:style-name="T2">#</text:span></text:a></text:p>
      <text:p text:style-name="P4"><text:span text:style-name="T1">書楷，</text:span><text:span text:style-name="T3"><text:line-break/><text:line-break/></text:span><text:span text:style-name="T1">你的問題可能有點籠統。</text:span><text:span text:style-name="T3"><text:line-break/><text:line-break/></text:span><text:span text:style-name="T1">任何一件事隨著不同的問題架構，當然會有無數的可能性，因此，你得先說出自己的看法，然後別人才知道你是要問什麼。</text:span><text:span text:style-name="T3"><text:line-break/><text:line-break/></text:span><text:span text:style-name="T1">===============</text:span><text:span text:style-name="T3"><text:line-break/><text:line-break/></text:span><text:span text:style-name="T1">從輔，</text:span><text:span text:style-name="T3"><text:line-break/><text:line-break/></text:span><text:span text:style-name="T1">倘若韓勝選，我認為綠營選輸不認帳、不願交出政權的可能性 "目前看來" 很低。為什麼呢？因為如果有此盤算，現在就會開始放風聲。但是，和和氣氣交接、然後順順利利讓韓好好執政的可能性似乎也一樣不高。</text:span><text:span text:style-name="T3"><text:line-break/><text:line-break/></text:span><text:span text:style-name="T1">韓若選輸便罷，倘若勝選，我比較擔心的是：是不是又要像馬英九那樣開始講一些什麼 "愛與包容" 或 "超越藍綠"、當什麼 "全民總統"、"尊重少數人" 的傻話？是不是又要開始討好綠營？是不是面對邪惡勢力和造謠媒體與網軍又要開始退縮讓步？不敢辦人，不敢抓貪官，任由肥貓到處跑，任由貪官橫行，任由謠言四散，任由違法亂紀的暴亂發生。</text:span><text:span text:style-name="T3"><text:line-break/><text:line-break/></text:span><text:span text:style-name="T1">我以前很納悶，馬英九當年席捲全台，國會更有三分之二的壓倒性席位，結果卻被綠營一小撮立委整天壓著打。我更納悶，為何他要任用這樣那樣一些綠色官員？後來才慢慢明白，原來總統不是馬英九，而是 AIT。</text:span><text:span text:style-name="T3"><text:line-break/><text:line-break/></text:span><text:span text:style-name="T1">如果藍綠可以超越，那何必選舉？雙方直接猜拳決定勝負不就好了？如果藍綠可以包容，黑白難道也要一併包容？</text:span><text:span text:style-name="T3"><text:line-break/><text:line-break/></text:span><text:span text:style-name="T1">韓國瑜現在講得很硬，彷彿他之當選，貪官污吏將會嚇得屁滾尿流，一副包青天的模樣，但選後還能這麼硬嗎？我是存疑的。因為他當初當選高雄市長時，居然說 "興利99分，除弊1分"，還說"經濟100分，政治0分"。這些全是傻話，若非言不由衷，就是政治判斷力有問題。沒有政治，哪來經濟？不大力除弊，如何興利？</text:span><text:span text:style-name="T3"><text:line-break/><text:line-break/></text:span><text:span text:style-name="T1">韓倘若當選，上任後就應該毫不客氣地開鍘貪官，清除肥貓，揭弊打貪，一個都別放過；而且，跟大陸該怎麼樣就怎麼樣，該簽什麼協議就簽，該往來就往來；如果有腦殘起來作亂哭爸哭母，就依法查辦，把暴民及違法者統統繩之以法，貫徹法治精神；去中國化教材該改就改，該廢就廢；造謠媒體該辦就辦，該罰就罰；對大財團之污染環境每天大賺黑心錢，更是不應該有一絲容忍。總之就是要硬起來，最好能有人渣黨打擊異己的"魄力" 的百分之一就很不錯了。</text:span><text:span text:style-name="T3"><text:line-break/><text:line-break/></text:span><text:span text:style-name="T1">用人要看人品，看思想，綠色生物及品性不端者不要用，別說什麼用人唯才，光才不夠，才之外還要有德，有正確思想。</text:span><text:span text:style-name="T3"><text:line-break/><text:line-break/></text:span><text:span text:style-name="T1">所謂溫良恭儉讓是不對的。李光耀、習近平、陳定南才是政治家的典範。他們有個特徵就是當仁不讓，對的事就會幹到底，不會輕易妥協。</text:span></text:p>
      <text:p text:style-name="P2"><text:span text:style-name="T1">孫從輔   |  2020.01.08 15:37   |   </text:span><text:a xlink:type="simple" xlink:href="http://palinfo.habago.org/Entry?Command=Information_PrintForum&amp;iPage=1#FORUM38378"><text:span text:style-name="T2">#</text:span></text:a></text:p>
      <text:p text:style-name="P3"><text:span text:style-name="T1">看了雷倩女士最新訪談中對反滲透法的分析，不寒而慄。她警告一種可能性，即反滲透法是蔡為了選輸後翻盤而做的法理準備。韓當選後，蔡可以中共滲透為由，提起選舉無效、當選無效之訴(我想到那誇張的民調，剛好用來當藉口)，發動群眾上街，尋求美國支持，拒絕政權交接……我不敢再想下去了。這是真正的危急存亡之秋，希望韓陣營一定要有所準備!</text:span><text:span text:style-name="T3"><text:line-break/><text:line-break/></text:span><text:span text:style-name="T1">訪談在這，整段都值得看，而從</text:span><text:a xlink:type="simple" xlink:href="https://www.youtube.com/watch?v=qJ5Qg8U8cQg&amp;t=662s"><text:span text:style-name="T1">11:02</text:span></text:a><text:span text:style-name="T1">開始談到那最可怕的可能性。</text:span><text:span text:style-name="T3"><text:line-break/><text:line-break/></text:span><text:a xlink:type="simple" xlink:href="https://www.youtube.com/watch?v=qJ5Qg8U8cQg"><text:span text:style-name="T4">https://www.youtube.com/watch?v=qJ5Qg8U8cQg</text:span></text:a><text:span text:style-name="T3"><text:line-break/><text:line-break/></text:span></text:p>
      <text:p text:style-name="P5">林書楷   |  2020.01.08 09:03   |   <text:a xlink:type="simple" xlink:href="http://palinfo.habago.org/Entry?Command=Information_PrintForum&amp;iPage=1#FORUM38377"><text:span text:style-name="T5">#</text:span></text:a></text:p>
      <text:p text:style-name="P6">這篇「國家利益」的報導在臉書上不少轉載，我Google search Tsai Ing-wen三個字時排第二，在Wikipedia 下面。 <text:line-break/>Taiwan Must Not Give Tsai Ing-wen Four More Years <text:line-break/><text:a xlink:type="simple" xlink:href="https://nationalinterest.org/feature/taiwan-must-not-give-tsai-ing-wen-four-more-years-110576">https://nationalinterest.org/feature/taiwan-must-not-give-tsai-ing-wen-four-more-years-110576</text:a><text:s/><text:line-break/><text:line-break/>老美剛捅了馬蜂窩、刺殺了伊朗的政要，Google 又把這篇放在這麼前面，不曉得各位怎麼看？</text:p>
      <text:p text:style-name="P5">陳真   |  2020.01.08 02:36   |   <text:a xlink:type="simple" xlink:href="http://palinfo.habago.org/Entry?Command=Information_PrintForum&amp;iPage=1#FORUM38376"><text:span text:style-name="T5">#</text:span></text:a></text:p>
      <text:p text:style-name="P6">卡韓政變 (227)：史無前例的詭異選舉 <text:line-break/><text:line-break/>陳真 2020. 1. 8. <text:line-break/><text:line-break/><text:line-break/>除了319兩顆子彈事件造成翻盤之外，以前每一次總統選舉根本不用分析預測，勝負當下立判。就連2000年阿扁勝選那一次，我也事先認為阿扁會贏，即便我當時人在英國。 <text:line-break/><text:line-break/>原因很簡單，藍營當時出來兩組實力相近的人馬分散票源，加上李登輝表面是藍，其實是綠到爆，再加上李登輝抖出興票案，看得出來，李登輝的接班人是阿扁不是連戰，而美國主子顯然也不反對。 <text:line-break/><text:line-break/>另外還有個原因是2000年那時，我只要罵阿扁是天下第一大壞蛋，或是罵李遠哲的投機無良性格，我的信箱馬上就會遭受猛烈轟炸，各方謾罵不斷，威力強大。種種跡象都指向阿扁即將勝選。 <text:line-break/><text:line-break/>但是，韓國瑜這一次，我確實沒有把握，只能瞎猜，大家千萬別當一回事。有把握的事，我就會說有把握。純屬瞎猜，就是純屬瞎猜。 <text:line-break/><text:line-break/>一方面，只要是美國公開反對的人選，在這島上理應毫無勝算。但是，另一方面，你卻又很難想像如果像韓國瑜這樣一個如此強烈得民心的候選人都還無法壓倒性地大獲全勝，那不是完全違反常識與基本經驗事實嗎？ <text:line-break/><text:line-break/>就連綠油油的醫界也一樣充滿韓粉。雖然菁英們通常很窩囊，不敢公開表態，但我偷偷告訴各位，醫界這回也同樣大幅倒戈，倒向韓國瑜。 <text:line-break/><text:line-break/>雖說校園與年輕人大多神智不清，全是英粉。但是，就算是個腦殘，難道至今看抹黑爛戲還看不膩？還沒法清醒？每天看韓國瑜被抹黑被造謠被扭曲被羞辱，成千上萬根本數不清的醜化與妖魔化，這樣子每天看，看了一整年，請問有沒有哪一點抹黑是事實？一個也沒有。 <text:line-break/><text:line-break/>而且，抹黑到根本找不到任何可以造謠的題材了，於是連抱嬰兒也能亂黑一通，連看女生美腿的童年玩笑，居然也能黑。媽的，一個國中生當年上課欣賞前座女生小腿居然也能成為一種道德缺陷？媽的，小腿有啥好看？我都是直接看大腿和大腿以上。 <text:line-break/><text:line-break/>就算是個腦殘，這下也該醒了吧？所謂 "打鐵仍須自身硬"，韓國瑜要是身家、人格有哪一點不清白，老早被五花大綁、繩之以法了不是嗎？就是因為根本找不到韓的黑資料，才會拼命黑了一整年卻越黑越無厘頭。就算是個腦殘，一大半人也該醒了吧？ <text:line-break/><text:line-break/>至於綠營罄竹難書的貪污舞弊以及種種無法無天、駭人聽聞的黑心行徑，再怎麼腦殘也該醒了吧？怎麼會有人去支持這樣一個無惡不作、貪污腐敗、好話說盡壞事做絕的人渣黨及其一堆側翼尾巴黨？ <text:line-break/><text:line-break/>我的意思是說，我實在看不出來綠營獲勝的一絲絲可能性。實際生活經驗所顯現的，幾乎完全就是對於這個人渣黨的深惡痛絕，特別是那些過去綠營的基層支持者，更是個個幹聲連天，一講起民進黨就罵爹罵娘，不共戴天。 <text:line-break/><text:line-break/>我去菜市場買菜，就連賣水果的年輕媽媽，看到我的手機貼著挺韓的貼紙，馬上多塞給我好幾顆蕃茄和芭樂，大聲說："咱同國的，自己人，我不賺你的錢"。 <text:line-break/><text:line-break/>還有，綠營在台南造勢。台南是全台灣最綠、綠到出汁的地方，但是你看，那種冷清的現場，真是我見猶憐，熱度完全就是降到冰點，里民大會都比它熱烈許多。難道你能想像這樣一個選民對之完全冷感的候選人會當選？ <text:line-break/><text:line-break/>可是，如果各種經驗證據如此充份，為何我還是不敢對勝負下定論？原因有幾： <text:line-break/><text:line-break/>一，美國公開反對韓國瑜：美國影響力之巨大，幾乎可以決定島內一切事務。 <text:line-break/><text:line-break/>二，民調：民調雖可操弄，但再怎麼操弄也不應該落差如此巨大，因此，它或許仍有一部份可信度；也就是說，從民調本身來看，根本不可能得出韓將獲勝或大獲全勝的結論。 <text:line-break/><text:line-break/>三，奧步尚未出盡：人渣黨感人之處往往就是在於未到最後關頭，絕不死心，他一定又會有什麼奧步。 <text:line-break/><text:line-break/>去年的奧步，事先也根本沒有人想到，天底下居然有一邊投票一邊開票這種事，而且長達好幾個小時；臨時把綠營候選人的票灌給綠營側翼柯文哲。 <text:line-break/><text:line-break/>四，神秘因素：例如作票。 <text:line-break/><text:line-break/>過去黨外人士經常如此告誡選民：絕不能有 "穩贏" 的錯誤心態。想要贏就一定要贏很多很多很多很多，多到讓掌握權勢者再怎麼上下其手都無法翻轉勝負結果。 <text:line-break/><text:line-break/>也就是說，你要有一種心理準備就是你必須要有一部份選票會被神祕地做掉，包括廢票之認定不公等等等。 <text:line-break/><text:line-break/>很多民調專家與幾乎所有藍綠政治人物都完全不相信蔡英文初選真的勝過賴清德。大家都相信賴是被做掉。至於究竟怎麼做掉，實際上也沒有人能確實舉證，只能歸諸於某種不可知的神秘因素。 <text:line-break/><text:line-break/>綜合以上，你覺得誰會勝出？我判斷不出來，只能瞎猜韓會贏得大選。但這基本上或多或少反映了我的願望，而不是反映了我的理性判斷。 <text:line-break/><text:line-break/>也許，最重要的不是猜測結果，而是盡一切努力，把每一張票投下去。</text:p>
      <text:p text:style-name="P5">政信   |  2020.01.08 00:27   |   <text:a xlink:type="simple" xlink:href="http://palinfo.habago.org/Entry?Command=Information_PrintForum&amp;iPage=1#FORUM38375"><text:span text:style-name="T5">#</text:span></text:a></text:p>
      <text:p text:style-name="P7">Vanessa Beeley的臉書也是我長期追蹤的記者，我實在不敢相信英美主流報導的新聞，他們單純是政府的鷹犬而已，有時候發表對中東及中國的看法時，常常有人拿外媒報導來駁斥，我就說「這是假新聞」事實差得遠了，對方常常是會回「難道全世界各國的新聞都是假新聞嗎？」，我難以啟齒的說「是」，因為就像在跟不同次元的人講話一樣，講了他也完全不信。 <text:line-break/><text:line-break/>前陣子有部電影叫做「瞞天機密」，評價非常普通，但是內容卻是真實故事，當年英美為了攻打伊拉克撒了瞞天大謊，但是被一個英國情報員識破，基於良心他把情報局幹的髒事披露給記者，但是卻換來牢獄之災，一直在前些年才被無罪釋放，在那個時候可是整個西方世界媒體都在跟著英美撒謊洗腦群眾，真實的世界就是會發生各國媒體都撒謊的情況。 <text:line-break/><text:line-break/>最近也是一個案例就是伊朗的部隊指揮官蘇雷曼尼將軍，同時是什葉派的阿拉伯民族英雄更是軍事外交家，在他的調停下免去了伊拉克跟克德族的腥風血雨，在他的斡旋下讓伊拉克有自己的力量保衛國土免於被伊斯蘭國蹂躪，更難得的是因為他讓世仇的伊朗及伊拉克盼出和平曙光，然而這樣的一個人被美國說是個殺人魔頭給刺殺了，而美國的新聞報導是伊朗人歡欣鼓舞的慶祝，把鏡頭轉到伊朗、伊拉克、敘利亞，卻全部是百姓哀悼這個指揮官的新聞。</text:p>
      <text:p text:style-name="P5">張萬康   |  2020.01.07 23:54   |   <text:a xlink:type="simple" xlink:href="http://palinfo.habago.org/Entry?Command=Information_PrintForum&amp;iPage=1#FORUM38374"><text:span text:style-name="T5">#</text:span></text:a></text:p>
      <text:p text:style-name="P6">以下是本人草包之言，不管啦。 <text:line-break/><text:line-break/>我的田野調查是，在台灣民間阿伯阿叔聚集泡茶的地方，大概十攤有七八攤是投韓的。大嬸阿婆也大多投韓。而年輕人十之八九是投小英。 <text:line-break/><text:line-break/>今天和朋友去新北一個咖啡店，這裡的客人大多是婆婆媽媽、大叔阿伯，他們都認為韓國瑜可能會贏。我取出手機，給他們看綠營文青的發文，上面寫藍營在動員反同大串連，所以呼籲大家為了同志要集中選票。大家看了錯愕，說哪有人在動員啊。我說，知道厲害了吧，說別人在動員的人才是在動員的啊，同婚早就過了，也根本沒有啥反同大串連，可是綠的可以這樣搞。 <text:line-break/><text:line-break/>大嬸問我這是網軍發的嗎，我說不是，網軍還得拿錢，這是文藝界名人或文藝界網紅、熱心的文青在轉的，我的臉書很多這種東西。你出來罵他胡扯造謠也不行，要是記者一報，事情鬧大，這個題目就炒作起來，還真的變成恍如藍營有動員了。 <text:line-break/><text:line-break/>（就算記者沒報也一樣，網路上會口水戰一團亂，這就是他們要的，我根本看不出他們真心愛同志……當然不是每個人都這麼糟，有些網友只是單純會相信什麼，但網紅根本是惡意的。） <text:line-break/><text:line-break/><text:line-break/>他們無辜的說，我們沒有聽過人談反同啊，都是談被查水錶的事。我說，綠營的招數太多了，你們別笑年輕人，很多年輕人，包括大陸的年輕人，看了這種宣傳也誤信藍營這麼可怕。他們有些看起來斯文溫柔，形象很好，很有說服力哦。所以，你們玩得過綠營嗎？還覺得韓會當選嗎？現場一片沉默。我說，這種綠營同溫層的鬼扯與手段很多是你們沒看過的。大家愕然無語。一個大嬸問我，年輕人都不覺得反滲透法違反民主嗎？我朋友在一旁說，不會，因為反中最大。最後老闆娘出聲：韓國瑜會上的啦。 <text:line-break/><text:line-break/>P.S.鄉下地區確實有立委候選人拉布條表示反同，但是那是地方上比較野性粗魯的風格，無論藍綠在鄉下地方的宣傳用語都比較辛辣，各種主題都這樣，藍綠都一樣不好。但重點是反同並不是藍營的主軸，暗中也沒鼓動。 <text:line-break/>不是說沒有人在散播歧視同志，我朋友混入藍營私密的憤老群組，那些人發洩的德行很不好，但這種群組是隱蔽的，是他們自己的小圈圈，不是什麼選戰策略。綠營也很多這種群組，只是他們公開也充滿戾氣，哪管公開或私下，包括挺同也充滿戾氣，各種反中、醜化韓的東西一大堆，真是濁氣沖天。 <text:line-break/><text:line-break/>所以說這場選戰真的很艱困。韓國瑜昨天提到什麼看漂亮小腿、小腿很白，導致功課不好。我覺得他蠻無聊的。這與功課好壞沒啥關聯。原意只是想講笑話，但我覺得有點輕浮。不是我很正經啦，我超色！但我覺他在耍弄嘴皮裝率真，沒必要。他本來就很率真了，這挺多餘。這看來不會造成選情影響。但她的缺點我得指出。 <text:line-break/><text:line-break/>陳真的眼力我願意相信，陳真表示可能長期或短期不必洗碗，這番話給了我（和我朋友）信心。何況我們也不希望陳真洗碗時打破碗。但這場選戰真的是有夠硬，以綠營網軍、同溫層意圖外溢的能量，中間選民會被他們拉過去。為今之計，韓國瑜不必多想，韓粉與藍軍也不必太緊繃，把國旗舉起，把旗海獻出，這對中間選民是有吸引力的。因為我們就是中華民國啊，多年來綠營搞得藍營蔫了，國旗不被尊重，只有韓國瑜能讓人民敢拿出國旗而不在意別人眼光。我們生長的地方叫台灣，國號叫中華民國，國旗是青天白日滿地紅，這是光明磊落、坦白明白的事實。中華民國亡了（李敖以前就常講），但又還在（確實在台灣），所以我說這面國旗是幽靈旗，但幽靈旗也是很震撼的啊，當它被舉出，被認可、被團結起來時，一念之間幽靈變成夢幻。旗海的夢幻感人，我敢說，老美與老共看了都震撼，中間選民也會受激盪，喂，這面旗子在台灣頂了多久，能不動人嗎？我個人對國旗長年無感已久，2018年看到我們家附近的人拿小國旗去參加路口的丁守中一場造勢活動，老實說我感到煩人、八股。可是韓國瑜確實讓國旗還魂了。衝著這點，我們愛台灣能不投他嗎？ <text:line-break/><text:line-break/>老實說以前北洋政府的五色旗，是更好的中華民國國旗，但北伐之後改了。但這些都是歷史了，這面旗子確實就是我們的現在式，人不能不珍惜現在式，佛說「活在當下」可不是。綠營有本事也舉這面現階段的國旗，就像美國的民主黨、共和黨都舉出國旗。不然舉台灣國國旗嗎？那也可，拜託舉出來。搞健健康康的台獨，舉出，沒啥大不了（我也支持過台獨，但它是健健康康悠然寫意的台獨）。反中，這是不健康、偏狹的台獨，氣濁。～台獨為何很難推？因為它不是復國運動。歷史上從來不曾有過台灣國。故此台獨深怕欠缺歷史理由，所跑去創造「歷史上本就有台灣民族」的重要發現，好比近年強調平埔族。～平埔族本來就可以研究、提出、尊重、愛護，但台獨把平埔族用去連結到「所以我們要台獨」的邏輯。他們想在歷史脈絡上把中國、台灣切開，所以創造台灣民族的說法，很沒必要。無論他們怎麼做歷史，總是要連結到所以要台獨。非常粗造的邏輯。為了政治目的，而去找理由。就像香港有人近年提出蜑家人的說法，說蜑家人原本與中國、與漢族無關，於是邏輯變成港獨。 <text:line-break/><text:line-break/>承認自己是中國人也可以搞台獨啊，以前歸以前，後來歸後來啊。問題是他們沒有自信，怕這樣就動能不夠。 <text:line-break/><text:line-break/>我常跟朋友說，就算台獨成功了，我還是自稱我是中國人。管我怎麼自稱？我有台灣籍啊，我是有台灣籍的中國人。今天遇到一個從大陸嫁來台灣的女士，對我抱怨說，台灣人稱我們大陸妹，聽了很不舒服。我說稱陸配呢？她說也一樣啊，不舒服，還有「新住民」，聽了還是很煩，我都來二十年了，幹嘛給人貼標籤呢。 <text:line-break/><text:line-break/>現在這面國旗就是我們的國旗，就是因為有它才有九二共識，不然怎麼「共」？難道是己識？蔡英文很煩人與滑頭，她大可說九二共識不合時宜，需要和對岸有新的共識，怎麼會說從來沒有呢？玩什麼法律漏洞呢？ <text:line-break/><text:line-break/>現在這面國旗就是我們的國旗，不認同也得認命。每次國際上的棒球賽、籃球賽，至少在台灣舉行時我們都舉出國旗，不然舉什麼來號召？ <text:line-break/><text:line-break/>只要這幾天旗海夠壯麗，我猜蔡英文在最後一晚也可能被迫會舉起國旗唄。這次選戰她講的貌似尊重中華民國，卻又煽動網軍搞仇中台獨，這種兩面手法很猥瑣。 <text:line-break/><text:line-break/>槍擊要犯，劉煥榮在1993年3月23日被槍斃前，從電視上的live轉播，我和我姐看到他對記者們高呼中華民國萬歲。我對萬歲沒啥感覺啦，但重點是這句撞擊了我和我姐。我姐說：「天啊，都沒發現這句很久沒聽到了耶。」（指88年1月13日李登輝繼任總統以來） <text:line-break/><text:line-break/>維基百科寫： <text:line-break/><text:line-break/>劉煥榮是少數進入刑場不需獄警攙扶之人，他走進刑場前向台北看守所外的記者展現了最讓人印象深刻的一幕：高舉雙手而握拳大喊「中華民國萬歲！中華民國萬歲！」，並說「我對不起國家！對不起社會！」，最後向記者行舉手禮喊到「謝謝各位！」，隨後從容走進刑場。據說他進入刑場之後仍舊談笑風生，因不讓死刑犯做餓死鬼，在行刑前獄所供應一頓豐富的「大菜」，劉煥榮對冷的「大菜」已沒有興趣，卻倒了兩大杯啤酒，每杯啤酒各加了一小杯高粱酒，大口喝下後，向獄警要了一根香菸抽，並向獄方感慨的表示：「我不是英雄，黑道沒有英雄，警界才有英雄。健康幼稚園火燒車事件中，奮不顧身救人而喪生的林靖娟老師才是真正的英雄」 <text:line-break/><text:line-break/>＃ <text:line-break/>另外，04年兩顆子彈後，長期在景福門員還得路口搖國旗的陳金珠，2006年她的自殺事件，這幾天也讓我想起。她過世時34歲。基本上算是殉旗。此外，2015「反課綱」的林冠華，在20歲生日時自殺。他們二位都死於愛台灣。林冠華離開人世的主因除了表達愛灣（有台獨思想），另一主因是有幾個自居運動「指導員」的人懷疑他是抓耙子，故此他以死明志，以示忠貞。～他們兩個都很可憐，都死於政治。我們這次舉旗，也是為陳金珠舉旗，以及就算林冠華不認同這面旗子，我們也用這面旗子對他致意，用愛來海涵一切，彼此包容。 <text:line-break/><text:line-break/>旗子很重要，有正氣。（以前在軍中鬧鬼時，必須請連旗或營旗來鎮。有當過兵的請舉手？我是1992陸軍野戰部隊兩兩六關渡師上兵退伍） <text:line-break/><text:line-break/>青天白日滿地紅的國旗是有正氣的。綠營出啥招或動員什麼都是其次了，韓國瑜唯一要動員的就是國旗。 </text:p>
      <text:p text:style-name="P5">葉小慧   |  2020.01.07 18:26   |   <text:a xlink:type="simple" xlink:href="http://palinfo.habago.org/Entry?Command=Information_PrintForum&amp;iPage=1#FORUM38373"><text:span text:style-name="T5">#</text:span></text:a></text:p>
      <text:p text:style-name="P7">Vanessa Beeley是我前幾年開始追蹤的一名英國籍獨立記者，於2016年公開譴責國際媒體不公報導敘利亞戰爭的加拿大獨立記者Eva Karene Bartlett 臉書上所看到。他最近持續追蹤美國狙殺伊朗將領與伊拉克民兵領袖的事件，最新的一篇發文令我感到震撼和難過。 <text:line-break/><text:line-break/>中美博弈，美國破壞，中國建設，卻也導致了這場悲劇。 <text:line-break/><text:line-break/><text:line-break/>---- <text:line-break/>轉自Vanessa Beeley臉書 <text:line-break/>https://www.facebook.com/vanessa.beeley/posts/10159915842268868 <text:line-break/><text:line-break/>"Must read thread on US Trump blackmail and extortion of PM Mahdi for pursuit of economic partnerships with China. Retribution was astroturfed movement and origin of protest violence." <text:line-break/><text:line-break/>1. [Thread] A translation of the below thread by Ahmad Khazraji on Iraqi caretaker Prime Minister Adel Abdul-Mahdi, in which he reveals the reasons he held his silence and resigned. <text:line-break/>(Most significantly, he reveals that US Marine snipers fired at Iraqi protestors.) <text:line-break/><text:line-break/>https://twitter.com/IbnRiad/status/1214414628500979713 <text:line-break/><text:line-break/>2. The first revelation is why Halbousi attended the parliamentary session while almost none of the Sunni members did. This was because the Americans learned Abdul-Mehdi planned to reveal sensitive secrets in the session, and sent Halbousi to prevent this. <text:line-break/><text:line-break/>3. Halbousi cut Abdul-Mehdi off during the beginning of his speech, then asked for the live airing of the session to be stopped. After this, Halbousi and the other members sat by Abdul-Mehdi and spoke openly with no recording. <text:line-break/><text:line-break/>4. (Actually unclear to me exactly what happens here, but the important part is that the broadcast is cut off and Abdul-Mehdi keeps talking) <text:line-break/><text:line-break/>5. This is what was discussed in that session (unbroadcast): Abdul-Mehdi spoke angrily of how the Americans had ruined the country and now refused to complete the infrastructure and electricity grid projects unless they are promised 50% of oil revenues - Which Abdul-Mehdi refused. <text:line-break/><text:line-break/>6. Abdul-Mehdi: This is why I visited China and signed an important agreement with them to undertake the construction instead. Upon my return, Trump called me to rescind the agreement, and when I refused, he threatened me with huge demonstrations against me that would end my PM-ship <text:line-break/><text:line-break/>7. Abdul-Mehdi: And so indeed huge demos materialised against me, and Trump calls again and says, if I don’t comply w/ his demands, he will station Marines snipers atop highest buildings, who will target and kill protestors and security forces alike, in an attempt to pressure me. <text:line-break/><text:line-break/>8. Abdul-Mahdi: Again I refused, &amp;; handed in my resignation, and to this day the Americans insist on cancelling our deal with China. <text:line-break/><text:line-break/>9. Abdul-Mehdi: After this, when our Minister of Defense publicly said that a third side was targeting both protestors and security (just as Trump threatened), I receive a new call from Trump who threatened to kill both me and the MoD if we keep talking about this “third side”. <text:line-break/><text:line-break/>10. So to summarise, &amp;; to get this straight, the US has: <text:line-break/>- refused to finish reconstructing the country they destroyed <text:line-break/>- demanded 50% of all oil revenues from Iraq in exchange for finishing this work (gangster-style) <text:line-break/>- lost their mind when Iraq looked to China instead <text:line-break/><text:line-break/>11. - demanded that Iraq rescind the agreement, &amp;; upon rejection, fomented mass protests <text:line-break/>- demanded anew, and this time when rejected again, stationed Marines snipers to take out protestors and security men <text:line-break/><text:line-break/>- threatened to KILL the caretaker PM and the MoD if word of this got out <text:line-break/><text:line-break/>Photo: One belt one road project </text:p>
      <text:p text:style-name="P5">陳真   |  2020.01.07 17:52   |   <text:a xlink:type="simple" xlink:href="http://palinfo.habago.org/Entry?Command=Information_PrintForum&amp;iPage=1#FORUM38372"><text:span text:style-name="T5">#</text:span></text:a></text:p>
      <text:p text:style-name="P6">(續前) <text:line-break/><text:line-break/>二十幾年來，美國透過人渣黨主要就是幹一件事，那就是去中國化。這比直接搞台獨更陰險，因為台獨與否是當下之事，而去中國化則是荼毒你的下一代，埋下長遠禍根，讓你禍害無窮，而且難以對付。 <text:line-break/><text:line-break/>因為，你可以懲治某種行為，卻無法懲治一個人的內在認同，更不可能懲治一整個世代的內在認同。美國人就是要讓你的下一代不但否認自己是中國人，而且仇中反華，把自己的同胞骨肉當成仇敵，把自己的親人與祖先說是支那賤畜。 <text:line-break/><text:line-break/>你能想像嗎？比方說京都人說自己是京都民族，大阪人說自己是大阪民族，說自己不是日本人，說大和民族是什麼賤畜，然後每天抹黑、攻擊自己的同胞、親人與祖先，說是為了追求民主與自由，說要跟大和賤畜決一死戰，拼死到一兵一卒。 <text:line-break/><text:line-break/>這就是台灣這二十幾年來所遭遇的悲劇。也許哪一天，悲劇就會變成慘劇。這樣一個禍根已成，何時引爆，按鈕就在美國人手裏。 <text:line-break/><text:line-break/>毫無疑問，當一整個世代被洗腦，連最基本的血緣認同都被挑撥到如此仇恨對立的地步，那絕不是短期可以消除的禍根。 <text:line-break/><text:line-break/>我常想，美國真的該遭天譴！其邪惡血腥程度毫無人性可言，無異撒旦的化身。 <text:line-break/><text:line-break/>政治上很多事在當下你無法清楚理解所為何來，但是經過一段時間後，你就會恍然大悟。 <text:line-break/><text:line-break/>比方說，我之由綠轉成反綠，由獨轉統，其實不是經過一段漫長時間，而是發生在很短的頂多一兩年內，發生得很突然，讓我當時亦感到相當困惑，到底我的 "同志們" 究竟怎麼了？集體瞬間發瘋了嗎？為何突然走向法西斯？為何突然搞起 "愛台灣" 的仇中反華、挑撥族群對立工作？ <text:line-break/><text:line-break/>早期黨外不但一點都不仇中不反華，而且，黨外基本上就是反美親中反軍購反美國殖民、倡議兩岸共存共榮。我對中國大陸的作家、政治家及共產黨與愛國文人等等等的正面認識與好感，完全就是在八零年代黨外期間透過大量閱讀所建立。 <text:line-break/><text:line-break/>那時候的黨外群眾集會，周邊攤販賣的大多是這樣一些書，對中國的苦難與中華文化等等等，高度評價。我能夠讀到魯迅、沈從文、巴金、老舍、瞿秋白、郁達夫、陳獨秀、李澤厚、熊十力等等等等等，完全就是拜黨外之親中友中所賜。 <text:line-break/><text:line-break/>為何黨外這樣一個反美親中反美國殖民、倡議兩岸友好的基本屬性，竟然會在短短幾星期甚至幾天內突然有了劇烈變化？突然開始瘋狂妖魔化對岸同胞及在台外省人與老兵等等等？我當時真的很不解。那時大約是1998年。 <text:line-break/><text:line-break/>你知道嗎，我當時寫了一些批評文章，文謅謅地、非常客氣地批評同志們的這樣一種突發性的法西斯傾向。文章寫完之後，我卻根本不敢公開，因為他們畢竟是我相處多年的好朋友與同志，甚至是對我私人有恩的黨外前輩例如林義雄，我實在不想公開批評他們。 <text:line-break/><text:line-break/>那時候我已經來到英國念書，連絡上很不方便，我那時也還不太會使用電腦和 email，寫論文都是先用手寫再打字。若要連絡台灣，只能寫信去郵局寄，往返費時。因此，我當下心裏想，也許這一切只是一時的偏差或誤會，我沒必要反應如此激烈而馬上對自己的好朋友開罵。 <text:line-break/><text:line-break/>於是，就這樣隱忍了至少半年之久，我才公開發難，旋即和學姊聯名發表了 "給長老教會的一封公開信"。這封公開信，就跟其它文章一樣，老早就寫好，在抽屜裏放了半年多，實在忍不住才發表，因為我知道，我一旦發表這文章，意味著我將和過去所熟識的同志和好朋友們分道揚鑣，甚至對立。也就是說，我過去的所有朋友幾乎全部都得與我形同陌路，甚至反目成仇。 <text:line-break/><text:line-break/>這封公開信，讓我一夕之間成為綠營支持者抹黑謾罵造謠騷擾甚至冒名栽贓嫁禍的對象，把我看成像是殺付仇人似的，網軍傾巢而出，完全不擇手段。 <text:line-break/><text:line-break/>我就這樣被綠營網軍人渣整整折騰了兩、三年。隨後應該差不多是來到2002年吧，那時是阿扁當權，進一步胡作非為得更是無法無天，於是我決心和這群昔日好友與同志們正式宣告決裂，於是又發表了 "一封告別信"。 <text:line-break/><text:line-break/>在1997-1998年之前，我仍然綠油油，雖然早已在1990年初就唾棄民進黨，但我基本上還是認同綠營之各種相關主張，例如反核、例如公投，例如台獨等等等。但是，很快地，大約一年的時間，我就和綠營對立了，從此化友為敵。   <text:line-break/><text:line-break/>但我現在主要不是在講這些陰暗折騰，而是要說，當下你真的很難理解綠營或黨外為何突然有這樣的一個劇烈轉變？綠營向來有敵視外省人的傳統，這倒沒錯，但那是一種連綠營內部許多人都很不以為然的某種時代氛圍，而不是檯面上的一種具體攻擊政策。 <text:line-break/><text:line-break/>當下不明白的，慢慢就明白了，原來政治的框框比我原先所想像的還要大很多，這盤棋絕不是什麼藍綠對抗，而是中美鬥爭。整個理解架構並非我原先所以為的那般狹窄而缺乏實質意義，原來真正在下棋而且佔有絕對優勢的就是美國，而藍綠政客只是美國人養的狗；特別是綠營，擔綱演出鼓吹仇中反華的重大任務。 <text:line-break/><text:line-break/>於是，我慢慢就明白了為何當時民進黨突然法西斯化，突然瘋狂地開始抹黑外省人，即其所謂的 "他們中國人"。這當然不是偶然，而是美國的一項戰略調整，領軍者除了綠營之外，更是包括舊國民黨裏頭那群最為腐敗的、以李登輝為首的所謂主流派；一時之間，藍綠攜手，正式對中國及中國人宣戰。 <text:line-break/><text:line-break/>除了各種所謂去掉中國毒素之 "正名" 措施，還有所謂教改與課綱等等等的修改，開始風風火火地進行下一代洗腦工作，就這樣惡搞了二十幾年，養出一整個腦殘世代，敵視自己的祖先，妖魔化自己的血緣與文化，說是一種中國毒素。  <text:line-break/><text:line-break/>過去不明白的，很快就明白了，原來政治就是這樣一盤棋，這樣一個鬥爭架構，原來政治如此齷齪卑鄙而慘烈，而這一切都是以所謂民主自由之名，行重大罪惡之實。</text:p>
      <text:p text:style-name="P5">王修亮   |  2020.01.07 12:42   |   <text:a xlink:type="simple" xlink:href="http://palinfo.habago.org/Entry?Command=Information_PrintForum&amp;iPage=1#FORUM38371"><text:span text:style-name="T5">#</text:span></text:a></text:p>
      <text:p text:style-name="P6">讀書時對三民主義很混，又年輕不懂事，完全不記得內容。今天看了非常佩服，如果年輕時好好讀一遍，這輩子在政治應該不會這麼無知。 <text:line-break/><text:line-break/>我從來不認為元朝與清朝屬於中國文化系統。這當然不代表「滿人」「金人」不能當中國人(當然也可以不屑當中國人)，國家是個體制，人有遷徙的自由，想當哪一國人都行，但文化是另一回事。 <text:line-break/>當然國家與文化兩者都是人文，都是可以滅絕的。全世界也可以統一成一種文化，只是要哪一種呢?在目前的狀況來看，選擇的過程不可能和平，必然是戰爭。 <text:line-break/>最後就是人類滅絕了吧?那也好，地球其他物種得救了.............. <text:line-break/><text:line-break/>民族之所以能存在，是因為文史所涵蓋的文化。台灣這二十年來的教育就是滅絕文化，以遂求台獨或獨台。 <text:line-break/><text:line-break/>中國在元、清兩代確實是亡國了，元朝將人民分成四種階級，漢人與南人是最低階的。清朝也嚴守滿漢階級，不得通婚，漢人大臣自稱「臣」，而滿人自稱「奴才」。 <text:line-break/>從漢人角度來說，似乎臣比奴才高階，其實是因為奴才是「家奴」，而臣是「外人」。 <text:line-break/>兩者階級天差地別，所以漢人「想做家奴都不可得」。 <text:line-break/><text:line-break/>台灣目前拼命想成為美、日的家奴，可憐的是「不可得」。 <text:line-break/><text:line-break/>陳真所說的我一向感同身受，唯獨這一句一直不贊同：「台美之間不是大哥和小弟的關係，而是主人和他的狗。」 <text:line-break/><text:line-break/>不！ <text:line-break/><text:line-break/>台灣哪裡配作狗！狗是家奴，是養在主人家裡的，是有感情的！ <text:line-break/>台灣不過是隻非家養的流浪牛！不供給食物、居所，需要的時候招過來擠擠奶，有其他需要的時候宰了吃肉、製皮！</text:p>
      <text:p text:style-name="P5">陳真   |  2020.01.07 10:59   |   <text:a xlink:type="simple" xlink:href="http://palinfo.habago.org/Entry?Command=Information_PrintForum&amp;iPage=1#FORUM38370"><text:span text:style-name="T5">#</text:span></text:a></text:p>
      <text:p text:style-name="P7">秉叡， <text:line-break/><text:line-break/>你的評論有點難以理解，這個 "沒有白吃" 的 "午餐" 是指誰吃了？日本或美國？ <text:line-break/><text:line-break/>天下不但有白吃的午餐，而且這恐怕才是輸出美式民主到全世界的基本常態，你家就是我家；靠的就是拳頭；只要拳頭夠大，想吃什麼就吃，不用錢，吃到飽，吃完對方還得倒貼，否則我就殺你全家。 <text:line-break/><text:line-break/>美日之間如同英美之間，屬於黑道大哥跟小弟之間的關係，或許還更高級一些，你看雙方還打契約呢，表列權利事項，其實夠尊重了。一般人絕對沒有辦法享受這種待遇的，只有像加拿大、澳洲、以色列、英國和日本等等這些強國，才有這種和大哥稱兄道弟的 "特權"。台至於灣，連跟川普那混蛋講一通電話，都能視為天大的恩寵，舉 "國" 歡騰。 <text:line-break/><text:line-break/>台美之間不是大哥和小弟的關係，而是主人和他的狗。人會和狗打契約，明定權利事項嗎？你會跟你家的狗進行協商、雙方立契為據嗎？當然不會。美國對於台灣，就是這樣一種足可支配一切的地位。 <text:line-break/><text:line-break/>美國人從來都不會把幾個小弟以外的人看成人。這也是為什麼很多日本人對於給美國人當小弟不但不以為忤，反而感到榮耀。台灣如果也能有這等地位，台灣人應該會連走路都能抬頭挺胸虎虎生風吧。 <text:line-break/><text:line-break/>如果我沒記錯，阿扁曾經說，AIT 隨便一個小職員都能對台灣所謂總統頤指氣使。為什麼呢？阿扁說，因為台灣總統只是 "美國在台軍政府" 的一個執行者，一個夥計。阿扁其實講得夠委婉了，事實上美國人哪會把台灣人當夥計，他是把你當成狗，當成人肉炸彈。 <text:line-break/><text:line-break/>高中時念國父的三民主義，裏頭有個說法深得我心。孫文說，雖然我們追求世界大同，但是，就階段性來講，在我們打倒列強帝國殖民主義之前，民族主義就是國家圖發達、種族圖生存的寶貝。 <text:line-break/><text:line-break/>過去二十幾年來，喝了點洋墨水，看了一點西方世界，我對國父這個想法的認同感似乎也較年少時更為深刻且迫切。 <text:line-break/><text:line-break/>蠢蛋才會把自己看成什麼世界公民，西方人即便統治了全世界，他還是認為自己是最優秀的白人，而不是什麼世界公民，每天照三餐踐踏異族。因此，把種族或民族這個概念拋棄是不對的。 <text:line-break/><text:line-break/>我年少無知時，雖然特別愛看李小龍的 "精武門" 及 "猛龍過江"，前者打日本鬼子，後者打洋鬼子，但我心裏總以為人就是人，幹嘛分人種、分民族？ <text:line-break/><text:line-break/>直到三十四歲，飄洋過海飽讀洋人書，看盡洋人社會真相之後，我就明白了，連強者都絕不會拋棄民族或種族，我們是讓人給當成狗、當成下等人的，豈有自我泯滅身份的道理？於是我就明白了，當我意識到自己做為一個中國人，原來是如此重要的一件事。 <text:line-break/><text:line-break/>國父是這麼說的，我直接剪一段給大家複習一下三民主義的民族主義第三講： <text:line-break/><text:line-break/>"民族主義這個東西，是國家圖發達和種族圖生存的寶貝。中國到今日已經失去了這個寶貝。為甚麼中國失去了這個寶貝呢？...依我的觀察，中國的民族主義是已經失去了，這是很明白的；並且不只失去了一天，已經失去了幾百年。 <text:line-break/><text:line-break/>試看我們革命以前，所有反對革命很利害的言論，都是反對民族主義的。再推想到幾百年前，中國的民族思想，完全沒有了。在這幾百年中，中國的書裏頭，簡直是看不出民族主義來，只看見對於滿洲的歌功頌德，甚麼深仁厚澤，甚麼食毛踐土，從沒有人敢說滿洲是甚麼東西的。 <text:line-break/><text:line-break/>近年革命思想發生之後，還有許多自命為中國學士文人的，天天來替滿洲說話。譬如從前在東京辦民報時代，我們提倡民族主義，那時候駁我們民族主義的人，便說滿洲種族入主中華。我們不算是亡國。因為滿洲受過了明朝龍虎將軍的封號；滿洲來推翻明朝，不過是歷代朝廷相傳的接替，可說是易朝，不是亡國。 <text:line-break/><text:line-break/>然則從前做過中國稅務司的英國人赫德，他也曾受過了中國戶部尚書的官銜，比如赫德來滅中國，做中國的皇帝，我們可不可以說中國不是亡國呢？ <text:line-break/><text:line-break/>這些人不獨是用口頭去擁護滿洲，還要結合一個團體叫做保皇黨，專保護大清皇帝，來消滅漢人的民族思想的。所有保皇黨的人，都不是滿洲人，完全是漢人。歡迎保皇黨的人，多是海外華僑；後遇革命思想盛行之時，那些華僑才漸漸變更宗旨，來贊成革命。... <text:line-break/><text:line-break/>那些有思想的人知道不能專靠文人去維持民族主義，便對於下流社會和江湖上無家可歸的人收羅起來，結成團體，把民族主義放到那種團體內去生存。這種團體的分子，因為是社會上最低下的人，他們的行動很鄙陋，便令人看不起。又用文人所不講的言語，去宣傳他們的主義，便令人不大注意。... <text:line-break/><text:line-break/>之所以要這樣保存民族主義的意思，好比在太平時候，富人的寶貝，自然要藏在很貴重的鐵箱裏頭。到了遇着強盜入室的時候，主人恐怕強盜先要開貴重的鐵箱，當然要把寶貝藏在令人不注意的地方；如果遇到極危急的時候，或者要投入極污穢之中，也未可知。故當時明朝遺老想保存中國的寶貝，便不得不把他藏在很鄙陋的下流社會中。所以滿洲二百多年以來，無論是怎樣專制，因為是有這些會黨口頭的遺傳，還可以保存中國的民族主義。 <text:line-break/><text:line-break/>當日洪門會中，要反清復明，為甚麼不把他們的主義保存在智識階級裏頭呢？為甚麼不做文章來流傳，如太史公所謂藏之名山傳之其人呢？因為當時明朝的遺老看見滿洲開博學鴻詞科，一時有智識有學問的人差不多都被收羅去了，便知道那些有智識階級的靠不住，不能藏之名山傳之其人，所以要在下流社會中藏起來，便去結合那些會黨。 <text:line-break/><text:line-break/>中國的民族主義既亡，...此中原因是很多的，尤其以被異族征服的原因為最大。凡是一種民族征服別種民族，自然不准別種民族有獨立的思想，好比高麗被日本征服了，日本現在就要改變高麗人的思想，所有高麗學校裏的教科書，凡是關於民族思想的話都要刪去。 <text:line-break/><text:line-break/>由此三十年後，高麗的兒童便不知有高麗了，便不知自己是高麗人了。從前滿洲對待我們也是一樣，所以民族主義滅亡的頭一個原因，就是我們被異族征服；征服的民族，要把被征服的民族所有寶貝，都要完全銷滅。... <text:line-break/><text:line-break/>中國民族主義之所以銷滅，本來因為是亡國，因為被外國人征服。...波蘭從前也亡國百多年，但是波蘭的民族思想永遠存在，所以到歐戰之後，他們就把舊國家恢復起來，至今成了歐洲的二、三等國家。像這樣講來，中國和猶太、印度、波蘭比較，都是一樣的亡國。何以外國亡國，民族主義不至于亡。為甚麼中國經過了兩度亡國，民族思想就滅亡了呢？這是很奇怪的，研究當中的道理是很有趣味的。 <text:line-break/><text:line-break/>中國在沒有亡國以前，是很文明的民族，很強盛的國家，所以常自稱為堂堂大國，聲名文物之邦，其他各國都是蠻夷。以為中國是居世界之中，所以叫自己的國家做中國，自稱大一統，所謂天無二日，民無二王，所謂萬國衣冠拜冕旒，這都是由于中國在沒有亡國以前，已漸由民族主義而進于世界主義。... <text:line-break/><text:line-break/>英俄兩國現在生出了一個新思想，這個思想是有智識的學者提倡出來的，這是甚麼思想呢？是反對民族主義的思想。這種思想說民族主義是狹隘的，不是寬大的。簡直的說就是世界主義。現在的英國和以前的俄國、德國與及中國現在提倡新文化的新青年，都贊成這種主義，反對民族主義。 <text:line-break/><text:line-break/>我常聽見許多新青年說國民黨的三民主義，不合現在世界的新潮流，現在世界上最新最好的主義是世界主義。究竟世界主義是好是不好呢？如果這個主義是好的，為甚麼中國一經亡國，民族主義就要銷滅呢？世界主義，就是中國二千多年以前所講的天下主義。我們現在研究這個主義，他到底是好不好呢？照理論上講不能說是不好。從前中國智識階級的人，因為有了世界主義的思想，所以滿清入關，全國就亡。 <text:line-break/><text:line-break/>康熙就是講世界主義的人，他說：舜東夷之人也，文王西夷之人也，東西夷狄之人，都可以來中國做皇帝，就是中國不分夷狄華夏，不分夷狄華夏，就是世界主義。大凡一種思想，不能說是好不好，只看他是合我們用不合我們用。如果合我們用便是好，不合我們用便是不好。 <text:line-break/><text:line-break/>合乎全世界的用途便是好，不合乎全世界的用途便是不好。世界上的國家，拿帝國主義把人征服了，要想保全他的特殊地位，做全世界的主人翁，便是提倡世界主義，要全世界都服從。中國從前也想做全世界的主人翁，總想站在萬國之上，故主張世界主義。... <text:line-break/><text:line-break/>現在世界上頂強盛的國家是英國、美國。世界上不只一個強國，有幾個強國，所謂列強。但是列強的思想性質至今還沒有改變，將來英國、美國或者能夠打破列強成為獨強。到那個時候中國或者被英國征服，中國的民族變成英國民族，我們是好是不好呢？ <text:line-break/><text:line-break/>如果中國人入英國籍或美國籍，幫助英國或美國來打破中國，便說我們是服從世界主義，試問我們自己的良心是安不安呢？如果我們的良心不安，便是因為有了民族主義，民族主義能夠令我們的良心不安。所以民族主義就是人類圖生存的寶貝。 <text:line-break/><text:line-break/>好比讀書的人是拿甚麼東西來謀生呢？是拿手中的筆來謀生的，筆是讀書人謀生的工具。民族主義便是人類生存的工具；如果民族主義不能存在，到了世界主義發達之後，我們就不能生存，就要被人淘汰。 <text:line-break/><text:line-break/>我們現在有這樣大的民族，可惜失去了民族思想。因為失去了民族思想，所以外國的政治力和經濟力才能打破我們。如果民族思想沒有失去，外國的政治力和經濟力一定打不破我們。但是我們何以失去民族主義呢？要考究起來，是很難明白的。我可以用一件故事來比喻，這個比喻或者是不倫不類，和我們所講的道理毫不相關，不過借來也可以說明這個原因。 <text:line-break/><text:line-break/>這件故事是我在香港親見過的：從前有一個苦力，天天在輪船碼頭，拿一枝竹槓和兩條繩子去替旅客挑東西，每日挑東西就是那個苦力謀生之法。後來他積存了十多塊錢，當時呂宋彩票盛行，他就拿所積蓄的錢買了一張呂宋彩票。那個苦力因為無家可歸，所有的東西都沒有地方收藏，所以他買得的彩票也沒有地方收藏。他謀生的工具只是一枝竹槓和兩條繩子，他到甚麼地方，那枝竹槓和兩條繩子便帶到甚麼地方，所以他就把所買的彩票收藏在竹槓之內。 <text:line-break/><text:line-break/>因為彩票藏在竹槓之內，不能隨時拿出來看，所以做把彩票的號數死死記在心頭，時時刻刻都念着。到了開彩的那一日，他便到彩票店內去對號數，一見號單，知道是自己中了頭彩，可以發十萬元的財；他就喜到上天，幾幾乎要發起狂來，以為從此便可不用竹槓和繩子去做苦力了，可以永久做大富翁了。 <text:line-break/><text:line-break/>由于這番歡喜，便把手中的竹槓和繩子一齊投入海中。用這個比喻說，呂宋彩票好比是世界主義，是可以發財的。竹槓好比是民族主義，是一個謀生的工具。中了頭彩的時候，好比是中國帝國主義極強盛的時代，進至世界主義的時代。我們的祖宗以為中國是世界的強國，所謂天無二日，民無二王，萬國衣冠拜冕旒，世界從此長太平矣；以後只要講世界主義，要全世界的人都來進貢，從此不必要民族主義，所以不要竹槓，要把他投入海中。 <text:line-break/><text:line-break/>到了為滿洲所滅的時候，不但世界上的大主人翁做不成，連自己的小家產都保守不穩，百姓的民族思想一齊銷滅了，這好比是竹槓投入了海中一樣。... <text:line-break/><text:line-break/>近來講新文化的學生也提倡世界主義，以為民族主義不合世界潮流。這個論調，如果是發自英國、美國，或發自我們的祖宗，那是很適當的；但是發自現在的中國人，這就不適當了。德國從前不受壓迫，他們不講民族主義，只講世界主義；我看今日的德國，恐怕不講世界主義，要來講一講民族主義罷。 <text:line-break/><text:line-break/>我們的祖宗如果不把竹槓丟了，我們還可以得回那個頭彩，但是他們把竹槓丟得太早了，不知道發財的彩票，還藏在裏面。所以一受外國的政治力和經濟力來壓迫，以後又遭天然的淘汰，我們便有亡國滅種之憂。 <text:line-break/><text:line-break/>此後，我們中國人，如果有方法恢復民族主義，再找得一枝竹槓，那麼就是外國的政治力和經濟力，無論怎麼樣來壓迫，我們民族就是在千萬年之後，決不至于滅亡。... <text:line-break/><text:line-break/>昨日有一位俄國人說列寧為甚麼受世界列強的攻擊呢？因為他敢說了一句話，他說世界上有兩種人：一種是十二萬萬五千萬人，一種是二萬萬五千萬人；這十二萬萬五千萬人，是受那二萬萬五千萬人的壓迫。那些壓迫人的人是逆天行道，不是順天行道；我們去抵抗強權，才是順天行道。 <text:line-break/><text:line-break/>我們要能夠抵抗強權，就要我們四萬萬人和十二萬萬五千萬人聯合起來。我們要能夠聯合十二萬萬五千萬人，就要提倡民族主義，自己先聯合起來，推己及人，再把各弱小民族都聯合起來，並同去打破二萬萬五千萬人，共同用公理去打破強權。強權打破以後，世界上沒有野心家，到了那個時候，我們便可以講世界主義。"</text:p>
      <text:p text:style-name="P5">秉叡   |  2020.01.07 03:35   |   <text:a xlink:type="simple" xlink:href="http://palinfo.habago.org/Entry?Command=Information_PrintForum&amp;iPage=1#FORUM38369"><text:span text:style-name="T5">#</text:span></text:a></text:p>
      <text:p text:style-name="P6">以下是日本、韓國的政治如何被美國操控的一些文章和書籍，別以為當美國的小弟就很好過，天下沒有白吃的午餐這回事的。 <text:line-break/>＝＝＝＝＝＝＝＝＝＝＝＝＝＝＝＝＝＝＝＝＝＝＝＝＝＝ <text:line-break/>美国实质操控了日本和韩国的政治，这种说法是真的吗？ <text:line-break/><text:line-break/>https://www.zhihu.com/question/56928364/answer/905072733 <text:line-break/><text:line-break/><text:line-break/>揭秘韩国本质——美国是如何达成控制韩国实际权力的 <text:line-break/><text:line-break/>https://zhuanlan.zhihu.com/p/93123094 <text:line-break/><text:line-break/><text:line-break/>＝＝＝＝＝＝＝＝＝＝＝＝＝＝＝＝＝＝＝＝＝＝＝＝＝＝＝＝＝ <text:line-break/>戰後的日美同盟真相 <text:line-break/>戦後史の正体 <text:line-break/>作者： 孫崎享 <text:line-break/><text:line-break/>簡介： <text:line-break/><text:line-break/>日本只是美國全球戰略棋盤中的一顆棋子？ <text:line-break/>在日本有自主派和隨美派之分，那在臺灣呢？ <text:line-break/>今天的日本，會是明日的臺灣嗎？ <text:line-break/><text:line-break/><text:line-break/>　　★☆日本亞馬遜長居日本史銷售排行榜☆★ <text:line-break/>　　☆★日文版一年內再版9次，銷量超過22萬冊★☆ <text:line-break/>　　作者回顧日本戰後70年歷史發展的軌跡 <text:line-break/>　　深度剖析戰後日美關係 <text:line-break/>　　寫出一部簡單易懂的日本戰後史 <text:line-break/><text:line-break/>　　作者以淺顯易懂的方式，撰寫日本二戰後的歷史發展，以更為親民、好理解的方式了解美國在過去70年對日本的影響。「戰後」，是日本特有的歷史時代分野，以區別二次大戰戰敗以後，日本歷經佔領時期至今的歷史，因此有「戰後史」的研究。 <text:line-break/><text:line-break/>　　世人都以為日本是美國最重視的亞太盟友，但事實又是如何呢？ <text:line-break/><text:line-break/>　　在國際政治的舞台上，每一個國家的歷史與地位都是由大國來決定的。二戰結束後的日本是由美國來形塑的，也就是由於美國對日本內部的施壓才形成今天的日本。孫崎享根據日本首相對待美國的態度，分成強調本國利益與發展的「自主派」；凡事以美國意見為首要考量的「隨美派」，兩派分別主宰日本政壇超過七○年。兩陣營互有勝敗的時候，但唯一不變的，就是美國對日本的掌控。 <text:line-break/><text:line-break/>　　追隨美國的腳步，日本付出了許多代價： <text:line-break/>　　◆日本的外交政策只能根據美國的要求，棄臺灣還是選中國，日本無權選擇。 <text:line-break/>　　◆美蘇冷戰對峙時，美國要求日本大量購買反潛機圍堵蘇聯，還得自己買單。 <text:line-break/>　　◆全球反恐戰爭開打後，美國要求日本派兵去打日本沒有參與的戰爭。 <text:line-break/>　　◆金融海嘯爆發時，美國要求日本去填美國銀行連動債的破洞。 <text:line-break/><text:line-break/>　　這就是戰後的日美同盟真相。 <text:line-break/><text:line-break/>　　日本能有自主性？ <text:line-break/><text:line-break/>　　日本只是美國全球戰略棋盤中的一顆棋子，它是隨著美國的佈局變動而改變位置的。唯有認清這點，才能看透日美同盟，乃至於日本在國際政治中的位置。 <text:line-break/>　　作為最「忠實」的盟友，日本要隨時因應美國的需要出錢、出兵，甚至聲援美國的一切要求，包括支付經費維持駐日美軍基地的運作，甚至修改法律、軍援美國的盟友。 <text:line-break/>　　被視為「自主派」的政治人物，都會因為美國的干涉，很快地結束他們短暫的政權，反之可以執政更為長久。美國慣常以金援社運團體搞運動、司法抹黑等方式，搞垮一個政權，逼迫政治人物下台。 <text:line-break/><text:line-break/>　　給臺灣的借鏡 <text:line-break/><text:line-break/>　　雖然本書的內容在闡述的過程中，都是以日本為例，又或者是日美之間互動的事件，但絕大部分這些事件我們都可以找到臺美之間互動的例子來套入，進而也就可以做一個比對與參考。在新政府交接政權後，臺美關係的後續發展也牽動著臺灣在國際政治上的地位。作為臺美互動的參考，看了本書就更清楚，在與美國互動時臺灣可以如何去應對。 <text:line-break/><text:line-break/>推薦 <text:line-break/><text:line-break/>　　這是一本在日本出版時被大幅刪改過的書，因為這本書以很少被人提及的「來自美國的壓力」為線索來剖析日本戰後史。以這種觀點和角度來論述的書籍，以前沒有過，今後可能也不會有。因為在日本言論界，論述「美國的意圖」是大忌。---- 孫崎 享 <text:line-break/><text:line-break/>　　此書通俗易通，將「戰後左右日本外交的最大動力是來自美國的壓力，以及日本國內對此的『自主』路線和『追隨』路線的爭辯」的議題貫穿始終，也許是本書易讀的原因。---- 琉球大學國際關係學者星野英一教授 <text:line-break/><text:line-break/><text:line-break/>詳細介紹： https://www.books.com.tw/products/0010722835?sloc=main <text:line-break/>＝＝＝＝＝＝＝＝＝＝＝＝＝＝＝＝＝＝＝＝＝＝＝＝＝＝＝＝＝＝＝＝＝＝＝＝＝＝＝＝＝＝＝＝ <text:line-break/><text:line-break/>非正常國家：透視美國對日本的支配結構 <text:line-break/>知ってはいけない 隠された日本支配の構造 <text:line-break/><text:line-break/>作者： 矢部宏治 <text:line-break/><text:line-break/>內容簡介 <text:line-break/><text:line-break/><text:line-break/>東京上方的天空，由美軍作主！ <text:line-break/>未經許可，日籍民航機一律禁止進入； <text:line-break/>美軍及其眷屬在日本全境享有治外法權， <text:line-break/>無論犯案下何種罪行，皆不受日本法律制裁…… <text:line-break/><text:line-break/>　　二戰結束迄今逾七十年， <text:line-break/>　　看似主權獨立的日本，為何依舊屈從美國？ <text:line-break/>　　究竟是何種協定束縛， <text:line-break/>　　將日本扭曲成身不由己的「軍事殖民地」？ <text:line-break/><text:line-break/>　　<text:span text:style-name="T6">►►</text:span>引爆日本民眾「亡國感」的暢銷話題作<text:span text:style-name="T7">◄◄</text:span><text:s/><text:line-break/>　　<text:span text:style-name="T6">►►</text:span>總結日本戰後歷史，直指現代日本的病因<text:span text:style-name="T7">◄◄</text:span><text:s/><text:line-break/>　　原著累印17萬冊！ <text:line-break/>　　日本亞馬遜分類榜持續熱銷中 <text:line-break/><text:line-break/>　　從世界各地的人們看來，日本毋庸置疑是個享有完整主權、憲政體制與國際外交的國家。但事實果真如此？這本上市兩年、持續穩坐日本亞馬遜排行榜的暢銷話題書，即將徹底顛覆你的印象！ <text:line-break/><text:line-break/>　　「一九四五年出生的我，與戰敗一同展開人生。我直到七十二歲才了解事實。」——日本網友讀後感 <text:line-break/><text:line-break/>　　身為全球最重要的經濟體之一，於二戰吞敗的日本迄今仍受到許多檯面下、不為人知甚至遭刻意隱藏的規矩控制。這些規矩並非日本政府和美國政府之間正常的外交協定，而是源自美軍和日本菁英官僚，在佔領期以來所簽署的軍事密約。正因為這些規範不為民眾所知，恐怕就連首相也未能完全掌握，因此扭曲了整個社會的結構，讓日本在二戰結束迄今逾七十年，仍身處美國掌控的畸形狀態下，未能算是完全獨立的國家。 <text:line-break/><text:line-break/>　　為何坐擁重要戰略位置的全球最大淨債權國，戰後歷經數十年仍無法掙脫其「軍事殖民地」的命運？本書將透過九個章節，逐一揭露被隱藏超過半世紀的九大規範。並詳述這些規範所造成不合理現象，如何造成日本如燎原烈火般，自沖繩延燒到本土、從行政基層擴散到政權中樞的「法治國家崩壞」狀態。 <text:line-break/><text:line-break/>　　★★讓日本民眾高呼「怎麼可能？」的5大驚人事實★★ <text:line-break/><text:line-break/>　　①東京的上空，不歸日本政府管轄，竟由美軍說了算？ <text:line-break/><text:line-break/>　　日本首都圈的上空是由美軍管轄的，日本飛機沒有美軍的許可，不得飛越該片空域。 <text:line-break/><text:line-break/>　　由於向美軍申請許可太過麻煩，因此日本航空和全日空的班機，只好以非常不自然的飛行航線，繞過這一片宛如巨大山脈的空域。同時讓班機集中降落在空域南邊的羽田和成田機場，形成十分危險的狀態。 <text:line-break/><text:line-break/>　　上述規定即使在緊急時刻也不得變通。例如飛機欲繞過前方的積雨雲，避免被冰雹或雷電擊中的風險，管制官仍會要求飛機按照原訂航線，不得進入橫田空域。 <text:line-break/><text:line-break/>　　②日本無國境！國家大門永遠美軍敞開 <text:line-break/><text:line-break/>　　根據檯面下的密約協定，美軍與其相關人士無須經過日本政府查核，就能隨時降落首都圈的美軍基地。降落以後，美軍人士離開基地「入境」日本，也不必接受日方查核。以抵達橫田基地的美軍相關人士為例，只要搭乘軍用直升機，二十幾分鐘即可抵達東京中央的六本木軍事直升機起降場。 <text:line-break/><text:line-break/>　　③要求日本放棄戰爭，卻又指示日本協助韓戰？ <text:line-break/><text:line-break/>　　自一九五○到一九五三年，韓戰前後總共打了三年，而日本恢復主權的時間正好夾在中間。當時由於駐日美軍在朝鮮半島展開激烈的戰鬥，亟需鄰近的日本協助，不但在發動登陸作戰時，要求日本派遣掃雷艦除去水雷，甚至創設七萬五千人的警察預備隊，將其安插制美軍基地，協助運送美國大兵和軍用物資，幫忙調度及維修武器車輛。可以說，日本是傾全國之力在支援韓戰。 <text:line-break/><text:line-break/>　　時至今日，對駐日美軍而言日本與韓國仍無國界可言，短短幾個小時就可以互相往來。在美軍眼中日本與韓國的差異在於——日本是後方基地，韓國則是前線戰地。 <text:line-break/><text:line-break/>　　④不只在日本境內享有特權，美軍還擁有跨越國境、發動戰爭的權利 <text:line-break/><text:line-break/>　　根據舊安保條約的第一條，日本給予美軍自由設置基地的權利，以及自由跨越國境攻擊別國的權利。更令人意外的是，在安保條約和地位協定中，並無「駐日美軍」的概念。這些條約和協定適用的對象，僅限於「在日本國內的美軍」——意即日本持續提供特權的對象，不光是「駐留在日本基地中的美軍」，還包括了「暫時前來日本基地的美軍」以及「通過日本領空和領海的美軍」，等同於所有的美軍都享有特權。 <text:line-break/><text:line-break/>　　⑤美軍在日本全境享有治外法權！即使軍機在首都圈墜落，日本檢警也無權干涉 <text:line-break/><text:line-break/>　　自二○二○年開始，東京西部的橫田基地將配置十架高事故率的魚鷹式傾轉旋翼機（CV-22），進行正式的低空飛行和空中加油訓練。由於被喻為高級住宅區的世田谷區、杉並區、練馬區、武藏野市等，幾乎都在橫田空域範圍內，屆時首都圈發生軍機墜落意外，恐怕不足為奇。 <text:line-break/><text:line-break/>　　萬一美軍軍機真的在首都圈墜落，造成日本國民傷亡，該怎麼處置？ <text:line-break/><text:line-break/>　　根據美日聯合委員會的密約協定，「日本當局無論在任何地方，都不會對美軍財產行使搜索、扣押、調查的權利。」正因如此，若美軍財產（如航空機具或車輛等）發生事故，日本的檢警也不得出手調查。而且此規定適用於日本全境，意即美軍在日本全境享有治外法權。 <text:line-break/><text:line-break/>https://www.books.com.tw/products/0010836661?loc=P_0002_021 </text:p>
      <text:p text:style-name="P5">陳真   |  2020.01.07 02:20   |   <text:a xlink:type="simple" xlink:href="http://palinfo.habago.org/Entry?Command=Information_PrintForum&amp;iPage=1#FORUM38368"><text:span text:style-name="T5">#</text:span></text:a></text:p>
      <text:p text:style-name="P7">卡韓政變 (226)：革命前夕 <text:line-break/><text:line-break/>陳真 2020. 1. 7. <text:line-break/><text:line-break/><text:line-break/>再過五天，便知勝負。從來沒有一次選舉如此難以預測，主要原因可能是經驗上的內在分裂： <text:line-break/><text:line-break/>一方面，人們經歷長達一整年針對韓國瑜鋪天蓋地完全不擇手段的骯髒抹黑與造謠，使得韓儼然成為粗鄙可笑的過街老鼠，人人喊打。 <text:line-break/><text:line-break/>但是，另一方面，除了校園及年輕族群之外，生活普遍經驗卻又一再顯示韓國瑜的壓倒性支持度。即便是當年的馬英九旋風，或是更早之前乃至八零年代的阿扁風潮，都完全比不上韓流的熱烈。 <text:line-break/><text:line-break/>這幾個月來，生活上的經驗常讓我有一種很強烈的感覺，那就是韓國瑜所代表的強大民意，幾乎到了快要爆炸的地步，彷彿這不僅僅是一場選舉，而是革命前夕。 <text:line-break/><text:line-break/>一般人估選票往往會進入某種精算，但我從來不管那些東西，因為，不論是當下民調或過往記錄，在我看來都比不上生活經驗與政治直覺來得準確。 <text:line-break/><text:line-break/>當然，每個人的生活經驗相去甚遠。我每天接觸的幾乎全是各種形式的「苦人」，跟菁英世界的經驗恐怕截然相反，因此做不得準。 <text:line-break/><text:line-break/>而且，選舉就跟比賽或考試一樣，寧可先大幅低估自己的勝算，才會有所警惕，一分都不能少，一票都別放棄。 <text:line-break/><text:line-break/>我只能說，截至目前為止，我和學姐的「韓若勝選，我將一個月可以不用洗碗」之賭約，我應能獲勝。至於獲勝幅度有多大，容我保密，以免影響選情。但我會偷偷事先告訴學姐，選後大家就能知道我的政治直覺準不準。 <text:line-break/><text:line-break/>前幾天，有個地方社團的負責人來找我拉票，拜託我支持韓國瑜，邀我出席社團內部活動。我雖婉拒參與，但我跟她說，是「我該拜託妳支持韓國瑜才對，因為我沒有影響力，我頂多只能影響我女兒，但她只有四歲。而妳卻有成千上萬的社團會員與支持者。」 <text:line-break/><text:line-break/>過去這樣一些地方社團幾乎一片綠油油，特別是在南部，更是綠到流綠汁。但是這回卻轉成韓粉。我問這位領導原因何在？她說，「韓國瑜為民服務的赤忱，感動人心，人民生活實在太苦了。」 <text:line-break/><text:line-break/>某個意義上，選舉一時的勝負並不是那麼重要。這意思是說，很多事情之成就，不一定一次就能做到。更重要的仍是「初衷」二字。只要初衷不變，我們總有一天就能走到目的地。 <text:line-break/><text:line-break/>三、四十年來，我被太多「政治人物」所騙，或者應該說是他們自己騙了自己，自欺欺人。其中一個就是阿扁，還有菊姊也是。事實上，他們一開始並非如今樣貌，而是一點一滴走了樣，甚至走向邪門歪道。 <text:line-break/><text:line-break/>儘管陳菊身邊一大堆貪官污吏，其中很多根本就是人渣等級，但我至今依舊相信陳菊的清廉以及淡泊名利，她不是一個會迷惑於金錢或權力的人。我不相信人會變，我不相信權力會腐化一個人，但我相信權力會使人迷失，使人迷惑，從而忘記初衷。 <text:line-break/><text:line-break/>幾十年的生活歷練，讓我對於人性有更多了解。我不敢用自己的人格對韓國瑜打包票。我相信他會清廉，但我不敢用絕對意義去斷言他將秉持對於每一項事物的基本正直，就如同我至今難以理解陳菊為何對其周遭或她所提拔的那一堆貪婪腐敗的政治人渣無動於衷，任其為所欲為。 <text:line-break/><text:line-break/>我覺得，做為一個無權無勢的一般人，我們所能做的有三點： <text:line-break/><text:line-break/>一是盼望，盼望上蒼憐我世人，憂患良多。 <text:line-break/><text:line-break/>二還是盼望，盼望任何接受人民負託與信任的政治人物，莫忘初衷，不要辜負人們的一番赤忱與信任。 <text:line-break/><text:line-break/>三是監督。越是你支持的人或黨，你越是應該注意他是否變質變壞，就如同我們會注意小孩是否思想行為偏差一樣，不應縱容包庇，因為那只會害了他。管好你所心儀的政黨或政治人物，才是最大最好的支持。</text:p>
      <text:p text:style-name="P8"><text:span text:style-name="T8">周舟</text:span><text:span text:style-name="T1"><text:s/>  |  2020.01.06 21:04   |   </text:span><text:a xlink:type="simple" xlink:href="http://palinfo.habago.org/Entry?Command=Information_PrintForum&amp;iPage=1#FORUM38367"><text:span text:style-name="T2">#</text:span></text:a></text:p>
      <text:p text:style-name="P9"><text:span text:style-name="T1">雁默是台灣人，我卻是在對岸平台發現他的文章，觀點和一般台灣政治評論員不同，對大陸的理解更深刻。我是他的粉絲，每隔幾天就上觀察者網看看他的專欄新文。</text:span><text:span text:style-name="T9"><text:line-break/>https://user.guancha.cn/user/personal-homepage?uid=219244</text:span></text:p>
      <text:p text:style-name="P8"><text:span text:style-name="T8">陳真</text:span><text:span text:style-name="T1"><text:s/>  |  2020.01.06 20:08   |   </text:span><text:a xlink:type="simple" xlink:href="http://palinfo.habago.org/Entry?Command=Information_PrintForum&amp;iPage=1#FORUM38366"><text:span text:style-name="T2">#</text:span></text:a></text:p>
      <text:p text:style-name="P10"><text:span text:style-name="T1">這篇寫得不錯。底下略有刪減，全文請看：</text:span><text:span text:style-name="T9">https://www.storm.mg/article/2114066 <text:line-break/><text:line-break/></text:span><text:span text:style-name="T1">陳真</text:span><text:span text:style-name="T9"><text:s/>2019. 01. 06.<text:line-break/><text:line-break/>===========================<text:line-break/></text:span><text:span text:style-name="T1">觀點投書：豢養網軍的蔡英文，單純善良？</text:span><text:span text:style-name="T9"><text:line-break/><text:line-break/></text:span><text:span text:style-name="T1">雁默</text:span><text:span text:style-name="T9"> 2019-12-30 <text:line-break/><text:line-break/></text:span><text:span text:style-name="T1">豢養網軍攻擊政敵的蔡英文，怎麼可能單純善良？（顏麟宇攝）</text:span><text:span text:style-name="T9"><text:line-break/><text:line-break/></text:span><text:span text:style-name="T1">撰寫此文時，「博恩夜夜秀」專訪韓國瑜節目播出還不滿</text:span><text:span text:style-name="T9">2</text:span><text:span text:style-name="T1">天，點閱人數已</text:span><text:span text:style-name="T9">259.3</text:span><text:span text:style-name="T1">萬，數字還在不斷快速升高，</text:span><text:span text:style-name="T9">3</text:span><text:span text:style-name="T1">小時後已</text:span><text:span text:style-name="T9">271.9</text:span><text:span text:style-name="T1">萬，看起來</text:span><text:span text:style-name="T9">3</text:span><text:span text:style-name="T1">日內應該能破</text:span><text:span text:style-name="T9">350</text:span><text:span text:style-name="T1">萬。選前約</text:span><text:span text:style-name="T9">2</text:span><text:span text:style-name="T1">週多一點，年輕選民又重新認識了韓國瑜，選情也滑向逆轉軌道上。</text:span><text:span text:style-name="T9">(</text:span><text:span text:style-name="T1">略</text:span><text:span text:style-name="T9">)<text:line-break/><text:line-break/></text:span><text:span text:style-name="T1">韓國瑜是草包嗎？其實根本不是，但他遭綠營鋪天蓋地詆毀了一整年，其主力就是拿錢黑韓的網軍，三人成虎，就算是天才也會被認為是草包。如果你的腦袋被網軍抹了豬油到現在還狀況外，就別再往下讀了。</text:span><text:span text:style-name="T9"><text:line-break/><text:line-break/></text:span><text:span text:style-name="T1">邱毅又來了，這次連同蔡正元，張顯耀一同揭發網軍之弊，所言皆有憑有據，藍營支持者與一般尚有良知與智商的大眾可等了好久，這樣才對。國民黨在不分區刷掉邱與張，還大有黨公職鬥爭吳斯懷，可見這個黨有多爛。</text:span><text:span text:style-name="T9"><text:line-break/><text:line-break/></text:span><text:span text:style-name="T1">無論你有多不認同邱毅的意識形態立場，既然你是庶民，就不該無視當今執政黨斑斑可考的腐敗證據。誰提出證據並不重要，我們百姓理應站在「反腐」陣營，看證據明辨是非，畢竟，這金權結構是寄生在我們辛苦的納稅錢上。</text:span><text:span text:style-name="T9"><text:line-break/><text:line-break/></text:span><text:span text:style-name="T1">我問某風景區小吃店老闆，有沒有受惠於秋冬旅遊補助政策？老闆謹慎，刻意淡然只講一句：還不都是我們的錢？這句就夠了，廣大的勞苦大眾很多都是當今政府的隱性反對者，是網軍再猖獗也覆蓋不了的真實民意。</text:span><text:span text:style-name="T9"><text:line-break/><text:line-break/></text:span><text:span text:style-name="T1">該醒醒了，民進黨養網軍在暗中鬥爭異己的資源，還不都是我們的錢？你信民進黨政客會自己掏腰包？你信富家女蔡英文會自己掏腰包？那你是只長橫肉不長腦的網紅？還是肥貓一員？</text:span><text:span text:style-name="T9"><text:line-break/><text:line-break/></text:span><text:span text:style-name="T1">韓國瑜在第二次政見會時，抨擊蔡英文「建立網軍</text:span><text:span text:style-name="T9">199</text:span><text:span text:style-name="T1">吃到飽」，蔡有沒有拿出具題佐證反擊之？沒有，唯獨此事，她異乎尋常地</text:span><text:span text:style-name="T9">Mute</text:span><text:span text:style-name="T1">，不沾鍋就沒事了嗎？</text:span><text:span text:style-name="T9"><text:line-break/><text:line-break/></text:span><text:span text:style-name="T1">講個笑話：蔡英文單純善良</text:span><text:span text:style-name="T9">............</text:span><text:span text:style-name="T1">。這話也說得出口，若非反諷，韓國瑜可能長了「愛與包容癌」。</text:span><text:span text:style-name="T9"><text:line-break/><text:line-break/></text:span><text:span text:style-name="T1">以網軍暗中攻擊藍營政敵，已是下作，攻擊綠營同志，更是醜陋。邱毅拿出證據直指民進黨與行銷公司合作，指揮網軍以抹黑抹紅的手法攻擊藍軍與韓，這自是不在話下，但以反串與挑撥的手法攻擊賴清德與呂秀蓮以及「原側翼」柯文哲，真令人大開眼界。</text:span><text:span text:style-name="T9"><text:line-break/><text:line-break/></text:span><text:span text:style-name="T1">賴，呂，柯，都是阻礙蔡英文連任的路邊大石。以前陳水扁還自己親手搬開大石，現在蔡英文僅需網軍黑手代勞？一切網路化作業，腐敗升級就對了？</text:span><text:span text:style-name="T9">(</text:span><text:span text:style-name="T1">略</text:span><text:span text:style-name="T9">)<text:line-break/><text:line-break/></text:span><text:span text:style-name="T1">別忘了，這一切，都是蘇啟誠以生命控訴換來的。</text:span><text:span text:style-name="T9"><text:line-break/><text:line-break/></text:span><text:span text:style-name="T1">說到柯文哲，那更精彩了，蔡網軍反串時力網軍攻擊柯文哲，收買柯網軍？這齣真乃神劇。大綠明著與諸小綠談合作，同時暗中離間諸小綠，「冰與火之歌」劇情瞠乎其後，大陸宮鬥劇也應爭相取材。而柯文哲又能說什麼呢？當初打連勝文時，自己網軍不也很暗黑？如今不過遇到黑吃黑現世報而已。</text:span><text:span text:style-name="T9"><text:line-break/><text:line-break/></text:span><text:span text:style-name="T1">至於時力，被玩到除了與柯決裂，內部大將也遭大綠收編，現在挺蔡挺到剖心肝，黃國昌還興沖沖找大綠東廠派怪手猛挖韓岳父砂石場。一個已裂無可裂小黨，說實話，目前選情很好嗎，昌神？</text:span><text:span text:style-name="T9"><text:line-break/><text:line-break/></text:span><text:span text:style-name="T1">根據「耀正毅」</text:span><text:span text:style-name="T9">3</text:span><text:span text:style-name="T1">人組的說法，民進黨網軍可謂組織嚴密，手段多樣，目標明確，而且資源無虞。其資金來源疑似有三</text:span><text:span text:style-name="T9">: </text:span><text:span text:style-name="T1">民進黨政黨補助款，政府標案，特定公司補助。而這三大來源，沒有一項不是民脂民膏，不是嗎？蘇貞昌要不要再「哼」一次給國人看看？</text:span><text:span text:style-name="T9"><text:line-break/><text:line-break/></text:span><text:span text:style-name="T1">腐敗證據確鑿，蔡英文的回應卻是「邱毅的話能信嗎？」。</text:span><text:span text:style-name="T9"><text:line-break/><text:line-break/></text:span><text:span text:style-name="T1">秉皇上，邱毅的意識形態，品格，信用，長相與他手中的證據一點關係也沒有，請回應證據，而不是反過來質疑揭弊者人格。</text:span><text:span text:style-name="T9"><text:line-break/><text:line-break/></text:span><text:span text:style-name="T1">按目前「耀正毅」揭發的網軍政商結構，正是不折不扣的「魔獸世界」，地下東廠，而民進黨想以「反滲透法」來遮蓋自身腐敗，我就想問台灣人民一句</text:span><text:span text:style-name="T9">: </text:span><text:span text:style-name="T1">到底是共產黨在吃你納稅錢養東廠，還是民進黨？</text:span><text:span text:style-name="T9"><text:line-break/><text:line-break/></text:span><text:span text:style-name="T1">民進黨從你口袋掏錢，再用這筆錢養網軍洗腦你，好讓自己連任繼續掏你口袋，請問，你的口袋是有多深？繼續投綠，腦袋是有多笨？</text:span><text:span text:style-name="T9"><text:line-break/><text:line-break/></text:span><text:span text:style-name="T1">「耀正毅」</text:span><text:span text:style-name="T9">3</text:span><text:span text:style-name="T1">人組在這幾年根本是無權無勢的「浪人」，蔡英文才是大權一把抓的幕府大將軍，將軍弊端遭浪人揭發，卻還有人在社群網站號召，意圖暴力攻擊邱毅與其家人，難道將軍腐敗，罪在浪人？</text:span><text:span text:style-name="T9"><text:line-break/><text:line-break/></text:span><text:span text:style-name="T1">再笑一次：蔡英文單純善良。</text:span><text:span text:style-name="T9"><text:line-break/><text:line-break/></text:span><text:span text:style-name="T1">＊作者為自由撰稿人</text:span></text:p>
      <text:p text:style-name="P8"><text:span text:style-name="T8">陳真</text:span><text:span text:style-name="T1"><text:s/>  |  2020.01.06 19:41   |   </text:span><text:a xlink:type="simple" xlink:href="http://palinfo.habago.org/Entry?Command=Information_PrintForum&amp;iPage=1#FORUM38365"><text:span text:style-name="T2">#</text:span></text:a></text:p>
      <text:p text:style-name="P9"><text:span text:style-name="T1">萬康，</text:span><text:span text:style-name="T9"><text:line-break/><text:line-break/></text:span><text:span text:style-name="T1">就事論事，若有冒犯，還請原諒。</text:span><text:span text:style-name="T9"><text:line-break/><text:line-break/></text:span><text:span text:style-name="T1">任何人去到那些被美國</text:span><text:span text:style-name="T9"><text:s/>"</text:span><text:span text:style-name="T1">民主輸入</text:span><text:span text:style-name="T9">" </text:span><text:span text:style-name="T1">的國家，都有成為暴力犯罪受害者的高度風險。</text:span><text:span text:style-name="T9"><text:line-break/><text:line-break/></text:span><text:span text:style-name="T1">比方說伊拉克，原本整個國家逐漸步上正軌，社會趨穩，公衛設施在中東更是首屈一指，新生兒死亡率偏低，意味著一種良好的公衛狀況。</text:span><text:span text:style-name="T9"><text:line-break/><text:line-break/></text:span><text:span text:style-name="T1">但是，海珊不太聽美國把拔的話，竟然在</text:span><text:span text:style-name="T9">2002</text:span><text:span text:style-name="T1">年年底準備要以歐元做為儲備貨幣，並宣布說聯合國之</text:span><text:span text:style-name="T9"><text:s/>"</text:span><text:span text:style-name="T1">以油換糧</text:span><text:span text:style-name="T9">" </text:span><text:span text:style-name="T1">計畫將一併改為歐元計價。</text:span><text:span text:style-name="T9"><text:line-break/><text:line-break/></text:span><text:span text:style-name="T1">隔年，美國就入侵、血洗了伊拉克，吊死海珊，上百萬人淪為戰爭亡魂。</text:span><text:span text:style-name="T9"><text:line-break/><text:line-break/></text:span><text:span text:style-name="T1">海珊過去是美國口中的</text:span><text:span text:style-name="T9"><text:s/>"</text:span><text:span text:style-name="T1">民主鬥士</text:span><text:span text:style-name="T9">"</text:span><text:span text:style-name="T1">，但是因為太不聽話，很快就變成</text:span><text:span text:style-name="T9"><text:s/>"</text:span><text:span text:style-name="T1">恐怖份子</text:span><text:span text:style-name="T9">"</text:span><text:span text:style-name="T1">，伊拉克則被美國點名為</text:span><text:span text:style-name="T9"><text:s/>"</text:span><text:span text:style-name="T1">邪惡軸心國</text:span><text:span text:style-name="T9">" </text:span><text:span text:style-name="T1">的</text:span><text:span text:style-name="T9"><text:s/>"</text:span><text:span text:style-name="T1">榜首</text:span><text:span text:style-name="T9">"</text:span><text:span text:style-name="T1">。</text:span><text:span text:style-name="T9"><text:line-break/><text:line-break/></text:span><text:span text:style-name="T1">很多人看戰爭光看當場死於炮火的人數，這是不對的，真正的死亡大宗及人間煉獄之慘況並非來自炮火本身，而是來自社會秩序與民生資源與設施的崩盤，缺糧，缺藥物，醫院停擺，醫護被殺，法院被毀，商店被搶，四處姦殺擄掠。在這種情況下，老幼婦孺特別容易受害。</text:span><text:span text:style-name="T9"><text:line-break/><text:line-break/></text:span><text:span text:style-name="T1">長達幾年的時間，美軍佔領下的伊拉克街頭甚至出現代為殺人的買凶生意，看你想殺誰或對誰不爽，委託我，我幫你搞定；連殺人都不犯法了，何況偷搶拐騙與強姦。這樣一種往往持續多年的暴亂失序狀態，這樣一些並非直接死於炮火的各類型罹難者，事實上才是侵略戰爭最大的恐怖與傷亡。</text:span><text:span text:style-name="T9"> <text:line-break/><text:line-break/></text:span><text:span text:style-name="T1">美軍入侵時，甚至還特別</text:span><text:span text:style-name="T9"><text:s/>"</text:span><text:span text:style-name="T1">開放</text:span><text:span text:style-name="T9">" </text:span><text:span text:style-name="T1">具有人類文明重要價值的伊拉克博物館供大家搶，而故意不加以阻止。布希讚賞說</text:span><text:span text:style-name="T9"><text:s/>"</text:span><text:span text:style-name="T1">自由就是這麼一回事</text:span><text:span text:style-name="T9">"</text:span><text:span text:style-name="T1">，並說這是追求自由的代價。</text:span><text:span text:style-name="T9"><text:line-break/><text:line-break/></text:span><text:span text:style-name="T1">這些事寫過好幾百萬字了，只是順口提起，我只是想說：在這樣一種戰亂情況下，路邊凍死、餓死、生病或受傷流血至死者，不計其數。大多人道救援組織都得撤走，因為自身難保，就連最勇於在槍林彈雨中救難的</text:span><text:span text:style-name="T9">MSF</text:span><text:span text:style-name="T1">，有時連自身也會被炸被殺。根據各項鐵證，美國就曾多次蓄意轟炸</text:span><text:span text:style-name="T9"><text:s/>MSF </text:span><text:span text:style-name="T1">的醫療院所，甚至把一整個醫院幾十個醫護人員全殺掉。</text:span><text:span text:style-name="T9"><text:line-break/><text:line-break/></text:span><text:span text:style-name="T1">大家懂我的意思吧？戰亂之中，什麼樣的事都可能發生，這跟你的國家有沒有反恐或是不是誰的盟友沒有必然關連。後藤健二等人，出於憐憫，多次深入險境，為弱者發聲或提供救援，自己卻為此殉道；小刀斬首，被人一刀一刀慢慢把頭割斷。</text:span><text:span text:style-name="T9"><text:line-break/><text:line-break/></text:span><text:span text:style-name="T1">他們並非無知，他們完全知道危險，但仍然還是為所當為。如果你了解他們，就不會以為他們只是什麼被無端扯入的倒霉鬼似的。</text:span><text:span text:style-name="T9"><text:line-break/><text:line-break/></text:span><text:span text:style-name="T1">一如若雪，這樣一些人，他們的勇氣和善良，他們的無辜，他們所承受的痛苦，雖然無法改變當下的現狀，卻給人類社會長久的發展保留一絲向善的可能；人總不可能在永無止盡的利害計算之中找到任何救贖與出路。</text:span></text:p>
      <text:p text:style-name="P8"><text:span text:style-name="T8">謝穎芝</text:span><text:span text:style-name="T1"><text:s/>  |  2020.01.06 17:08   |   </text:span><text:a xlink:type="simple" xlink:href="http://palinfo.habago.org/Entry?Command=Information_PrintForum&amp;iPage=1#FORUM38364"><text:span text:style-name="T2">#</text:span></text:a></text:p>
      <text:p text:style-name="P10"><text:span text:style-name="T1">林靜儀的「統一言論叛國說」打臉了蔡啥洨的「維持現狀論」，綠渣亂黨東騙西騙，無奈就是有一堆蠢蛋會買單，真是無言～</text:span></text:p>
      <text:p text:style-name="P5">張萬康   |  2020.01.06 15:05   |   <text:a xlink:type="simple" xlink:href="http://palinfo.habago.org/Entry?Command=Information_PrintForum&amp;iPage=1#FORUM38363"><text:span text:style-name="T5">#</text:span></text:a></text:p>
      <text:p text:style-name="P6">謝謝陳真指導與糾正。後藤健二、湯川遙菜，我追蹤過他們的事，對前者很敬佩，他和孩子們相處的笑容看了感心，對後者是有點敬佩（比我勇敢得多），比較多的是同情，與難以定義......有點像台灣一個歌唱的女子團體「City魅」被稱作不明定義團體，她們很土氣但可愛，紅不起來，解散很久。 <text:line-break/>高遠菜穗子我不曉得，欠學！立刻爬文。 <text:line-break/>我行文粗糙，用詞不當，謝謝你指正。而且把被綁架或遭恐攻當成台灣不要靠美國太近的理由，這角度、層次也有點低。很見笑，覺有點糗，哈哈哈哈哈（尬笑），不過能從陳真身上學到東西，不也是來這裡的目的之一嗎？（這兩句有點像寫作文，但也確實是如此。這是收穫。） <text:line-break/>其他方面也謝謝你的指出。 <text:line-break/><text:line-break/>晚上在庶民風味的咖啡店遇到一個44歲的女士。她對我笑說，美國賣的直昇機是怎麼回事啊？應該叫他們賠啊，才用多久就摔了兩架，一般買小家電也有保固的啊。</text:p>
      <text:p text:style-name="P5">鄭豐遠   |  2020.01.06 11:52   |   <text:a xlink:type="simple" xlink:href="http://palinfo.habago.org/Entry?Command=Information_PrintForum&amp;iPage=1#FORUM38362"><text:span text:style-name="T5">#</text:span></text:a></text:p>
      <text:p text:style-name="P7">台灣人非常崇拜英語，以懂英語為榮，問題是真正有心學習英語的人卻佔極少數。我有個親戚的小孩，從小什麼沒學好，倒是學了一身虛榮，在人前喜歡故意講英語，講什麼呢? 只要看到有人，他就會衝過來大喊一句: What's up guys? <text:line-break/><text:line-break/>然後呢? 沒有然後了，因為他就只會這一句 (大概從電視學的)，永遠都是大喊一句 What's up guys? 他的父母顯然對此感到很滿意，經常和別人說自己的小孩"英語很好"。問題是，一個人如果從頭到尾只會講一句話，你真的會認為他懂英語嗎? 就算你把十句話，一百句話背得滾瓜爛熟，我們也不會認為這稱得上能掌握一門語言。畢竟所謂語言，得是在一種無數句子的實踐之後，產生了一種新的、屬於你自己與它之間的連結，他才會真的成為"你的語言"。 <text:line-break/><text:line-break/>離開台灣至今三年半了，這三年半最大的一個收獲就是，我對中國以及相關的國際常識從一個可說完完全全一無所知的人，稍微進化到有一點點點基本的理解和認識，差不多就像從一個完全不懂英語的人，稍微進步到能用英語買菜那樣。但就算只是這樣一種微不足道的進步，經常也使我在面對台灣同胞時，對其發言或想法有種極大的驚訝，心中經常會出現三個巨大的驚嘆號，那就是: <text:line-break/><text:line-break/>中國怎麼會是你說的那樣？！ <text:line-break/><text:line-break/>美國怎麼會是你說的那樣？！ <text:line-break/><text:line-break/>世界怎麼會是你說的那樣？！ <text:line-break/><text:line-break/><text:line-break/>感謝巴勒網，讓我的"語言基礎"比其他人稍微好一點。面對兩岸關係，我經常對台灣同胞的想法感到很震驚，因為大部份人顯然完完全全不知道自己在說什麼。比如解放軍，人們顯然完完全全不理解解放軍是什麼樣的一種存在。今天就算退一萬步來說，台灣必須把中國當作一個敵人而不是一個同胞，那你也不可能、不應該用這樣的方式去描述台軍和解放軍之間的關係。你更不可能、也更不應該去進行那樣的一種挑釁和妄想。 <text:line-break/><text:line-break/>你知道 1949 年中華人民共和國成立後，打過幾次戰爭嗎? 你知道其中和美國交過幾次手，以及這些戰爭的結果嗎? 你有聽過珍寶島事件和中越戰爭 (不是越戰) 嗎? 你知道這些戰爭的結果嗎? <text:line-break/><text:line-break/>如果大家不知道，不妨搜尋一下相關關鍵字，維基百科上就有一些資料。 <text:line-break/><text:line-break/>共產黨領導下的中國，面對主權和領土，從來不會有一絲妥協的。上面說的珍寶島事件最終差點引發中蘇之間的核戰，中越戰爭則對越南一整個國家造成毀滅性的打擊，而這些都還是在中國的國力及軍隊遠不及對手的狀況下發生的。今天中國的實力已經可以說遠超過除了美國之外的所有國家，台灣對中國來說又是一個完全的內政而不是邊界問題，你認為中國有可能會因為任何武力的恫嚇而收手嗎? <text:line-break/><text:line-break/>台灣人再怎麼厭惡或排斥對岸的中國，都絕不應該選擇武力思維來當作解決途徑，因為第一你是意圖在殘殺和自己同文同種的華人同胞，第二以目前解放軍的能力，你根本無法殘殺對方，只有對方能輕易殘殺你。如果連這一丁點幾本認識都沒有，那我們會說你根本不瞭解兩岸情勢，根本不知道台灣是什麼角色。</text:p>
      <text:p text:style-name="P5">陳真   |  2020.01.06 11:49   |   <text:a xlink:type="simple" xlink:href="http://palinfo.habago.org/Entry?Command=Information_PrintForum&amp;iPage=1#FORUM38361"><text:span text:style-name="T5">#</text:span></text:a></text:p>
      <text:p text:style-name="P6">卡韓政變 (225)：該被轉型的反而正義了 <text:line-break/><text:line-break/>陳真 2020. 1. 6. <text:line-break/><text:line-break/><text:line-break/>容我零星講些比較「隨興」的想法。我常批評陰謀論，但我並不認為王大師是個陰謀論者，此陰謀非彼陰謀，他似乎仍然比較接近是個懷疑論者。當然，當懷疑主義者如果連「善」也失去信任，就很容易溜滑梯，走向虛無，走向無腦陰謀論，凡事都亂懷疑一通。 <text:line-break/><text:line-break/>我有篇英文論文，講到nonsense這個概念。齊克果、尼采和維根斯坦都圍繞著nonsense打轉，為何他們沒有走向比方說叔本華那樣一種虛無主義，也許是因為他們終究都還相信著某種東西之無可置疑。 <text:line-break/><text:line-break/>這樣一種「基本信任」，對我們自身來說，無非也是一種自我救贖。因為，當我們什麼都不信時，那你還相信自己嗎？如果你真的什麼都不信，為何卻這麼相信自己的胡亂猜疑？為何反倒相信無腦的陰謀論？ <text:line-break/><text:line-break/>講這些是為了說明陰謀論和懷疑主義之間仍然有個重大區別，後者「來風」，但並非全然「空穴」。 <text:line-break/><text:line-break/>即便承認懷疑主義的價值，我一般仍然不會在這個層次上談事情，而是採取知識上的極端保守主義，亦即相當有把握的事我才公開講。但在私底下，比方說我跟學姊之間，言論尺度就不會這麼嚴謹了。 <text:line-break/><text:line-break/>舉個例，我對綠營數以兆計的瘋狂貪污及貪瀆規模始終感到有點不可思議，因為那根本就是末世紀的幹法，能搶就搶，能撈就撈，完全沒有尺度，沒有一絲廉恥，完全不顧吃相了。為什麼？因為沒有明天。 <text:line-break/><text:line-break/>這意味著什麼？意味著： <text:line-break/><text:line-break/>一，某種攤牌的時刻快到了。 <text:line-break/><text:line-break/>二，搞爛台灣是美方所樂見，甚至已形成一種政策，因此放縱走狗們盡量貪，盡量惡搞，搞死台灣。一來做為一種滋生動亂的基礎環境，二來讓對岸有朝一日就算收復台灣，亦是一片荒蕪。 <text:line-break/><text:line-break/>這其實一點都不是陰謀論，而是合理懷疑，畢竟綠營之所為，絲毫看不出來這些政治人渣打算在台灣長治久安地生活下去。 <text:line-break/><text:line-break/>看事情有正反兩種推論。你可以從正面(positive)思考，也能從反面倒過來想，亦即：「如果不是這樣，還會哪樣？」如果人渣們不是抱持著末世紀心態，怎麼可能殺雞取卵什麼都要吸乾啃光？ <text:line-break/><text:line-break/>蔡英文欺盡世人長達三十幾年的假學歷亦是反面 (negative)思維之一例：如果她的學歷是真的，她一秒鐘就能證明，還需要打官司控告人嗎？打官司不是要證據嗎？那她就把證據直接拿出來不就好了？怎麼反而把根本毫無機密性可言的升等資料列為期限長達30年的機密？那不是心裏有鬼嗎？再說，30年後，還有幾個人認識什麼蔡英文？ <text:line-break/><text:line-break/>蔡英文是舊國民黨紅人，也就是她最喜歡扣別人帽子的所謂「黨國餘孽」。她自己就是黨國餘孽的最典型代表。在那個黨國壓倒一切的皇朝年代，別說沒有博士學位，就算連小學學位也沒有，只要黨政關係良好，想去黨校(政大) 任教，一點也不是問題。 <text:line-break/><text:line-break/>蔡英文當年的貴人是一位舊黨國紅人，叫做馮滬祥。這個人跟我有點間接的淵源。當年 (1985年)，我和阿耀等人幫阿扁在高雄辦了一個「一人一元、輪椅行軍」的抗議活動，就是因為阿扁在黨外雜誌上指出這位東海大學哲學系的馮滬祥教授之論文乃是通篇抄襲，「以翻譯代替著作」。 <text:line-break/><text:line-break/>這是一個根本無可抵賴的事實，結果，抓小偷的阿扁，反而被小偷馮滬祥給抓去關了一年 (背後指使者就是宋楚瑜)，而且還判決阿扁必須賠償馮滬祥兩百萬元。這個案子就是所謂蓬萊島事件。我們在高雄幫阿扁發動的「一人一元、輪椅行軍」抗議活動，就是為了募集這兩百萬罰款，做為一種抗爭。 <text:line-break/><text:line-break/>這位馮滬祥當年呼風喚雨，喊水會結冰，他就是當年引薦蔡英文進入學界的當朝紅人。 <text:line-break/><text:line-break/>馮先生幾年前性侵家中菲傭，事後不承認，反而對菲傭反咬一口，說對方意圖勒索。強姦人不承認，反而還想陷害人，行徑非常卑鄙。還好，後來在受害者陰道深處採集到馮滬祥的精子，因此判決三年四個月有期徒刑。想不到，人家阿扁紮紮實實坐了幾年牢，馮滬祥卻居然只坐牢82天就保外就醫至今。 <text:line-break/><text:line-break/>馮滬祥打從舊黨國時期至今的種種敗行劣跡，自然無法推論出蔡英文的學位真假。蔡的學位就是假的，因為她完全無法證明它是真的；數以百計的資料都指向假學歷的結論。我只是想說，這樣一些事，在當年舊國民黨呼風喚雨一手遮天為所欲為的年代，其實並不稀奇。 <text:line-break/><text:line-break/>台灣確實需要轉型正義，才能讓各方妖魔鬼怪現形，讓善惡是非獲得它應有的評價。荒唐的是，需要被轉型的，卻重新集結，掠奪政權，反而成為正義的一方，繼續變本加厲地殘害忠良，危害社會。</text:p>
      <text:p text:style-name="P5">陳真   |  2020.01.06 10:42   |   <text:a xlink:type="simple" xlink:href="http://palinfo.habago.org/Entry?Command=Information_PrintForum&amp;iPage=1#FORUM38360"><text:span text:style-name="T5">#</text:span></text:a></text:p>
      <text:p text:style-name="P6">萬康， <text:line-break/><text:line-break/>幾位在伊拉克或敘利亞被綁架、勒贖的日本人，例如高遠菜穗子、後藤健二與湯川遙菜，他們之所以被綁或被殺 (後藤健二與湯川遙菜) 並非因為什麼「被捲入」那般猥瑣，而是自願前往危險地區。 <text:line-break/><text:line-break/>特別是後來被救出的高遠菜穗子與遭到斬首的後藤健二，我對他們充滿敬意：善良，勇敢，正直。他們長年從事關注與協助戰區受難者及難民特別是兒童難民的工作。要不是世界上依然有這樣一些人的存在，活著肯定是一件很孤單的事。就跟阿桑吉一樣，他們就像陽光，就像燈塔，給人們 (至少是給我) 帶來一種指引與仰望。 <text:line-break/><text:line-break/>至於你對兩岸之間的描述，什麼「戰爭狀態」、「反共機制」的什麼「處斷力」云云，事實上也完全脫離了基本現實。</text:p>
      <text:p text:style-name="P5">孫從輔   |  2020.01.06 10:23   |   <text:a xlink:type="simple" xlink:href="http://palinfo.habago.org/Entry?Command=Information_PrintForum&amp;iPage=1#FORUM38359"><text:span text:style-name="T5">#</text:span></text:a></text:p>
      <text:p text:style-name="P7">有一次朋友問我：台灣應該靠向中國還是美國？ <text:line-break/><text:line-break/>我說：當然是中國，兩岸同文同種，而且美國那麼邪惡。 <text:line-break/><text:line-break/>朋友顯然不認同我的回答，但也不想在這個認定上討論下去，於是轉換問題：撇開血緣和道德，純就台灣人的利益來說，應該靠向中國還是美國？ <text:line-break/><text:line-break/>我說：答案很簡單。就算兩個強權國家一樣壞，台灣應該選擇在小學課本裡面教導台灣人是同胞的那個國家。 <text:line-break/><text:line-break/>朋友默然不語，但也無法反駁。 <text:line-break/><text:line-break/>我曾從一些最基本的假設開始思考，認識到台灣人因兩岸關係得到的好處，遠大於目前的商業利益，但大部分人不自知。首先，對台灣來說，什麼是最糟的命運？我認為最糟的莫過於是遭受核武器攻擊，以致島毀人亡 (如果以百年時間為尺度，這個擔憂並不誇張)。由於台灣被當作是中國的一部分，中國大陸本身不可能對台灣進行島毀人亡的打擊。而任何國際勢力也都認識到，對台灣的毀滅性打擊，將被中國大陸視為對本土的攻擊。從這方面來說，台灣是相當安全的。比如朝鮮若要對週邊的美國附庸國進行核武威脅，日本最應該擔心，韓國反而不需要那麼擔心，而台灣完全不用擔心。因此，台灣在發展過程中，已經免去了世上許多中小國家僅僅為了要在險惡的國際叢林中生存下來，所需付出的代價 (想想古巴和伊朗)。惟一可能對台灣進行毀滅性武力打擊的只有美國，他們在棄守時可能會設法把一切搞爛，而中共絕對會全力降低此事發生的機率。 <text:line-break/><text:line-break/>再來，就如一開始所說，中國大陸從小學就開始教導台灣人是同胞。對台灣人來說，世界上有什麼比十幾億人接受這樣的政治教育更有福氣的事？如果我們對台灣仇中教育的根深蒂固感到悲觀，那我們應該對大陸正面教育的根深蒂固---即使打個折吧---感到樂觀，至少我是如此。對岸網路上百萬人的仇台言論固然驚人，但和從小受同胞教育的十幾億人比起來，可能微不足道。如果對岸修改這項政治教育，或者對西方媒體管制開放了，才真正值得擔憂。不過我支持陳真醫生的呼籲，對岸能少一個無腦仇台的同胞總是好。 <text:line-break/><text:line-break/>最後，我也是被李光耀一段話說服，才開始相信兩岸必然統一。他的論述大概是這樣：”台灣對中國是核心利益，對美國不是，因此中國在統一戰爭中，一次打不過會再打，二次打不過會再打，直到打贏為止。” <text:line-break/><text:line-break/>我希望中共能著重在消滅台灣人的反抗意志，而非台灣人的生命。雖然對台灣人來說並不光采，但活下來才有可能性，才有機會認識到昨非而今是。</text:p>
      <text:p text:style-name="P5">葉小慧   |  2020.01.06 02:22   |   <text:a xlink:type="simple" xlink:href="http://palinfo.habago.org/Entry?Command=Information_PrintForum&amp;iPage=1#FORUM38358"><text:span text:style-name="T5">#</text:span></text:a></text:p>
      <text:p text:style-name="P6">前幾天掃到一篇關於美國媒體涉香港報導的雙標新聞，感到相當難得，但因為中文來源是橙訊，覺得需要再做追蹤原始文章出處，目前找到新蘇黎世報NZZ的原始版本： <text:line-break/><text:line-break/>«New York Times» und CNN berichten tendenziös über die Aufstände in Hongkong: Woher rührt die Doppelmoral amerikanischer Medien? <text:line-break/><text:line-break/>Matthias Müller, Peking <text:line-break/><text:line-break/>28.12.2019, 05.30 Uhr <text:line-break/><text:line-break/><text:a xlink:type="simple" xlink:href="https://www.nzz.ch/feuilleton/die-doppelmoral-der-amerikanischen-medien-ld.1530254">https://www.nzz.ch/feuilleton/die-doppelmoral-der-amerikanischen-medien-ld.1530254</text:a><text:line-break/><text:line-break/>---- <text:line-break/>[中文版本 by 橙訊] <text:line-break/><text:line-break/>瑞士主流媒體引大量數據　揭美國媒體在涉香港報導上嚴重「雙標」 <text:line-break/><text:a xlink:type="simple" xlink:href="http://www.orangenews.hk/news/system/2020/01/03/010135857.shtml">http://www.orangenews.hk/news/system/2020/01/03/010135857.shtml</text:a><text:line-break/><text:line-break/>2020-01-03 12:39 <text:line-break/><text:line-break/>瑞士主流媒體引大量數據　揭美國媒體在涉香港報導上嚴重「雙標」 <text:line-break/><text:line-break/>【橙訊】瑞士主流媒體《新蘇黎世報》近日刊發駐華記者馬蒂亞斯·穆勒題為《美國媒體在涉香港報導上的尷尬》的文章，引用大量資料和觀點批評美國及西方媒體在涉港報導中採用雙重標準，高度扭曲、偏離事實，嚴重政治化，背離媒體使命。 <text:line-break/><text:line-break/>一、美國及西方媒體在涉港報導和對其它國家報導呈明顯兩面性。 <text:line-break/><text:line-break/>一是體現在報導數量上。Fair.org對CNN和《紐約時報》進行的調查顯示，上述兩家媒體對香港的報導數量、密集程度遠高於對同樣動盪的智利、厄瓜多爾、海地等地，而顯然上述國家在過去幾周的傷亡人數和被捕者人數明顯更多，事態也更加嚴重。 <text:line-break/><text:line-break/>截止11月22日，兩家媒體共刊發737篇涉港報導，36篇涉智利報導、28篇涉海地報導、12篇涉厄瓜多爾報導。報導的絕對數量某種程度上暗示了其扭曲程度。 <text:line-break/><text:line-break/>二是體現在報導基調上。研究顯示，10月份香港暴力升級以來，CNN和《紐約時報》仍堅持以「民主抗議者」稱呼上街示威的人，但對智利和厄瓜多爾的示威者則稱為「暴亂分子」、「縱火者」、「匪徒」，顯示兩群人做同一件事，報導卻不是一回事。 <text:line-break/><text:line-break/>二、以《紐約時報》和CNN為首的西方知名媒體在涉港報導上高度扭曲、偏離事實。 <text:line-break/><text:line-break/>在上述兩個媒體高度片面關注香港警方「暴力鎮壓」時，被暴力示威者打死的70歲老人在兩家媒體看來卻是不值一提的小事。暴力示威者用弓箭襲警一事在《紐約時報》的報導中被輕描淡寫成「警察被箭頭所傷，原因是示威者試圖反抗暴力鎮壓的警方」。 <text:line-break/><text:line-break/>據fair.org調查顯示，CNN的報導畫面中出現的示威者自製的炸彈與2013年波士頓馬拉松恐襲事件中造成大量人員死傷的炸彈威力相當，甚至更大。但CNN對這些無節制使用暴力的證據視而不見，依然將其美化為「民主抗議人士」，嚴重偏離事實。 <text:line-break/><text:line-break/>三、號稱「客觀獨立」的美媒實則嚴重「政治化」。 <text:line-break/><text:line-break/>美媒對於有無外國實力介入香港局勢的報導顯示了涉港報導被毒化。對美國保持理智的西方外交官普遍認為，從美國過去在智利、伊拉克、尼加拉瓜及其他地區的動作看，此次美國極有可能插手了香港局勢。但如果與美國記者探討這一點，他們會堅決否認。因為美國支持厄瓜多爾政府，當地暴亂在他們看來是委內瑞拉總統馬杜羅惡意干預的結果，美國的盟友是神聖不可侵犯的。 <text:line-break/><text:line-break/>四、知名美媒雙標報導的原因或許僅僅因為他們與香港暴力示威者有共同的「敵人」，即崛起中的中國。所以為香港暴力分子辯護已寫入美國媒體的基因中。 <text:line-break/><text:line-break/>五、目前美西方媒體的報導方式已背離媒體使命。 <text:line-break/><text:line-break/>《紐約時報》和CNN以及其他西方媒體上述此類雙標的報導只會幫倒忙，媒體原本的使命應該是與各方保持距離、批判性地報導，指出真正的問題，而不是現在這樣。 <text:line-break/><text:line-break/>責編：CW</text:p>
      <text:p text:style-name="P5">陳真   |  2020.01.06 01:57   |   <text:a xlink:type="simple" xlink:href="http://palinfo.habago.org/Entry?Command=Information_PrintForum&amp;iPage=1#FORUM38357"><text:span text:style-name="T5">#</text:span></text:a></text:p>
      <text:p text:style-name="P7">我從美國身上看到一個 "成功" 要素就是 "絕對理性"，或者說 "完全的利害取向"，簡單說就是絕不允許一絲無謂情感或一絲道德考量的影響，完全在利害方面做分析，完全目的取向，完全不擇手段。 <text:line-break/><text:line-break/>當他把你當成狗，你究竟扮演哪一種狗，還是有區別；根據不同的目的與情境，就有不同的考量。但有一點不能允許的就是自由意志。狗是絕對不允許有任何違逆主人命令的自由意志的。任何企圖抗命者，絕對會遭到懲罰或消滅，例如伊拉克的海珊。 <text:line-break/><text:line-break/>另外，常有人問我韓國瑜到底會不會贏？其實我也不知道。在這一點上，我不會比大家更高明。往後六天，若無其它奧步出現，我自己是估計他將可贏至少五十萬票。與其說是估計，不如說是憑感覺猜測。 <text:line-break/><text:line-break/>但我也不是完全沒有根據。比方說，你從綠營的抹黑程度之頻繁與無所不用其極以及美方的黑韓鬼話不斷，就可以知道：韓勝選的可能性是大幅存在的。倘若毫無勝選可能，綠營不可能那麼緊張，不可能抹黑成那樣子，就比方說一個巨人跟小孩打架，肯定是穩贏的。這時候，巨人會緊張得每天上健身房或處心積慮想給這小孩下毒嗎？ <text:line-break/><text:line-break/>我唯一沒有把握的是我不知道美國及這些綠色人渣會再搞出什麼奧步。很難想像人渣歹徒們會束手就擒，這向來不是他們的作風。不管誰勝誰負，歷史都得翻到下一章，台灣恐怕很難有太平日了。</text:p>
      <text:p text:style-name="P5">陳真   |  2020.01.06 01:08   |   <text:a xlink:type="simple" xlink:href="http://palinfo.habago.org/Entry?Command=Information_PrintForum&amp;iPage=1#FORUM38356"><text:span text:style-name="T5">#</text:span></text:a></text:p>
      <text:p text:style-name="P6">聲援阿桑吉站樁記實 (六) <text:line-break/><text:line-break/>陳真 <text:line-break/>2020. 01. 04. <text:line-break/><text:line-break/><text:line-break/>今天依舊來到 AIT 靜站，遠遠就看到一堆警察，把小慧和良哲及智巽圍住。他們早到，所以就先站了。 <text:line-break/><text:line-break/>我方人員這回有11人，警方這回派出二十幾個，比上回少一些，而且是一些生面孔，反應上似乎比較緊張一些。 <text:line-break/><text:line-break/>AIT 最近發表了一堆黑鷹鬼話，而且竟然還降半旗，所謂「司馬昭之心，路人皆知」，但在島內，司馬昭之心卻少有人知。 <text:line-break/><text:line-break/>我這回注意到 AIT 前面的那條馬路，似乎可通向後面巷弄的民宅。也就是說，任何人都有權通過這條馬路；即便它被劃為禁制區，但禁止的是三人以上的集會遊行，而不是禁止某一個人通過，就好像你不能跑到總統府前面集會遊行，但任何一個人都可以自由通過總統府的所在位置--重慶南路一段。 <text:line-break/><text:line-break/>但你知道嗎？今天靜站時，我一個人想走進這條馬路看看它通往何處時，十幾名警察馬上把我擋住，不准我通過。很荒唐吧？萬一我家就住在馬路的另一頭，我就不用回家了是嗎？還是我應該搭直升機穿越這條馬路？ <text:line-break/><text:line-break/>我想說的是，所謂什麼民主自由，其實都只是一種說詞，缺乏一致性的實質內涵。我明明有權力做的事，警方卻硬是要違法阻擋我去做，連通過一條大家都可以通過的馬路都不行，這叫做民主自由嗎？我當然不怪這些警察，畢竟他們只是聽命辦事。 <text:line-break/><text:line-break/>這幾次來到台灣真正的「總統府」--AIT 靜站，讓我有個很深的感慨就是，這裏就像個戒備森嚴的宮廷，氣氛肅殺，就連巴勒網這麼溫和的一種抗議方式，依舊讓他們如臨大敵。我看，就算是重慶南路一段122號那個冒牌的「總統府」都沒有戒備得這麼森嚴。 <text:line-break/><text:line-break/>靜站後，我問大家說，下個月阿桑吉就要開庭審理引渡問題，我們的靜站要不要再稍微強硬一點、以身試法？比方說參與者不再分成兩群，而是所有人全部集結在 AIT 圍牆前或其入口，決心讓警方逮捕？大部份的人的意思似乎是傾向不要這樣做。 <text:line-break/><text:line-break/>我回來和學姐商量，她也不贊成以身試法 (事實上，我們現在已經全員都在所謂禁制區內)。至於我自己，原本為了阿桑吉，想說下回再犯一次法，後來想想也就算了。基本上，除非大部份人同意，否則我們仍然還是就依照原來的分區靜站之溫和方式進行，不演說，不喊口號，不做其它任何動作。但我依然還是有點想不開，阿桑吉就要這樣畫下句點了嗎？他是為了公義而受難不是嗎？世人卻默然袖手旁觀。 <text:line-break/><text:line-break/>我其實也不希望看到我們之中有人被捕，雖然集遊法刑責不重，但總是會影響工作，影響家庭。因此，我只能希望在下個月阿桑吉受審之際，能夠有更多人來參加。我們的牌子似乎有點不太夠用，萬一牌子不夠，就請盡量穿印有阿桑吉的衣服來。</text:p>
      <text:p text:style-name="P5">怡靜   |  2020.01.06 01:01   |   <text:a xlink:type="simple" xlink:href="http://palinfo.habago.org/Entry?Command=Information_PrintForum&amp;iPage=1#FORUM38355"><text:span text:style-name="T5">#</text:span></text:a></text:p>
      <text:p text:style-name="P7">同場加映 <text:line-break/>今天剛好花了點時間把王孟源這段訪談看完 <text:line-break/>受訪時間是2017/9/6 ，有興趣的朋友可以看看。 <text:line-break/>https://youtu.be/CCklFNmVewk <text:line-break/>當台灣被統一</text:p>
      <text:p text:style-name="P5">政信   |  2020.01.06 00:20   |   <text:a xlink:type="simple" xlink:href="http://palinfo.habago.org/Entry?Command=Information_PrintForum&amp;iPage=1#FORUM38354"><text:span text:style-name="T5">#</text:span></text:a></text:p>
      <text:p text:style-name="P6">對於台美關係我覺得有個形容詞用得很好，叫做「frenemy」意思即亦敵亦友，過去幾十年來台灣的經濟成長也是有賴於美國扶持，但美國也不是真心讓你變得很強大，而是要你成為一個夠稱頭的馬前卒，過去十幾年來我覺得把兩岸跟美中台關係搞得最清楚的就是馬英九，美國人不能得罪要展現友好又不能掏心掏肺，對中國大陸要不斷釋出和解的善意緩和雙方情緒避免衝突升級（顯然美國不願意），對於很多人批評他兩岸關係在和稀泥，我的看法是這樣的，畢竟你做什麼事都有美國人在盯著，你得表現出一定程度的抗敵意志喊喊口號、辦辦活動，64該紀念時就出來紀念一下（馬英九每年都會紀念）把事情交代過去，上面的事情如果沒出來演一演美國智庫又開始寫「台灣傾中將造成balabal失衡，使台灣民煮受創」，演得不認真美國CIA又準備要民主歡樂送了，與其這樣還是演ㄧ演好了。 <text:line-break/><text:line-break/>下面是中科院院長寫的文章，美國人一點都不希望你自己變強大起來，他希望你當狗還要自己買狗糧。 <text:line-break/><text:line-break/>https://udn.com/news/story/10930/4170057</text:p>
      <text:p text:style-name="P5">陳真   |  2020.01.06 00:00   |   <text:a xlink:type="simple" xlink:href="http://palinfo.habago.org/Entry?Command=Information_PrintForum&amp;iPage=1#FORUM38353"><text:span text:style-name="T5">#</text:span></text:a></text:p>
      <text:p text:style-name="P7">卡韓政變 (224)：黑鷹鬼話 <text:line-break/><text:line-break/>陳真 2020. 1. 5. <text:line-break/><text:line-break/><text:line-break/>今天，如果你耗盡身家財產、省吃儉用，花了八百多億買了幾十架號稱全世界最棒的汽車，結果買來之後，一年撞一台，死了好多人；而且更離奇的是，車子還會很神祕地自己跑去撞牆，那麼，你接下來會怎麼做？ <text:line-break/><text:line-break/>應該是去找賣你車子的人算帳不是嗎？第一，對方應鉅額賠償。第二，應該找個第三方來檢查這些車子是否被偷偷安裝了什麼自毀機制，或是車子哪裏有問題。 <text:line-break/><text:line-break/>黑鷹神祕墜機事件就是如此，但是現實發展卻十分荒唐。受害者不但沒有去找黑心廠商 (即美國) 算帳，反而還感謝黑心廠商關心我方之人員傷亡。 <text:line-break/><text:line-break/>黑心廠商的反應也很離奇，它媽的他家居然降半旗「哀悼」，而且對於自己所發明的車子之屢屢神祕墜機 (五年十次失事) 一點反應都沒有，反倒一副胸有成竹。這樣的反應是正常的嗎？你不會覺得奇怪為何自己發明的車子屢屢失事？ <text:line-break/><text:line-break/>然而，當有個正常人說應該委託第三方公正單位調查失事原因時，這個人 (新黨黨主席郁慕明) 卻反而被群起圍攻，說他不愛台灣。 <text:line-break/><text:line-break/>更荒唐的是，買賣雙方事發之後竟然馬上一致影射可能是受害者某個遠親所下的毒手。媽的，這樣的毒手要怎麼下？而且，那位遠親正忙著在全世界做生意，他最怕的就是你家有事，他會有什麼理由來害你？ <text:line-break/><text:line-break/>買賣雙方這樣的一堆離奇反應，你不覺得很奇怪嗎？ </text:p>
      <text:p text:style-name="P5">陳真   |  2020.01.05 23:51   |   <text:a xlink:type="simple" xlink:href="http://palinfo.habago.org/Entry?Command=Information_PrintForum&amp;iPage=1#FORUM38351"><text:span text:style-name="T5">#</text:span></text:a></text:p>
      <text:p text:style-name="P6">美國的對台 A、B計畫 <text:line-break/><text:line-break/>陳真 2019. 01. 05. <text:line-break/><text:line-break/><text:line-break/>同學們，我不太能理解你們是反諷還是當真？若是當真，你們所言，十分荒唐。 <text:line-break/><text:line-break/>台灣不管藍綠，韓國瑜也一樣，全是親美。至於反不反中，走狗程度藍綠有別。藍不反中，也不反共，但是美國主子真要他做什麼，基本上他也不敢說不。 <text:line-break/><text:line-break/>也就是說，藍營身為美國走狗，比較消極與被動，而綠營則是積極為一己私利盤算，積極充當台奸，甚至不惜毀滅台灣。 <text:line-break/><text:line-break/>先舉個例，說明美國的對台方式。比方說，王金平曾斷言美國將會派人把阿扁殺掉，因為扁執政不太聽美國主子的話。王金平的判斷當然是錯的，因為就如阿扁最近所說，「美國哪需要殺我？他只要說一句『阿扁下台』，阿扁就得下台。」 <text:line-break/><text:line-break/>阿扁的說法才是精確無誤的現實描述。不過，王金平的判斷雖然有點失真，但你從這些政治「玩家」(the players) 的口中就能看得出來這樣一個基本事實，亦即： <text:line-break/><text:line-break/>不管藍綠，稍微懂一點台灣政治的人就知道，台灣就是美國的準軍事殖民地。不管藍綠，都得聽命於美國，否則輕則下台或被關 (例如美國抖出阿扁的海外洗錢資料加以懲罰)，重則小命不保。 <text:line-break/><text:line-break/>我想告訴各位的是「準軍事殖民地」的這個「準」字，很快就會被拿掉，進入下一個階段，變成如假包換的「軍事基地」，亦即美國打擊中國大陸的一顆人肉炸彈。 <text:line-break/><text:line-break/>大家有空應該去看看李光耀幾十年來對於中、美、台三方關係發展的看法。李光耀很有遠見，他的幾乎所有斷言都證明了他的高瞻遠矚。如果我沒記錯，他的斷言有三： <text:line-break/><text:line-break/>一，兩岸統一是必然的。李光耀說得對，台灣人如果夠聰明，就應該知道在這個必然的時代進程中如何減少傷害、增加獲利。 <text:line-break/><text:line-break/>二，美國不會為了台灣和中國打仗。 <text:line-break/><text:line-break/>三，中國人的聰慧，將使得美國終將無法打敗中國。 <text:line-break/><text:line-break/>我並不認為這樣一些政治判斷很厲害，我覺得這只是一些再簡單也不過的事實，特別是第一和第二點。但是，重點並不在於美國不可能為台灣打仗 (我也希望千萬不要，因為那只會讓台灣死得更慘，恐怕是毀滅性)，重點乃是在於美國的目的依我看是希望在美國不參戰的情況下兩岸發生慘烈戰爭。 <text:line-break/><text:line-break/>兩岸軍事實力懸殊，就如扁朝時期的國防部副部長林中斌先生所說，台灣抵擋不了解放軍幾十個鐘頭。因此，兩岸「慘烈」戰爭基本上是不太可能發生的；況且中共一定不會希望擴大戰火，不會希望殃及一般人民，方能有利於日後統一。 <text:line-break/><text:line-break/>但是，兩岸「慘烈」戰爭依舊有可能發生，那就是台灣一旦接受美國長期所建議，以大陸人民本身做為軍事攻擊目標以製造最大規模的平民傷亡，這時候很可能就會引起大陸民心的強烈反感而招來慘烈報復。這個可怕後果，恰恰是美國所最渴望發生。 <text:line-break/><text:line-break/>關於這一點研判，你從無數的證據可以看得出來，例如：美國對台的主要掌權者、亦即那些兩手血腥的戰犯人渣及軍火掮客例如Richard Lee Armitage (美國前副國務卿)，還有美國真正掌權的情治軍工複合體 (亦即所謂 Deep State) 所啟動的對中作戰計畫 Committee on the Present Danger:China，以及那些長年鼓吹台灣和大陸拼一死戰的所謂「智庫」例如「2049計畫研究所」等等等，你就能知道中美鬥爭關係中美國對於台灣的定位與盤算。 <text:line-break/><text:line-break/>如果兩岸發生比方說數十萬甚至數百萬人死亡的慘烈戰爭，美國一定高興死了，因為那意味著中國之2049 年「全面復興計畫」或是2025的「中國製造」以及深具戰略意義的「一帶一路」等等等，全都將會被摧毀或長期延宕或導致整個國力倒退。 <text:line-break/><text:line-break/>以上就是美國的對台 A 計畫。 <text:line-break/><text:line-break/>退而求其次，美國的B計畫則是希望台灣可以變成中國的一個長期動亂地區，因此絕對會繼續在島內培植仇中反華勢力，並給予武裝與訓練，發動恐怖攻擊或暴亂，就如同美國半個多世紀來在全世界各個敵對國家或所欲侵略之國家境內所培植的無數所謂「追求民主」之極右「武裝反抗勢力」所策動之顛覆與動亂活動。 <text:line-break/><text:line-break/>台灣最好不要傻傻地變成美國人傷害中國大陸的人肉炸彈。如果有一天，很不幸，兩岸情勢發展到武統階段。台灣最好的應對方式就是放棄抵抗，大家照顧好自己的家人，盡量躲好，顧好自身安全，靜待戰爭以一種最小的傷亡迅速結束。 <text:line-break/><text:line-break/>為什麼呢？因為，任何稍有軍事常識的人都知道，兩岸軍力完全不對等，幾天甚至幾小時之內就會結束。既然如此，你何必以毀滅自身為代價去跟對岸戰到所謂「最後一兵一卒」(美國經常歌頌綠營這類所謂「有決心保護台灣」的宣稱。但我絕對可以跟大家保證，兩岸一旦有事，綠營的人會溜得比誰都快，美國也會保護他們的安全，但會努力擴大台灣一般人民的傷亡。) <text:line-break/><text:line-break/>真正保護台灣的方式怎麼會是「戰至最後一兵一卒」，難道你真的會相信像蘇貞昌那類包藏禍心的人渣所說的什麼「拿起掃帚和解放軍拼到一兵一卒」？ <text:line-break/><text:line-break/>而且，千萬千萬千萬不要中了美國人的計，千萬千萬千萬不要以大陸廣大人民做為攻擊目標 (例如美國經常教導台灣應該積極觸犯戰爭罪行，對比方說上海商業鬧區或三峽大壩發動攻擊，藉以製造最大的人命傷亡。)  <text:line-break/><text:line-break/>如果一個人可以用他的一條命做為一種交換，我願意用生命來交換台灣人的覺醒，希望大家能清楚認知自身及下一代的安危禍福，不要自掘墳墓，不要做出親痛仇快之事；務必認清誰才是你的同胞骨肉，誰是萬惡不赦、四處危害全世界、殺害上千萬人、製造數千萬戰爭難民的血腥撒旦惡魔。 <text:line-break/><text:line-break/>我也希望大陸人民與大陸當局能認清一點：台灣人永遠都不應該是你的敵人。自己的同胞再怎麼樣也還是自己的同胞。因為，你要知道，台灣是這麼一個幾乎完全與世界隔絕的封閉小島，美國已經在這島上殖民統治七十幾個年頭，島上能有幾個人有辦法跳脫從小到大的洗腦教育？任何一個大陸人倘若他出生在台灣，在台灣長大，他一樣還是會變成一個親美反中的腦殘。 <text:line-break/><text:line-break/>這樣一些人民，即便腦筋不太清楚，依舊絕對不應該是大陸同胞的敵人。兩岸人民的共同敵人應該是美國，是漢奸，是那些長年以來不惜以傷害台灣做為一種代價來謀取個人私利與權力的台奸。</text:p>
      <text:p text:style-name="P5">程觀   |  2020.01.05 23:06   |   <text:a xlink:type="simple" xlink:href="http://palinfo.habago.org/Entry?Command=Information_PrintForum&amp;iPage=1#FORUM38350"><text:span text:style-name="T5">#</text:span></text:a></text:p>
      <text:p text:style-name="P7">張萬康先生講的我覺得好像蠻有道理的，不過有沒有人能提供正確爾且詳盡的解放軍武力攻台，或是對台的政策，我很想知道如果解放軍真的攻台，他們如何攻擊，或是會採取怎樣的行為，看了太多的資訊都是美方或是台灣人自己的論述，我想知道透明完整的資訊，也好讓年輕人知道到底甚麼樣是真實，雖然講到戰爭，必然是不好的。</text:p>
      <text:p text:style-name="P5">張萬康   |  2020.01.05 20:34   |   <text:a xlink:type="simple" xlink:href="http://palinfo.habago.org/Entry?Command=Information_PrintForum&amp;iPage=1#FORUM38349"><text:span text:style-name="T5">#</text:span></text:a></text:p>
      <text:p text:style-name="P6">急急如律令，投票日倒數中，陳真怎麼還沒發文（敲碗）。其他板友也沒發文。這樣吧，我來發一篇墊檔。我昨天寫的，談話的對象是年輕朋友。寫得有點粗糙，不像文章，見諒。 <text:line-break/>◎ <text:line-break/>最近這幾天伊朗、美國之間發生大事，美國轟炸伊拉克，且伊朗有個全國第二號人物在巴格達機場，美國派無人機突襲，把這人炸死了，伊朗表示絕對報復。此外2019年年底，伊拉克幾個地方也遭受轟炸，伊拉克人包圍美國大使館，美國昨天（2020年1月3日）已宣佈撤僑。2020難保不會發生國際大事，我覺台灣不要搶鋒頭，也不要自認地位多麼重要，這世界上還有其他地區一直都很重要。 <text:line-break/><text:line-break/>我奉勸台灣不必跟美國走太近，保持友好可以，不要成天肉麻的喊我們是盟邦，不然中東國家把我們看成跟美國是「一國的」，弄不好哪天我們被扯進去。日本前幾年就有兩個人捲入，被伊斯蘭國處決。假若以後萬一我們有人被中東反美的激進組織劫持，中國會不會想幫我們去談？會的，一來他們真的想救人給台灣看，二來他們說台灣是中國的、台灣人也是中國人，覺得那些激進組織很不給中國面子。那麼我們政府願不願意他們暗中幫忙？當然還是希望，一如很多遠洋船隻在外面多少也有受中國政府關照，民間不會曉得的，華人之間的出外人彼此幫忙，這很正常（以前索馬利亞海盜常打劫各國船隻，有些台灣的輪船也被扣了，後來怎麼被釋放的？你以為是台灣政府夠力、海盜大發慈悲嗎？吳克泰在回憶錄裡寫了，這些事情是他們暗中去斡旋的）。但是以後在出大事的時候我們的媒體會不會趁機又在大搞反中？不能被中共利用！國格！到時候又是一頭亂。 <text:line-break/><text:line-break/>台灣對國際事務不熟，阿拉伯語的人才有多少？對中東熟悉的人最近殉國一位，我們的參謀總長。台灣反中過頭，很不成熟，很不靈活，台灣人要知道這個世界不是只有中美日。美國跑去搞伊朗、伊拉克是不對的，你是伊拉克和伊朗你贊成美國去他們地盤上鬧嗎？姑且不說對或不對，台灣不要傻傻的跟美國結合。主軸要「中立傾中」，美中兩頭都靠近，但稍稍要偏向中國多一點，這樣對台灣才是安全又有發展。或看時機稍微調整槓桿，但只能稍微，不要愛大剌剌講我們跟美國要好，不然自招麻煩。諸君認為「X漠」計劃的台灣飛行員真的是去當「教官」嗎？很多事情是不能講的。這是我的推測啦，我沒說一定不是當教官。公開不能寫很明白。 <text:line-break/><text:line-break/>台灣政府很幼稚，為了取得政權，放任且煽動青年反中，一點國際視野也沒有。台灣這樣玩自己，早晚會被玩。 <text:line-break/><text:line-break/>我必須奉勸青年朋友們，你不投給韓國瑜可以舉一百個理由，但不要把反中當成理由。這會把台灣害慘的。這是被綠營利用了諸君的熱血。中共真的這麼可怕的話，參謀總長出事，總統為何不趕快進衡山指揮所就戰鬥位置？可見反中是戲，根本不值得當個題目。 <text:line-break/><text:line-break/>又，如果說中共真的很可怕，總統只是忘記進衡山指揮所，或她認為沒必要，這個總統當得也很迷糊吧？你不進衡山也該宣佈全國國軍提高戰備等級，所有放假的士官兵全部緊急召回。她和她身邊的人好像不知道參謀總長的地位？所以說就算反中有理，她的能力也不適任。 <text:line-break/><text:line-break/>今天無論誰當總統，藍綠都一樣，處理方式都要及格，戰備的意思就是全台灣的飛彈暗中對準大陸沿海各大城市，隨時戰鬥機待命起飛。你以為我們只能防禦啊？我們四年前有一枚雄風飛彈從高雄不小心打到澎湖……換言之這枚白目的小飛彈也可以打這麼遠，遭殃的如果不是那艘台灣漁船，那可能就是解放軍的艦艇。我們的軍機沒辦法轟擊大陸沿海？當然可以，這麼近。總長死因不明，迎戰的姿態、架式要做出來。沒事的話兩天後解除戰備。 <text:line-break/><text:line-break/>你說藍營不可能下達最高戰備指令，因為藍營親中，那你真的太年輕了。兩岸廣義上是處在戰爭狀態，藍營怎麼可能不反共。藍營一直反共，只是青年被洗腦成藍營親中賣台。兩岸交流就等於不反共，年輕人信這一套，綠營用二選一的簡化答案來吸票。藍營不但反共，還懂怎麼反共，我相信如果是老宋或韓國瑜當總統，或任何一個藍營的人當總統，參謀總長出事絕對會做出戰備的指示，這是藍營幾十年來軍、政在聯繫上的一整套反共機制套路，他們懂怎麼反應。綠營能有這種處斷力的，可能只有蘇貞昌，但他不是總統。或許郭正亮也有這種洞察，問題是他只能上電視。 <text:line-break/><text:line-break/>今天總長之死如果是中共幹的，藍營在台灣就崩盤了，國民黨就沒有現在也沒有未來。如果是中共幹的，藍營一定會迎戰，不打就不能給台灣人交代。綠營也一樣，兩岸發生戰爭的話，綠營也會迎戰，但他如果不迎戰，綠營選民把綠營寵壞了，我看他們也不會逼迫政府什麼。藍綠會賣台，我不相信，有台灣在，他們藍綠才能貪污，不是嗎？我這一段的意思只是說，綠營也可能賣台，看你要把話怎麼說，如果要懷疑，藍綠都一樣可以被懷疑。你看綠營處理參謀總長罹難的事就可以看出台灣鬧的一切是假的。</text:p>
      <text:p text:style-name="P8"><text:span text:style-name="T8">陳真</text:span><text:span text:style-name="T1"><text:s/>  |  2020.01.04 03:48   |   </text:span><text:a xlink:type="simple" xlink:href="http://palinfo.habago.org/Entry?Command=Information_PrintForum#FORUM38348"><text:span text:style-name="T2">#</text:span></text:a></text:p>
      <text:p text:style-name="P9"><text:span text:style-name="T1">卡韓政變</text:span><text:span text:style-name="T9"><text:s/>(223)</text:span><text:span text:style-name="T1">：黑鷹為何失事？</text:span><text:span text:style-name="T9"><text:line-break/><text:line-break/></text:span><text:span text:style-name="T1">陳真</text:span><text:span text:style-name="T9"><text:s/>2020. 1. 4.<text:line-break/><text:line-break/><text:line-break/></text:span><text:span text:style-name="T1">美國賣給台灣的黑鷹直升機，號稱「直升機界的勞斯萊斯」，一台要價</text:span><text:span text:style-name="T9">14</text:span><text:span text:style-name="T1">億，卻兩年掉兩架，失事率相當高。這不是很奇怪嗎？這可以用「單純意外」來解釋嗎？更奇怪的是為何會剛好發生在這個總統大選的關鍵時間點？</text:span><text:span text:style-name="T9"><text:line-break/><text:line-break/></text:span><text:span text:style-name="T1">過去幾十年從未這麼「愛台灣」的苦苓，這兩年突然變得綠油油。他表示，「很可能會有關於『黑鷹事件』的謠言或是陰謀論出現！」，因此呼籲「政府應第一時間闢謠，檢調要第一時間抓人，萬萬不可輕忽！」</text:span><text:span text:style-name="T9"><text:line-break/><text:line-break/></text:span><text:span text:style-name="T1">若真要第一時間逮人，苦苓這樣的「呼籲」第一個就應被逮，因為這就是在「帶風向」，預設立場認定綠營不會造謠，而是「闢謠者」。這很荒唐，因為二十幾年來，民進黨及綠媒幾乎每天就是抹黑造謠。</text:span><text:span text:style-name="T9"><text:line-break/><text:line-break/></text:span><text:span text:style-name="T1">事發後，一些綠媒馬上把箭頭指向是「中國暗殺」。更卑鄙齷齪的是，</text:span><text:span text:style-name="T9">AIT </text:span><text:span text:style-name="T1">及美國參謀長竟然違反常態，第一時間紛紛發文悼念罹難的參謀總長沈一鳴，說他是「對抗中國威脅的重要人物」！這話是什麼意思，不言可喻。</text:span><text:span text:style-name="T9"><text:line-break/><text:line-break/></text:span><text:span text:style-name="T1">緊接著，美國幾乎所有主流媒體突然如此重視台灣，全都在事發後幾小時內大幅報導。</text:span><text:span text:style-name="T9">AIT </text:span><text:span text:style-name="T1">居然還降半旗！媽的，如果這不是帶風向，什麼是帶風向？</text:span><text:span text:style-name="T9"><text:line-break/><text:line-break/></text:span><text:span text:style-name="T1">如果真要這麼進行政治推論與炒作，那應該把箭頭指向美國暗殺才對，畢竟直升機是美國賣給台灣，誰知道這裏頭有沒有暗藏什麼足以遙控的機關？而且，這樣一件失事事件，對渴望兩岸此時無事的中國大陸根本有害無益，對韓國瑜之選情更是很大傷害，因為韓國瑜在最後這關鍵的幾天將無法順利造勢，選情會降溫。然而，毫無疑問，韓想勝選的主要關鍵就是炒熱選情，提高支持者的投票率。</text:span><text:span text:style-name="T9"><text:line-break/><text:line-break/></text:span><text:span text:style-name="T1">這幾天，整個媒體版面全被黑鷹事件所覆蓋，原本對綠營傷害很大的反滲透法及綠營網軍楊蕙如的一魚兩吃斂財事件等等等，幾乎瞬間被掩蓋，失去議論熱度。誰從這樣一個事件中獲利？當然就是綠營，這下他們更是可以理直氣壯地說反滲透法多麼重要了，很多腦殘一定會相信這套鬼話。</text:span><text:span text:style-name="T9"><text:line-break/><text:line-break/></text:span><text:span text:style-name="T1">各位還記得十一月發生的玻利維亞軍事政變吧？總統莫拉萊斯被美國</text:span><text:span text:style-name="T9"><text:s/>CIA </text:span><text:span text:style-name="T1">所支持的極右派武裝勢力趕下台之前幾天，所搭乘之直升機突然空中故障，機械人為受損，差點喪命。莫拉萊斯認定這是一次暗殺。事實上，美國才是不斷在全世界各地搞暗殺的恐怖主義份子。</text:span><text:span text:style-name="T9"><text:line-break/><text:line-break/></text:span><text:span text:style-name="T1">結論是：</text:span><text:span text:style-name="T9"><text:line-break/><text:line-break/></text:span><text:span text:style-name="T1">一，我並非說這件事就是美國幹的。但是，如果美國和綠營硬要誣賴或影射對岸所為，那麼，依其邏輯，我們更應該把懷疑的箭頭指向美國才對。</text:span><text:span text:style-name="T9"><text:line-break/><text:line-break/></text:span><text:span text:style-name="T1">二，陰謀論通常不足採信，但懷疑論卻往往具有一定的現實基礎。造謠是不對的，但懷疑卻很合理；我不相信政治上會有那麼多「偶然」。</text:span><text:span text:style-name="T9"><text:line-break/><text:line-break/></text:span><text:span text:style-name="T1">三，在這件事情上，如果你可以懷疑那根本無可懷疑的中國大陸，那我們為何不能懷疑那事實上相當可疑而且類似之暗殺前科根本罄竹難書的美國？</text:span></text:p>
      <text:p text:style-name="P8"><text:span text:style-name="T8">阿海</text:span><text:span text:style-name="T1"><text:s/>  |  2020.01.03 18:57   |   </text:span><text:a xlink:type="simple" xlink:href="http://palinfo.habago.org/Entry?Command=Information_PrintForum#FORUM38347"><text:span text:style-name="T2">#</text:span></text:a></text:p>
      <text:p text:style-name="P10"><text:span text:style-name="T1">人渣黨邪惡卑鄙齷齪到了極點。我詞窮了。</text:span></text:p>
      <text:p text:style-name="P5">陳真   |  2020.01.02 12:00   |   <text:a xlink:type="simple" xlink:href="http://palinfo.habago.org/Entry?Command=Information_PrintForum&amp;iPage=1#FORUM38344"><text:span text:style-name="T5">#</text:span></text:a></text:p>
      <text:p text:style-name="P6">卡韓政變 (222)：鬥爭、鬥爭、鬥爭 <text:line-break/><text:line-break/>陳真 2020. 1. 2. <text:line-break/><text:line-break/><text:line-break/>黨外前輩之中，最具有鬥爭觀念的人之一，就是林義雄。他在一片噤若寒蟬的恐怖高壓之中，就以一種誓不兩立的態度攻擊國民黨。 <text:line-break/><text:line-break/>即便是在我參與黨外的八零年代初期，一般人根本不敢批評國民黨，屁都不敢放一個，更不用說更是恐怖高壓的七零年代，林義雄不但開罵，而且還以武裝鬥爭威脅國民黨。他公開說，國民黨根本不是一個合法政府，而是一個叛亂團體。林義雄說他對遊行啦、發傳單啦等等這些行為已經失去興趣，意味著唯有暴力反擊才是正途，並且還說同志們怎麼決定，他就怎麼追隨。 <text:line-break/><text:line-break/>很多人相信，林義雄的剛烈鬥爭態度，直接導致了滅門的報復。 <text:line-break/><text:line-break/>林宅血案後，林義雄被關，被刑求，是所有受刑人之中被刑求得最可怕的一位。出獄後，他遠渡重洋讀書，去美國哈佛、英國劍橋及日本筑波大學，四、五年後返回台灣，鬥爭信念依然沒變。 <text:line-break/><text:line-break/>我記得他講過幾次同一個例子，他說，如果有一頭老虎吃人，把人給叼走拿去啃了，這時候，大家應該做的不是忙著救這個人或那個人，而是應該想辦法給這隻老虎致命一擊。 <text:line-break/><text:line-break/>我講這些，想說的是鬥爭二字，請參閱卡韓系列編號219。用陳明忠的話來講就是反抗。陳明忠說得對，228不是悲情，而是反抗，對貪官污吏欺壓人民的腐敗政權進行鬥爭。 <text:line-break/><text:line-break/>我並不相信武力，我也不是說沒有所謂「受害者」，更不是說不應該協助或聲援任何當事人。我是說，有些人莫名其妙就成為政治犯，但有些人不是，他們就是存心要反抗要反擊要消滅台奸漢奸與貪官污吏；這樣一些人並不是受害者，而是戰士。 <text:line-break/><text:line-break/>你當然可以協助或聲援任何被老虎抓去啃的當事人，但你可別忘了，在聲援一個又一個當事人之餘，最重要的還是伏虎，把老虎打趴，或拔掉虎牙，讓他無法再吃人。 <text:line-break/><text:line-break/>台灣始終有一種甚囂塵上的所謂「和解」或「團結」或什麼「超越藍綠」、「終結政黨惡鬥」的呼聲，這純粹就是自欺欺人，眛於現實。 <text:line-break/><text:line-break/>和解的前提有二： <text:line-break/><text:line-break/>一，對方必須是個基本良善的競爭對手，而不是一大群無惡不作的歹徒。 <text:line-break/><text:line-break/>二，整個政治架構之基本屬性必須是競爭而非鬥爭。問題是，現實並非如此。台灣所面臨的狀況就是被美國軍事殖民，充當攻擊中國大陸的武器與軍事基地，簡單說就是戰場。台灣基本上就是個準軍事戰場。 <text:line-break/><text:line-break/>當敵人炮火猛烈，你卻對敵人說我們要團結？要和解？和不和解當然不是片面一方所能決定，更不是挨打的一方來決定。當一些政客拼命喊和解、和解、和解之時，我想說的卻是鬥爭、鬥爭、鬥爭。 <text:line-break/><text:line-break/>鬥爭所需要的是勇氣和力量，而不是婆婆媽媽跟敵人講道理。敵人比你更會講不是嗎？人渣黨就是講理念講理想的絕世高手不是嗎？民主自由人權法治清廉勤政愛鄉土愛人民以及無數所謂普世價值，講得天花亂墜，所作所為卻完全相反，難道你還真的相信這些人渣真的是在追求這些什麼崇高理想？ <text:line-break/><text:line-break/>說到勇氣，林義雄常引用這幾句佛經： <text:line-break/><text:line-break/>我若向刀山，刀山自摧折。 <text:line-break/>我若向火湯，火湯自消滅。 <text:line-break/>我若向地獄，地獄自枯竭。 <text:line-break/><text:line-break/>人渣黨幾年來倒行逆施，貪贓枉法，完全無法無天，連轉寄立委的記者會影片居然都會被以重罪威脅；連評論一下故宮政策，情治單位都要跑來問話、恐嚇，以各種莫須有的法律威脅；連說幾句金援外交的不是，這樣也犯法，連七十多歲的阿嬤都要抓...荒唐實例成百上千。 <text:line-break/><text:line-break/>現在由美國下令，又來個足以套用在所有人身上的「反滲透法」。難道你還以為這是在跟你講道理、講理念的時候，難道你蠢到還真相信這些人渣與台奸是在「捍衛民主自由與人權」？ <text:line-break/><text:line-break/>面對這無數針對人民所發動的攻擊與鎮壓，你越是害怕，人渣們就越囂張。你不怕他，他就會怕你，他會打打算盤看划不划算。老子說，「民不畏死，奈何以死懼之？」你不怕刀山油鍋，不怕下地獄，這些威嚇工具就會失去效用。</text:p>
      <text:p text:style-name="P5">陳真   |  2020.01.02 11:59   |   <text:a xlink:type="simple" xlink:href="http://palinfo.habago.org/Entry?Command=Information_PrintForum&amp;iPage=1#FORUM38343"><text:span text:style-name="T5">#</text:span></text:a></text:p>
      <text:p text:style-name="P7">卡韓政變 (221)：我就是我的話語 <text:line-break/><text:line-break/>陳真 2020. 01. 02. <text:line-break/><text:line-break/><text:line-break/>在馬丁史柯西斯開罵之前，我不知道什麼是「漫威電影」。去查了一下才知道。我只看過一部「變形金剛」，不知道和「鋼鐵人」是否同一部？ <text:line-break/><text:line-break/>看「變形金剛」時，我幾乎是從頭睡到尾，真是難看到爆！卻又頻頻被電影劇烈刺耳的噪音吵醒，短短兩小時，感覺就像一個世紀那麼漫長而難熬。散場時，學姊不斷開罵，說我帶她來看這什麼爛電影。 <text:line-break/><text:line-break/>依照馬丁史柯西斯的說法，這根本不能算是電影，這只是「主題樂園」。馬丁史柯西斯開罵之後，馬上遭來電影界人士和無數觀眾的猛烈砲轟。 <text:line-break/><text:line-break/>《教父》導演法蘭西斯柯波拉跳出來力挺馬丁史柯西斯，甚至加碼開罵說：「我真不知道有誰能夠從這些一模一樣的電影中獲得什麼？馬丁已經很仁慈了，只說它們不是電影，他都還沒說漫威電影多麼令人厭惡，而這就是我要說的。」 <text:line-break/><text:line-break/>馬丁史柯西斯後來幾次出面緩頰，但卻越描越黑。他說： <text:line-break/><text:line-break/>「這些影片之所以無法吸引我，跟個人品味和個性有關。我知道假如自己年輕一些，假如我成熟得晚一些，可能也會對這些影片感到興奮。但我畢竟已經長大，並且形成了對於電影的理解—包括「電影是什麼」以及「它們可能成為什麼」等等問題。這樣的理解，和漫威世界的距離，就像地球和半人馬座阿爾法星系的距離一樣遙遠。」 <text:line-break/><text:line-break/>馬丁史柯西斯接著又說： <text:line-break/><text:line-break/>「如果你告訴我，電影院之所以充斥漫威電影這些東西只是一種供需問題。對此我無法苟同。這是一個先有蛋還是先有雞的問題。如果你只向人們提供同一種東西，而且沒完沒了地只賣一樣的東西，人們當然就想要更多這種東西。」 <text:line-break/><text:line-break/>這意思就是說，一個腦殘，如果整天看什麼PTT或三立、自由、民視、蘋果等等這些政治洗腦文宣，他當然一輩子一直腦殘下去。他應該也看一下巴勒網才對。 <text:line-break/><text:line-break/>馬丁史柯西斯還說到為何漫威電影不是電影。他說，這類電影對於人事物之間的「關係」毫無著墨。 <text:line-break/>我自己沒看過不知道，但以「變形金剛」為例，根本就是亂拍一通，完全就是任意亂搞。那得有多大的耐心才能忍受？ <text:line-break/><text:line-break/>不喜歡我的電影老實話的人，就當做我沒說，我其實不是要談電影，而只是藉馬丁之口，提到「關係」一事。 <text:line-break/><text:line-break/>沿續上一篇留言所說，為何我很厭惡以「霸凌」或「受害」來理解個人的政治經驗？或者應該說，為何我很厭惡以「霸凌」或「受害」這樣一種心態架構來理解「我的」政治經驗？因為那不是「我」和「我的經驗」之間的正確關係。我不但絲毫沒有受害感，而且視之為理所當然；某個意義上來說，那就是我要的後果，或者說，我原本就是自願上刀山、跳油鍋、下地獄，何來受害或霸凌？ <text:line-break/><text:line-break/>1989年四月七日，鄭南榕自焚，五月十九號，詹益樺也接著自焚。隔月，也就是六月的某一天，學姊生日那一天，我接到消息說我叛亂了，案子已經移送高檢署，我等著坐黑牢吧，而學姊則被高中退學。 <text:line-break/><text:line-break/>一些民進黨民代針對我們的案子發起抗爭，但我始終沒有參加。幾位現在依舊在政壇呼風喚雨的綠營大老們 (念在昔日情誼，姑隱其名)，則計劃發起一系列抗爭，打算沿著鄭南榕與詹益樺相繼自焚以及我的叛亂案，擴大抗爭，打擊國民黨。 <text:line-break/><text:line-break/>我能清楚地感覺得出來，這些大老們很興奮，台權會也很「熱烈」地想「聲援」我，當時僅有的兩三家綠媒更是乾脆直接發送假新聞，說我「準備步上鄭、詹二人的腳步，決心自焚」。 <text:line-break/><text:line-break/>我就是為了這件事和「同志們」扯破臉。我一直跟他們說我不需要人家聲援；我本來就是存心要叛亂，面對一個不義政權，我很樂意實踐一個正直公民的叛亂義務；你們不要為了炒作政治效應而把我描述成好像什麼「受害者」似的；我只是履行公民義務，我不是受害者，我很樂意付出代價，你們不要矮化我。 <text:line-break/><text:line-break/>而且，我不是一個信口開河的人。於是我打電話去給某綠媒的高層 (念在昔日情誼，姑隱其名)，我在電話中破口大罵說，你們媒體這樣散播謠言說我準備自焚，藉此進行政治操弄，這完全就是在損害我的人格。因為，我根本從來沒有自焚的一絲念頭或言論，可是，人們看了報紙後，心裏會想說「原來陳真也只是一個說大話而不敢做的人」。 <text:line-break/><text:line-break/>我還威脅那位報社主管說，你們如果再繼續這樣亂寫，信不信我去你們報社門口抗議，指控你們造謠。 <text:line-break/><text:line-break/>說起這些事，我只是想說明「關係」的重要。每個人同他的話語、行為或思想之間，理當有這樣一層屬於「你們」之間的「關係」。適當地理解這層「關係」，你就比較有可能較為適當地理解各種人事物。 <text:line-break/><text:line-break/>林義雄在1990年左右準備返台定居時，一度在黨外圈內盛傳林義雄已經發瘋。自立晚報還曾經對此煞有介事地進行查訪，調查林義雄是否發瘋。很可笑吧？ <text:line-break/><text:line-break/>可是，為何大家會以為他發瘋呢？因為他當時在黨外的地位基本上就跟教父或神明沒兩樣，再加上滅門血案的悲劇，身上能夠炒作的所謂「政治資源」太豐富了，隨便出來選個什麼立委或縣市長肯定高票當選。 <text:line-break/><text:line-break/>但是，林義雄卻連群眾舉著歡迎布條在路邊迎接他的歸來，他都不願意下車和群眾接觸，非常排斥那樣一種傳統政治活動。 <text:line-break/><text:line-break/>我完全能理解他的想法和個性，所以我不會懷疑他發瘋了。他根本不會把坐牢或家破人亡等等這些悲劇當成當時很流行的一句黨外術語，亦即所謂「政治資源」。 <text:line-break/><text:line-break/>相反地，絕大數政治或社運參與者卻滿腦子想著怎麼虛構、捏造或製造所謂「政治資源」，比方說刻意製造衝突，製造事端，以增加自身知名度，並透過更多修辭與文宣，進一步塑造形象，累積所謂「政治資源」。 <text:line-break/><text:line-break/>各位聽懂我在說什麼吧？ <text:line-break/><text:line-break/>維根斯坦有句話說：「一個人不可能說出真理，除非他已經回到家」，亦即他已經「回到真理之中」，「活在真理之中」。齊克果也有類似名言，他說：「世上沒有真理，直到它被我所認知。」 <text:line-break/><text:line-break/>大家懂這個意思吧？我可以幾乎毫無困難地說出一加一等於二，不管我跟這道算數式子之間有著什麼「關係」，一加一還是等於二。但除此之外，話語或思維與行為本身，卻不是這樣一種彷彿可以客觀評價與定義的東西；它終究得「黏」在一個「人」或一種「生命」身上。適當理解那個「人」，意味著適當理解這樣一些「關係」，反之亦然。</text:p>
      <text:p text:style-name="P5">陳真   |  2020.01.02 11:58   |   <text:a xlink:type="simple" xlink:href="http://palinfo.habago.org/Entry?Command=Information_PrintForum&amp;iPage=1#FORUM38342"><text:span text:style-name="T5">#</text:span></text:a></text:p>
      <text:p text:style-name="P6">卡韓政變 (220)：戰士與蒼蠅 <text:line-break/><text:line-break/>陳真 2020. 01. 01. <text:line-break/><text:line-break/>念淨， <text:line-break/><text:line-break/>當我們說腦殘「很可怕」時，意思是說他蠢到嚇死人，而不是我們真的「害怕」他。 <text:line-break/>生平最怕一樣東西，就是蟑螂。黨外時，我很擔心哪天國民黨如果把我抓去，我想我是應該能挺得住各種刑求，但如果拿蟑螂嚇我，我恐怕就得出賣同志了。 <text:line-break/><text:line-break/>我意思是想說，我們和外界任何東西之間的一種「關係」；理解這層關係很重要，但也很不容易，它需要一種詩人般的理解能力。 <text:line-break/><text:line-break/>台灣不管任何時候，學生或年輕人始終就一個樣，不管怎麼改朝換代，永遠是當下主流邪惡勢力的鐵血部隊。以前是舊黨國及蔣家政權的紅衛兵，現在則由藍轉綠，但「衛兵」本質卻始終不變，毫無理想，毫無熱血，毫無分辨基本是非的能力。 <text:line-break/><text:line-break/>當然，進步還是有點進步。或者應該說，時代不一樣，糟蹋人的方式也就不一樣，蔣家年代基本上要比現在肅殺一百萬倍，異議份子就跟過街老鼠一樣，人人喊打，人人瞧不起，生命安危與自由完全朝不保夕。 <text:line-break/><text:line-break/>話說韓國瑜，自然是台灣選舉史上被抹黑糟蹋得最嚴重的一個人，但他畢竟是個公眾人物，他很容易就能為自己澄清，並且會有無數人支持他。這樣一種被抹黑的痛苦，在我看來，如果是1分之痛，那我過去三十幾年所承受的，恐怕就是1000分的折磨與痛苦，而且累及父母妻小，家毀人亡。 <text:line-break/><text:line-break/>1: 1000 <text:line-break/><text:line-break/>為何相差一千倍呢？因為在蔣家年代，在一片藍通通的校園，特別是在南部，更是藍到爆 (現在則是綠到爆)，做為一個「非公眾人物」，國家怎麼抹黑你，你就會被人們認定你就是那樣的人，你根本不可能有一絲絲機會為自己澄清，你又如何可能向全世界澄清？ <text:line-break/><text:line-break/>大學時代，有時候一些人第一次見到我之後，往往會驚呼：「原來陳真是這樣的人而不是那樣」，跟他們所預期的落差太大。為什麼呢？因為抹黑得太離譜了。每次聽到人們這樣的驚呼，我就覺得很無言，似乎只是再一次提醒了我某些難以言喻的痛苦。 <text:line-break/><text:line-break/>即便是現在還是一樣，「非公眾人物」是很可悲的，因為他不會每天出現在螢光幕前，也不會有一堆電視台麥克風每天追著他跑。因此，他所遭受的一切冤屈、誤解和醜化與扭曲，完完全全就只能全數自己一個人吞下，忍受「全世界」對你的誤解與妖魔化。特別是當你隸屬某種封閉的小圈子例如醫界或學界時，你的冤屈會更深沉。 <text:line-break/><text:line-break/>刺蔣的黃文雄消失人間26年，1996年重新出現在台灣時，我透過當時極少數能夠找到他的人之一--陳菊，連絡上黃文雄，幫他辦了一個小型的室內演講。後來有一天，我們幾個人在他家聊天，聊到林義雄的滅門血案。我說，我覺得林義雄所承受的痛苦，比不上任何一個飽受生活折磨根本無人聞問的一般人。 <text:line-break/><text:line-break/>包括黃文雄在內，在場所有人似乎都很不認同我這番話，但我想我說的只是一個事實。一個人，無人聞問、日日夜夜分分秒秒地扛起所有根本不可能被外界所理解的折磨，那才是最難熬的痛苦不是嗎？ <text:line-break/><text:line-break/>我這一生，扣除學術性或概念性的文字，倘若寫過一千萬字「生平」，事實上，百分之九十九點九的痛苦根本沒法寫，根本寫不出來；就算寫得出來，世界上恐怕也沒有幾個人會信，更不用說體會了；就算有人能體會一、二，他也只是遠遠地體會，而非真實的椎心之痛。 <text:line-break/><text:line-break/>詹益樺自焚後，我常不自主會伸手去碰觸瓦斯烈火或是幾百度的烤箱，因為我很想體會我的好朋友究竟在烈火焚身過程中承受了多大的痛苦而死去。我光是用手指讓火烤一下就覺得受不了，更何況全身被烈火吞沒。 <text:line-break/><text:line-break/>當我想到我根本不可能真實體會詹益樺的劇痛之千萬分之一時，我常不免悲從中來，熱淚盈眶。 <text:line-break/><text:line-break/>不知道各位看懂不懂我想說什麼。看不懂就算，只是說說，無須深究。總之，你要知道，生命種種，造化萬千，凡是可見的、可說的、眾人皆知的、鎂光燈環繞的，都不會是多麼可怕可悲之事。 <text:line-break/><text:line-break/>你相信嗎？你在市面上所聽到的詹益樺，跟真實的詹益樺，相差幾百萬光年。真實的詹益樺，遠遠比市面上那個「大」，遠遠比市面上那個「美」，我能略說一、二，卻下不了筆。為什麼呢？因為我沒有那樣的文采，我寫不出微妙事物。 <text:line-break/><text:line-break/>戰士與蒼蠅   <text:line-break/><text:line-break/>說完這些，再看看什麼校園腦殘同學的喊打喊殺或什麼潑熱湯，那根本就稱不上一回事了，哪來什麼「霸凌」？我不去霸凌別人就已經很好了，誰能霸凌我？ <text:line-break/><text:line-break/>應該是魯迅的一個隱喻吧，他講到戰士與蒼蠅。一個死掉的戰士依舊是戰士，但一堆蒼蠅活靈活現，卻還是蒼蠅。一堆蒼蠅很可怕很噁心，但蒼蠅就是蒼蠅，蒼蠅能霸凌戰士嗎？死掉的戰士全身是蛆，一大群，蠕蠕而動很可怕，很噁心，但也只是蛆不是嗎？蛆連頭在哪、尾巴在哪都看不清，面目模糊，牠能霸凌誰呢？此其一。 <text:line-break/><text:line-break/>其次，我很不喜歡什麼政治受害者那類概念。但我知道一個詞有很多種意境，而我所不喜歡的只是它的其中一種，而不是說「受害」或「霸凌」這些詞一定不對或一定不能使用。語言意涵如何，還是得看上下文，看語境脈絡。 <text:line-break/><text:line-break/>簡單說，我從不認為自己是個什麼政治受害者，我沒去害人就很不錯了，誰能害我？一切作為，哪怕是飛蛾撲火，也全都是我自願的，主動積極去承受的，這怎能說是「受害」呢？我自願要跳油鍋、上刀山、下地獄，哪來「受害」可言？更不用說什麼霸凌了。 <text:line-break/><text:line-break/>某個意義上，我常覺得自己「強壯」得像什麼似的，誰能霸凌我？ <text:line-break/><text:line-break/>強弱存乎一心   <text:line-break/><text:line-break/>上小學第一天，是我媽帶我進校園。但她進學校之後 (台南永福國小，胡適的老家)，進教室之前，卻先把我押到一棵椰子樹下，跟平常神情很不一樣，很慎重地跟我說：「以後你在學校，如果有人拿掃帚打你的左腳，你就連右腳也讓他打，知道嗎？」 <text:line-break/><text:line-break/>我聽了，一頭霧水，不知道我媽是想跟我說什麼。長大後，我知道聖經裡頭有類似的一些話：「有人打你左臉，你就連右臉也讓他打」，「有人叫你行一里路，你就行兩里」等等。我媽是我生平見過唯一一個比我更聰明的人，跟達文西是同一個等級，真的非常聰明，是個天才，但她沒受過多少教育，也不是基督徒，我始終不明白她究竟是從哪學來這些話？抑或這是她自己的見解？ <text:line-break/><text:line-break/>我後來明白，我媽只是希望我能善待他人，包括善待那些傷害你的人。在她心中，我個性剛烈，從小常打抱不平，很容易出亂子；幼兒園念了幾個月就沒念，因為我把一個欺負小兒麻痺同學的男同學給一拳打得他鼻血亂噴。那也是我一生惟一一次打架 (應該說打人)。我媽大概很擔心我的正義感會無限發揮，因此希望我能學習忍耐、憐憫；他人有難，要主動代為承受。 <text:line-break/><text:line-break/>小學時，有大約兩年的時間，我每天帶兩個便當上學，裏面的食物幾乎一模一樣，一個我自己吃，一個給班上一位窮到連鞋子都沒有的同學吃；差別在於我的便當沒有肉，給同學的便當有肉。 <text:line-break/><text:line-break/>頭一次，當我知道那個同學連便當都沒帶時，我就把自己的便當分一半給他。回家後，我告訴我媽這件事。她一直問我是怎麼分給對方吃的？她叫我不可以讓人難堪，不能讓人感覺好像被施捨，而是要跟同學說「我吃不了這麼多，你可以幫我吃一半嗎？」 <text:line-break/><text:line-break/>我上小學之前的六零年代，沒有化糞池，每天都會有牛車來挑糞，挑糞的人提著扁擔前往家家戶戶的糞坑挖糞，非常非常臭。有一次，我看到牛車又來了，迎面走來一個挑糞的阿伯，我趕緊捏著鼻子，皺起眉頭。我媽看到了，當場叫我把手放下，說我很沒禮貌，毫不感恩，人家阿伯來幫你挑糞那麼辛苦，而且弄得全身是糞汁，你不感激他，居然還摀鼻子皺眉頭。 <text:line-break/><text:line-break/>從此之後，我就不再那麼做了。一直到現在也一樣。比方說看診時，特別是像我現在工作的高雄林園地區，窮人非常多，其中有些病人與遊民無異或是獨居老人，常不洗澡，身上真的很臭；有時我能察覺出病人怕他身上的臭味會讓我難受，於是就顯得很不安，或是會把椅子往後挪，想離我遠一點，怕接近我會讓我難受。我就會主動靠近對方，讓他明白我並不在意那一點臭味。 <text:line-break/><text:line-break/>一個人是強或弱，存乎一心。乍看脆弱者，反倒剛強；乍看邊緣者，恰是事物的中心。 <text:line-break/><text:line-break/>鬥爭 <text:line-break/><text:line-break/>第三，說到「鬥爭」這個概念，我之所以很不喜歡婆婆媽媽的說什麼「受害」，原因之一就是因為，鬥爭就是鬥爭，對方就是存心要傷你，哪來什麼「受害」？哪來所謂「霸凌」？就像戰場一樣，死人是兵家常事，你不能說被敵人圍毆或被敵人子彈打了，卻哭說自己受害、自己被霸凌，那就太沒出息了。在一種鬥爭中，敵人不打你要打誰呢？ <text:line-break/><text:line-break/>馬文才能霸凌唐伯虎嗎？   <text:line-break/><text:line-break/>最後，說到唐伯虎跟馬文才。馬文才有可能霸凌唐伯虎嗎？當然不可能。沈從文和維根斯坦都曾在學界或文化界遭受鄙視，特別是沈從文，不管是一開始當作家或後來在大學教書，因為學歷僅小學畢業，經常例行性遭到一些馬文才水平的「大學者」或「大作家」之羞辱，相當惡劣，但我想沈從文不會因此受傷害，因為他理當心知肚明誰才是真正的大文豪。 <text:line-break/><text:line-break/>拉拉雜雜講一堆，雖說言不及義，其實意義深遠。這類微妙之事，在我看來十分關鍵，它決定了我們究竟如何理解人事物。微妙之差，差之毫釐，失之千里。 <text:line-break/><text:line-break/>人們往往有著一套約定俗成的眼光來評價人事物，在這套基本架構下，型塑了各種意義。當你不以那樣的眼光看世界，只能無言。 <text:line-break/><text:line-break/>就比方說一講到政治或是一講到學術，人們就會拿出一把約定俗成的量尺開始來幫你測量有關你的社會價格的「三圍」，有沒有當官？有沒有什麼頭銜？上過電視嗎？有多少著作？等等等；彷彿沒當過官，沒當過部長、市長或民代就稱不上參與政治似的，人們會自動把你排除在某種光環在外；彷彿沒在大學教書，就不是一個學者，你寫千萬字，寫一輩子，絕對比不上市面上一堆馬文才教授寫幾句蠢話。 <text:line-break/><text:line-break/>今天，你若是個什麼部長或掌管幾千幾百億的什麼國營企業董事長，那麼，不管如何荒腔走板的行徑或過往歷史，就會被美化、神化；越是荒腔走板，越是離經叛道，人們會越是推崇，因為，如今你已「功成名就」了。 <text:line-break/><text:line-break/>反之，人們就會用一種鄙夷可笑的眼光看待你，覺得你是個失敗者，不可取，偏激，很可憐，很落魄...等等等；不管你確實有多少貢獻，不管你的「作品」本身如何傑出，都不會被嚴肅看待。 <text:line-break/><text:line-break/>當然，可見的將來，人事物的評價就是這麼一回事，至於更長遠的將來就說不準了。我們都記得幾千年前的蘇格拉底，誰還記得當初那些呼風喚雨逼他飲毒自殺的掌權者？我們都記得一百年前的維根斯坦，誰還會記得那些連在學校走廊上相遇都能對維根斯坦露出鄙夷神色、說他毫無學術能力的劍橋大學者？ <text:line-break/><text:line-break/>一種「眼光」就是一個「世界」，世界不同，「語言」就不一樣，「糧食」也不一樣。我們應該做的，就是相信自己的「語言」與「糧食」，專心活在自己的「世界」裏，忘記時間，看淡榮枯，至死不渝。 <text:line-break/><text:line-break/>這樣不一定好，但事實上也不會有比這更好的選擇了。套句維根斯坦的術語，人總是應該活在一種屬於自己的「生命形式」(form of life) 裏頭，就如同飛鳥就該在天上飛，而不是往泥土裏鑽；至於蚯蚓就別仰望著天空了，只管朝土裏深藏就行。 <text:line-break/><text:line-break/>這篇隨便寫寫，大家隨便看看便罷，不宜討論。為什麼呢？因為我知道世上知音難尋。總之，別扯到我身上來就行。「我」不是一個討論議題。當我們寫東西提到自己時，並不是要邀請大家來討論自己。「我」是無法討論的。 <text:line-break/><text:line-break/>我對「公眾化」一事，感到由衷的無奈與厭煩。不管污名或美名，就如 R.M.Rilke 形容他的老闆羅丹，「名聲，往往只是一團誤解的總和」。</text:p>
      <text:p text:style-name="P5">陳真   |  2020.01.02 02:36   |   <text:a xlink:type="simple" xlink:href="http://palinfo.habago.org/Entry?Command=Information_PrintForum&amp;iPage=1#FORUM38338"><text:span text:style-name="T5">#</text:span></text:a></text:p>
      <text:p text:style-name="P6">(續前) <text:line-break/><text:line-break/>在馬丁史柯西斯開罵之前，我不知道什麼是「漫威電影」。去查了一下才知道什麼是「漫威電影」。我只看過一部「變形金剛」，不知道和「鋼鐵人」是否同一部？ <text:line-break/><text:line-break/>看「變形金剛」時，我幾乎是從頭睡到尾，真是難看到爆！卻又頻頻被電影劇烈刺耳的噪音吵醒，短短兩小時，感覺就像一個世紀那麼漫長而難熬。散場時，學姊不斷開罵，說我帶她來看這什麼爛電影。 <text:line-break/><text:line-break/>依照馬丁史柯西斯的說法，這根本不能算是電影，這只是「主題樂園」。馬丁史柯西斯開罵之後，馬上遭來電影界人士和無數觀眾的猛烈砲轟。 <text:line-break/><text:line-break/>《教父》導演法蘭西斯柯波拉跳出來力挺馬丁史柯西斯，甚至加碼開罵說：「我真不知道有誰能夠從這些一模一樣的電影中獲得什麼？馬丁已經很仁慈了，只說它們不是電影，他都還沒說漫威電影多麼令人厭惡，而這就是我要說的。」 <text:line-break/><text:line-break/>馬丁史柯西斯後來幾次出面緩頰，但卻越描越黑。他說： <text:line-break/><text:line-break/>「這些影片之所以無法吸引我，跟個人品味和個性有關。我知道假如自己年輕一些，假如我成熟得晚一些，可能也會對這些影片感到興奮。但我畢竟已經長大，並且形成了對於電影的理解—包括「電影是什麼」以及「它們可能成為什麼」等等問題。這樣的理解，和漫威世界的距離，就像地球和半人馬座阿爾法星系的距離一樣遙遠。」 <text:line-break/><text:line-break/>馬丁史柯西斯接著又說： <text:line-break/><text:line-break/>「如果你告訴我，電影院之所以充斥漫威電影這些東西只是一種供需問題。對此我無法苟同。這是一個先有蛋還是先有雞的問題。如果你只向人們提供同一種東西，而且沒完沒了地只賣一樣的東西，人們當然就想要更多這種東西。」 <text:line-break/><text:line-break/>這意思就是說，一個腦殘，如果整天看什麼PTT或三立、自由、民視、蘋果等等這些政治洗腦文宣，他當然一輩子一直腦殘下去。他應該也看一下巴勒網才對。 <text:line-break/><text:line-break/>馬丁史柯西斯還說到為何漫威電影不是電影。他說，這類電影對於人事物之間的「關係」毫無著墨。 <text:line-break/>我自己沒看過不知道，但以「變形金剛」為例，根本就是亂拍一通，完全就是任意亂搞。那得有多大的耐心才能忍受？ <text:line-break/><text:line-break/>不喜歡我的電影老實話的人，就當做我沒說，我其實不是要談電影，而只是藉馬丁之口，提到「關係」一事。 <text:line-break/><text:line-break/>沿續上一篇留言所說，為何我很厭惡以「霸凌」或「受害」來理解個人的政治經驗？或者應該說，為何我很厭惡以「霸凌」或「受害」這樣一種心態架構來理解「我的」政治經驗？因為那不是「我」和「我的經驗」之間的正確關係。我不但絲毫沒有受害感，而且視之為理所當然；某個意義上來說，那就是我要的後果，或者說，我原本就是自願上刀山、跳油鍋、下地獄，何來受害或霸凌？ <text:line-break/><text:line-break/>1989年四月七日，鄭南榕自焚，五月十九號，詹益樺也接著自焚。隔月，也就是六月的某一天，學姊生日那一天，我接到消息說我叛亂了，案子已經移送高檢署，我等著坐黑牢吧，而學姊則被高中退學。 <text:line-break/><text:line-break/>一些民進黨民代針對我們的案子發起抗爭，但我始終沒有參加。幾位現在依舊在政壇呼風喚雨的綠營大老們 (念在昔日情誼，姑隱其名)，則計劃發起一系列抗爭，打算沿著鄭南榕與詹益樺相繼自焚以及我的叛亂案，擴大抗爭，打擊國民黨。 <text:line-break/><text:line-break/>我能清楚地感覺得出來，這些大老們很興奮，台權會也很「熱烈」地想「聲援」我，當時僅有的兩三家綠媒更是乾脆直接發送假新聞，說我「準備步上鄭、詹二人的腳步，決心自焚」。 <text:line-break/><text:line-break/>我就是為了這件事和「同志們」扯破臉。我一直跟他們說我不需要人家聲援；我本來就是存心要叛亂，面對一個不義政權，我很樂意實踐一個正直公民的叛亂義務；你們不要為了炒作政治效應而把我描述成好像什麼「受害者」似的；我只是履行公民義務，我不是受害者，我很樂意付出代價，你們不要矮化我。 <text:line-break/><text:line-break/>而且，我不是一個信口開河的人。於是我打電話去給某綠媒的高層 (念在昔日情誼，姑隱其名)，我在電話中破口大罵說，你們媒體這樣散播謠言說我準備自焚，藉此進行政治操弄，這完全就是在損害我的人格。因為，我根本從來沒有自焚的一絲念頭或言論，可是，人們看了報紙後，心裏會想說「原來陳真也只是一個說大話而不敢做的人」。 <text:line-break/><text:line-break/>我還威脅那位報社主管說，你們如果再繼續這樣亂寫，信不信我去你們報社門口抗議，指控你們造謠。 <text:line-break/><text:line-break/>說起這些事，我只是想說明「關係」的重要。每個人同他的話語、行為或思想之間，理當有這樣一層屬於「你們」之間的「關係」。適當地理解這層「關係」，你就比較有可能較為適當地理解各種人事物。 <text:line-break/><text:line-break/>林義雄在1990年左右準備返台定居時，一度在黨外圈內盛傳林義雄已經發瘋。自立晚報還曾經對此煞有介事地進行查訪，調查林義雄是否發瘋。很可笑吧？ <text:line-break/><text:line-break/>可是，為何大家會以為他發瘋呢？因為他當時在黨外的地位基本上就跟教父或神明沒兩樣，再加上滅門血案的悲劇，身上能夠炒作的所謂「政治資源」太豐富了，隨便出來選個什麼立委或縣市長肯定高票當選。 <text:line-break/><text:line-break/>但是，林義雄卻連群眾舉著歡迎布條在路邊迎接他的歸來，他都不願意下車和群眾接觸，非常排斥那樣一種傳統政治活動。 <text:line-break/><text:line-break/>我完全能理解他的想法和個性，所以我不會懷疑他發瘋了。他根本不會把坐牢或家破人亡等等這些悲劇當成當時很流行的一句黨外術語，亦即所謂「政治資源」。 <text:line-break/><text:line-break/>相反地，絕大數政治或社運參與者卻滿腦子想著怎麼虛構、捏造或製造所謂「政治資源」，比方說刻意製造衝突，製造事端，以增加自身知名度，並透過更多修辭與文宣，進一步塑造形象，累積所謂「政治資源」。 <text:line-break/><text:line-break/>各位聽懂我在說什麼吧？ <text:line-break/><text:line-break/>維根斯坦有句話說：「一個人不可能說出真理，除非他已經回到家」，亦即他已經「回到真理之中」，「活在真理之中」。齊克果也有類似名言，他說：「世上沒有真理，直到它被我所認知。」 <text:line-break/>大家懂這個意思吧？我可以幾乎毫無困難地說出一加一等於二，不管我跟這道算數式子之間有著什麼「關係」，一加一還是等於二。但除此之外，話語或思維與行為本身，卻不是這樣一種彷彿可以客觀評價與定義的東西；它終究得「黏」在一個「人」或一種「生命」身上。適當理解那個「人」，意味著適當理解這樣一些「關係」，反之亦然。</text:p>
      <text:p text:style-name="P5">張萬康   |  2020.01.01 22:36   |   <text:a xlink:type="simple" xlink:href="http://palinfo.habago.org/Entry?Command=Information_PrintForum&amp;iPage=1#FORUM38337"><text:span text:style-name="T5">#</text:span></text:a></text:p>
      <text:p text:style-name="P7">最近在我家附近的露天飲料店，和兩位老大哥聊政治。兩位都是本省籍，口音都有台式草根的親切感。兩位都很誠懇溫和。 <text:line-break/><text:line-break/>第一位是在反滲透法通過的前兩三天相遇的，他年約六十幾。他的看法是： <text:line-break/><text:line-break/>「台灣的洗腦反中雖然太鬧，但那是第二層次的問題。第一層次是中共真的在滲透台灣，邱毅和吳斯懷就是很明顯的象徵，這樣下去台灣很危險。邱毅還罵台灣耶。我對共產黨有下工夫研究的，中共處心積慮要對台灣下手。我以前是藍的。我覺得美國靠不住，美國出賣台灣四次！我反對台獨。你看韓國瑜上博恩，怎麼可能短時間人氣衝這麼高？我這邊有數據，兩個小時內增加八十萬人。這是不是中共的幽靈帳號在點的呢？我沒說一定是，這是我的合理懷疑。我有個朋友跟中央XX部的XX秘書很熟，他說那天聽他們在講，可能政權不保，在談以後可能要隨部長去職。」 <text:line-break/><text:line-break/>他的意思是，在此風雨飄搖之際，台灣真的很危險，他不得不由藍轉綠。我說不會吧，看來綠營還是佔優勢啊，而且改朝換代去職很正常啊，秘書是部長帶過去的，又不是公務員。他說對。他離去前的最後一句是：「你看我在追劇。」他笑著秀出平板給我看，表示在追陸劇。他的意思可能是他不會被滲透。整個聊天中，他對我談到的看法，都說對，但隨即補上「那是第二層次」、「另一個層次」的問題。他是我遇過口才少見好的人。雖然不苟同他的看法，但他比起網路上的綠營會講，很有一套（所謂套路）。 <text:line-break/><text:line-break/>第二位是今天相遇的。他今年七十歲。他在我身後的一桌跟兩位年約四十多歲的男士暢談政治古今。他兩度談到江南案。我轉頭對他笑了笑，他也對我笑，但示出疑惑，表示我有什麼是的神色？我說我在聽你講古，這本我買過。後來他又談到湖口兵變，講了一陣，我插入談話，說我知道這個，蔣緯國受連累，他說是啊。我說聽說坦克都開出來了。他說，哪有啦！當時我在戰車部隊，早我兩年的學長趕上了這件事，我聽過他們在談。他問我幾歲，我說52，他說你他們（同伴）年紀大。我反問他貴庚，他說：「35！」我說35？他笑說兩個35。我說你看起來很年輕是沒錯。此人元氣十足，確實看起來沒那麼老。過後他們繼續談天，我做我的事，聽到他對同伴說，我建議你們讀一本談易經的書，叫作…… <text:line-break/><text:line-break/>後來我繼續做我的事。他過來跟我講話，他來對我禮貌性打聲招呼，表示他得先離開之意。他打赤腳，這很特別！貌似出身農家，很少看到這種「赤腳大仙」造型的人。我們起先談了幾句，我離題說最近局勢很亂啊。他聽了立刻會意，柔聲諄諄告訴我：「必須要有耐心，兩岸之間有誤解，有分歧，這需要時間化解，中華民族才能融合。在我有生之年還是會期待兩岸和平統一，雖然可能我的歲數看不到的那一天了。」我說：「我看綠營可能還是勝選。」他微笑說：「如果小英執政，那就期待她維持現狀就好，如果韓國瑜當選，兩岸會舒緩。老弟你莫憂心，大家做合理的選擇就好。」 <text:line-break/><text:line-break/>其實我沒有特別露出憂心狀。不過選戰沸沸揚揚，他感覺得出。我猜他自己也是憂國憂民，但自我調適得當。看來確實對易經有點心得。老大哥隨後飄然而去。 </text:p>
      <text:p text:style-name="P5">陳真   |  2020.01.01 20:13   |   <text:a xlink:type="simple" xlink:href="http://palinfo.habago.org/Entry?Command=Information_PrintForum&amp;iPage=1#FORUM38336"><text:span text:style-name="T5">#</text:span></text:a></text:p>
      <text:p text:style-name="P6">念淨， <text:line-break/><text:line-break/>當我們說腦殘「很可怕」時，意思是說他蠢到嚇死人，而不是我們真的「害怕」他。 <text:line-break/><text:line-break/>生平最怕一樣東西，就是蟑螂。黨外時，我很擔心哪天國民黨如果把我抓去，我想我是應該能挺得住各種刑求，但如果拿蟑螂嚇我，我恐怕就得出賣同志了。 <text:line-break/><text:line-break/>我意思是想說，我們和外界任何東西之間的一種「關係」；理解這層關係很重要，但也很不容易，它需要一種詩人般的理解能力。 <text:line-break/><text:line-break/>台灣不管任何時候，學生或年輕人始終就一個樣，不管怎麼改朝換代，永遠是當下主流邪惡勢力的鐵血部隊。以前是舊黨國及蔣家政權的紅衛兵，現在則由藍轉綠，但「衛兵」本質卻始終不變，毫無理想，毫無熱血，毫無分辨基本是非的能力。 <text:line-break/><text:line-break/>當然，進步還是有點進步。或者應該說，時代不一樣，糟蹋人的方式也就不一樣，蔣家年代基本上要比現在肅殺一百萬倍，異議份子就跟過街老鼠一樣，人人喊打，人人瞧不起，生命安危與自由完全朝不保夕。 <text:line-break/><text:line-break/>話說韓國瑜，自然是台灣選舉史上被抹黑糟蹋得最嚴重的一個人，但他畢竟是個公眾人物，他很容易就能為自己澄清，並且會有無數人支持他。這樣一種被抹黑的痛苦，在我看來，如果是1分之痛，那我過去三十幾年所承受的，恐怕就是1000分的折磨與痛苦，而且累及父母妻小，家毀人亡。 <text:line-break/><text:line-break/>1: 1000 <text:line-break/><text:line-break/>為何相差一千倍呢？因為在蔣家年代，在一片藍通通的校園，特別是在南部，更是藍到爆 (現在則是綠到爆)，做為一個「非公眾人物」，國家怎麼抹黑你，你就會被人們認定你就是那樣的人，你根本不可能有一絲絲機會為自己澄清，你又如何可能向全世界澄清？ <text:line-break/><text:line-break/>大學時代，有時候一些人第一次見到我之後，往往會驚呼：「原來陳真是這樣的人而不是那樣」，跟他們所預期的落差太大。為什麼呢？因為抹黑得太離譜了。每次聽到人們這樣的驚呼，我就覺得很無言，似乎只是再一次提醒了我某些難以言喻的痛苦。 <text:line-break/><text:line-break/>即便是現在還是一樣，「非公眾人物」是很可悲的，因為他不會每天出現在螢光幕前，也不會有一堆電視台麥克風每天追著他跑。因此，他所遭受的一切冤屈、誤解和醜化與扭曲，完完全全就只能全數自己一個人吞下，忍受「全世界」對你的誤解與妖魔化。特別是當你隸屬某種封閉的小圈子例如醫界或學界時，你的冤屈會更深沉。 <text:line-break/><text:line-break/>刺蔣的黃文雄消失人間26年，1996年重新出現在台灣時，我透過當時極少數能夠找到他的人之一--陳菊，連絡上黃文雄，幫他辦了一個小型的室內演講。後來有一天，我們幾個人在他家聊天，聊到林義雄的滅門血案。我說，我覺得林義雄所承受的痛苦，比不上任何一個飽受生活折磨根本無人聞問的一般人。 <text:line-break/><text:line-break/>包括黃文雄在內，在場所有人似乎都很不認同我這番話，但我想我說的只是一個事實。一個人，無人聞問、日日夜夜分分秒秒地扛起所有根本不可能被外界所理解的折磨，那才是最難熬的痛苦不是嗎？ <text:line-break/><text:line-break/>我這一生，扣除學術性或概念性的文字，倘若寫過一千萬字「生平」，事實上，百分之九十九點九的痛苦根本沒法寫，根本寫不出來；就算寫得出來，世界上恐怕也沒有幾個人會信，更不用說體會了；就算有人能體會一、二，他也只是遠遠地體會，而非真實的椎心之痛。 <text:line-break/><text:line-break/>詹益樺自焚後，我常不自主會伸手去碰觸瓦斯烈火或是幾百度的烤箱，因為我很想體會我的好朋友究竟在烈火焚身過程中承受了多大的痛苦而死去。我光是用手指讓火烤一下就覺得受不了，更何況全身被烈火吞沒。 <text:line-break/><text:line-break/>當我想到我根本不可能真實體會詹益樺的劇痛之千萬分之一時，我常不免悲從中來，熱淚盈眶。 <text:line-break/><text:line-break/>不知道各位看懂不懂我想說什麼。看不懂就算，只是說說，無須深究。總之，你要知道，生命種種，造化萬千，凡是可見的、可說的、眾人皆知的、鎂光燈環繞的，都不會是多麼可怕可悲之事。 <text:line-break/><text:line-break/>你相信嗎？你在市面上所聽到的詹益樺，跟真實的詹益樺，相差幾百萬光年。真實的詹益樺，遠遠比市面上那個「大」，遠遠比市面上那個「美」，我能略說一、二，卻下不了筆。為什麼呢？因為我沒有那樣的文采，我寫不出微妙事物。 <text:line-break/><text:line-break/>戰士與蒼蠅    <text:line-break/><text:line-break/>說完這些，再看看什麼校園腦殘同學的喊打喊殺或什麼潑熱湯，那根本就稱不上一回事了，哪來什麼「霸凌」？我不去霸凌別人就已經很好了，誰能霸凌我？ <text:line-break/><text:line-break/>應該是魯迅的一個隱喻吧，他講到戰士與蒼蠅。一個死掉的戰士依舊是戰士，但一堆蒼蠅活靈活現，卻還是蒼蠅。一堆蒼蠅很可怕很噁心，但蒼蠅就是蒼蠅，蒼蠅能霸凌戰士嗎？死掉的戰士全身是蛆，一大群，蠕蠕而動很可怕，很噁心，但也只是蛆不是嗎？蛆連頭在哪、尾巴在哪都看不清，面目模糊，牠能霸凌誰呢？此其一。 <text:line-break/><text:line-break/>其次，我很不喜歡什麼政治受害者那類概念。但我知道一個詞有很多種意境，而我所不喜歡的只是它的其中一種，而不是說「受害」或「霸凌」這些詞一定不對或一定不能使用。語言意涵如何，還是得看上下文，看語境脈絡。 <text:line-break/><text:line-break/>簡單說，我從不認為自己是個什麼政治受害者，我沒去害人就很不錯了，誰能害我？一切作為，哪怕是飛蛾撲火，也全都是我自願的，主動積極去承受的，這怎能說是「受害」呢？我自願要跳油鍋、上刀山、下地獄，哪來「受害」可言？更不用說什麼霸凌了。 <text:line-break/><text:line-break/>某個意義上，我常覺得自己「強壯」得像什麼似的，誰能霸凌我？ <text:line-break/><text:line-break/>強弱存乎一心   <text:line-break/><text:line-break/>上小學第一天，是我媽帶我進校園。但她進學校之後 (台南永福國小，胡適的老家)，進教室之前，卻先把我押到一棵椰子樹下，跟平常神情很不一樣，很慎重地跟我說：「以後你在學校，如果有人拿掃帚打你的左腳，你就連右腳也讓他打，知道嗎？」 <text:line-break/><text:line-break/>我聽了，一頭霧水，不知道我媽是想跟我說什麼。長大後，我知道聖經裡頭有類似的一些話：「有人打你左臉，你就連右臉也讓他打」，「有人叫你行一里路，你就行兩里」等等。我媽是我生平見過唯一一個比我更聰明的人，跟達文西是同一個等級，真的非常聰明，是個天才，但她沒受過多少教育，也不是基督徒，我始終不明白她究竟是從哪學來這些話？抑或這是她自己的見解？ <text:line-break/><text:line-break/>我後來明白，我媽只是希望我能善待他人，包括善待那些傷害你的人。在她心中，我個性剛烈，從小常打抱不平，很容易出亂子；幼兒園念了幾個月就沒念，因為我把一個欺負小兒麻痺同學的男同學給一拳打得他鼻血亂噴。那也是我一生惟一一次打架 (應該說打人)。我媽大概很擔心我的正義感會無限發揮，因此希望我能學習忍耐、憐憫；他人有難，要主動代為承受。 <text:line-break/><text:line-break/>小學時，有大約兩年的時間，我每天帶兩個便當上學，裏面的食物幾乎一模一樣，一個我自己吃，一個給班上一位窮到連鞋子都沒有的同學吃；差別在於我的便當沒有肉，給同學的便當有肉。 <text:line-break/><text:line-break/>頭一次，當我知道那個同學連便當都沒帶時，我就把自己的便當分一半給他。回家後，我告訴我媽這件事。她一直問我是怎麼分給對方吃的？她叫我不可以讓人難堪，不能讓人感覺好像被施捨，而是要跟同學說「我吃不了這麼多，你可以幫我吃一半嗎？」 <text:line-break/><text:line-break/>我上小學之前的六零年代，沒有化糞池，每天都會有牛車來挑糞，挑糞的人提著扁擔前往家家戶戶的糞坑挖糞，非常非常臭。有一次，我看到牛車又來了，迎面走來一個挑糞的阿伯，我趕緊捏著鼻子，皺起眉頭。我媽看到了，當場叫我把手放下，說我很沒禮貌，毫不感恩，人家阿伯來幫你挑糞那麼辛苦，而且弄得全身是糞汁，你不感激他，居然還摀鼻子皺眉頭。 <text:line-break/><text:line-break/>從此之後，我就不再那麼做了。一直到現在也一樣。比方說看診時，特別是像我現在工作的高雄林園地區，窮人非常多，其中有些病人與遊民無異或是獨居老人，常不洗澡，身上真的很臭；有時我能察覺出病人怕他身上的臭味會讓我難受，於是就顯得很不安，或是會把椅子往後挪，想離我遠一點，怕接近我會讓我難受。我就會主動靠近對方，讓他明白我並不在意那一點臭味。 <text:line-break/><text:line-break/>一個人是強或弱，存乎一心。乍看脆弱者，反倒剛強；乍看邊緣者，恰是事物的中心。 <text:line-break/><text:line-break/>鬥爭 <text:line-break/><text:line-break/>第三，說到「鬥爭」這個概念，我之所以很不喜歡婆婆媽媽的說什麼「受害」，原因之一就是因為，鬥爭就是鬥爭，對方就是存心要傷你，哪來什麼「受害」？哪來所謂「霸凌」？就像戰場一樣，死人是兵家常事，你不能說被敵人圍毆或被敵人子彈打了，卻哭說自己受害、自己被霸凌，那就太沒出息了。在一種鬥爭中，敵人不打你要打誰呢？ <text:line-break/><text:line-break/>馬文才能霸凌唐伯虎嗎？   <text:line-break/><text:line-break/>最後，說到唐伯虎跟馬文才。馬文才有可能霸凌唐伯虎嗎？當然不可能。沈從文和維根斯坦都曾在學界或文化界遭受鄙視，特別是沈從文，不管是一開始當作家或後來在大學教書，因為學歷僅小學畢業，經常例行性遭到一些馬文才水平的「大學者」或「大作家」之羞辱，相當惡劣，但我想沈從文不會因此受傷害，因為他理當心知肚明誰才是真正的大文豪。 <text:line-break/><text:line-break/>拉拉雜雜講一堆，雖說言不及義，其實意義深遠。這類微妙之事，在我看來十分關鍵，它決定了我們究竟如何理解人事物。微妙之差，差之毫釐，失之千里。 <text:line-break/><text:line-break/>人們往往有著一套約定俗成的眼光來評價人事物，在這套基本架構下，型塑了各種意義。當你不以那樣的眼光看世界，只能無言。 <text:line-break/><text:line-break/>就比方說一講到政治或是一講到學術，人們就會拿出一把約定俗成的量尺開始來幫你測量有關你的社會價格的「三圍」，有沒有當官？有沒有什麼頭銜？上過電視嗎？有多少著作？等等等；彷彿沒當過官，沒當過部長、市長或民代就稱不上參與政治似的，人們會自動把你排除在某種光環在外；彷彿沒在大學教書，就不是一個學者，你寫千萬字，寫一輩子，絕對比不上市面上一堆馬文才教授寫幾句蠢話。 <text:line-break/><text:line-break/>今天，你若是個什麼部長或掌管幾千幾百億的什麼國營企業董事長，那麼，不管如何荒腔走板的行徑或過往歷史，就會被美化、神化；越是荒腔走板，越是離經叛道，人們會越是推崇，因為，如今你已「功成名就」了。 <text:line-break/><text:line-break/>反之，人們就會用一種鄙夷可笑的眼光看待你，覺得你是個失敗者，不可取，偏激，很可憐，很落魄...等等等；不管你確實有多少貢獻，不管你的「作品」本身如何傑出，都不會被嚴肅看待。 <text:line-break/><text:line-break/>當然，可見的將來，人事物的評價就是這麼一回事，至於更長遠的將來就說不準了。我們都記得幾千年前的蘇格拉底，誰還記得當初那些呼風喚雨逼他飲毒自殺的掌權者？我們都記得一百年前的維根斯坦，誰還會記得那些連在學校走廊上相遇都能對維根斯坦露出鄙夷神色、說他毫無學術能力的劍橋大學者？ <text:line-break/><text:line-break/>一種「眼光」就是一個「世界」，世界不同，「語言」就不一樣，「糧食」也不一樣。我們應該做的，就是相信自己的「語言」與「糧食」，專心活在自己的「世界」裏，忘記時間，看淡榮枯，至死不渝。 <text:line-break/><text:line-break/>這樣不一定好，但事實上也不會有比這更好的選擇了。套句維根斯坦的術語，人總是應該活在一種屬於自己的「生命形式」(form of life) 裏頭，就如同飛鳥就該在天上飛，而不是往泥土裏鑽；至於蚯蚓就別仰望著天空了，只管朝土裏深藏就行。 <text:line-break/><text:line-break/>這篇隨便寫寫，大家隨便看看便罷，不宜討論。為什麼呢？因為我知道世上知音難尋。總之，別扯到我身上來就行。「我」不是一個討論議題。當我們寫東西提到自己時，並不是要邀請大家來討論自己。「我」是無法討論的。 <text:line-break/><text:line-break/>我對「公眾化」一事，感到由衷的無奈與厭煩。不管污名或美名，就如 R.M.Rilke 形容他的老闆羅丹，「名聲，往往只是一團誤解的總和」。</text:p>
      <text:p text:style-name="P8"><text:span text:style-name="T8">陳真</text:span><text:span text:style-name="T1"><text:s/>  |  2020.01.01 12:03   |   </text:span><text:a xlink:type="simple" xlink:href="http://palinfo.habago.org/Entry?Command=Information_PrintForum&amp;iPage=1#FORUM38335"><text:span text:style-name="T2">#</text:span></text:a></text:p>
      <text:p text:style-name="P9"><text:span text:style-name="T1">更正：</text:span><text:span text:style-name="T9"><text:line-break/><text:line-break/></text:span><text:span text:style-name="T1">重返戒嚴內文提到解嚴</text:span><text:span text:style-name="T9">30</text:span><text:span text:style-name="T1">周年，</text:span><text:span text:style-name="T9">2007</text:span><text:span text:style-name="T1">年應為</text:span><text:span text:style-name="T9">20</text:span><text:span text:style-name="T1">周年才對。若有轉載或轉寄，煩請更正。謝謝。</text:span><text:span text:style-name="T9"><text:line-break/><text:line-break/></text:span><text:span text:style-name="T1">陳真</text:span></text:p>
      <text:p text:style-name="P8"><text:span text:style-name="T8">謝穎芝</text:span><text:span text:style-name="T1"><text:s/>  |  2020.01.01 12:02   |   </text:span><text:a xlink:type="simple" xlink:href="http://palinfo.habago.org/Entry?Command=Information_PrintForum&amp;iPage=1#FORUM38334"><text:span text:style-name="T2">#</text:span></text:a></text:p>
      <text:p text:style-name="P10"><text:span text:style-name="T1">從昨晚這個網站就連不上，</text:span><text:span text:style-name="T9"><text:line-break/></text:span><text:span text:style-name="T1">是不是又遭受</text:span><text:span text:style-name="T9"><text:s/>DoS </text:span><text:span text:style-name="T1">攻擊了？</text:span><text:span text:style-name="T9"><text:line-break/></text:span><text:span text:style-name="T1">網頁一直回覆「伺服器沒有回應」或出現「</text:span><text:span text:style-name="T9">palinfo.habago.org </text:span><text:span text:style-name="T1">回應時間過長」⋯</text:span><text:span text:style-name="T9"><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